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2B0000002B455A0F73816174AF.png" manifest:media-type="image/png"/>
  <manifest:file-entry manifest:full-path="Pictures/10000001000000EF000001237F7F003225BE4F9F.png" manifest:media-type="image/png"/>
  <manifest:file-entry manifest:full-path="Pictures/1000095C00000722000001C27DB8868D1707D443.wmf" manifest:media-type="image/x-wmf"/>
  <manifest:file-entry manifest:full-path="Pictures/1000000100000045000000116A6B57F2E89ACA13.png" manifest:media-type="image/png"/>
  <manifest:file-entry manifest:full-path="Pictures/10000001000000210000001F3440BFAAFCF2680D.png" manifest:media-type="image/png"/>
  <manifest:file-entry manifest:full-path="Pictures/100000010000002000000024A3F652B795E2CED5.png" manifest:media-type="image/png"/>
  <manifest:file-entry manifest:full-path="Pictures/10000001000000180000001FE66FA9508D4E29AD.png" manifest:media-type="image/png"/>
  <manifest:file-entry manifest:full-path="Pictures/100000010000001F000000287E5FF8DB7E3EB3B5.png" manifest:media-type="image/png"/>
  <manifest:file-entry manifest:full-path="Pictures/10000001000000200000001FF5115D949AC270DF.png" manifest:media-type="image/png"/>
  <manifest:file-entry manifest:full-path="Pictures/100000010000001F000000241E3C574F944249D5.png" manifest:media-type="image/png"/>
  <manifest:file-entry manifest:full-path="Pictures/100000010000001900000021711077C0C4207C0F.png" manifest:media-type="image/png"/>
  <manifest:file-entry manifest:full-path="Pictures/10000001000000210000001EF50C3E86BA5670DD.png" manifest:media-type="image/png"/>
  <manifest:file-entry manifest:full-path="Pictures/10000001000000170000001EDE3EB0628C99FEFC.png" manifest:media-type="image/png"/>
  <manifest:file-entry manifest:full-path="Pictures/100000010000002700000027EC0B4FC57E79FD20.png" manifest:media-type="image/png"/>
  <manifest:file-entry manifest:full-path="Pictures/100000010000001C0000001B0357776F643E4EF7.png" manifest:media-type="image/png"/>
  <manifest:file-entry manifest:full-path="Pictures/100000010000002F0000002060D56EDDF7633064.png" manifest:media-type="image/png"/>
  <manifest:file-entry manifest:full-path="Pictures/10000001000000180000001FC5CCE6D66E426F18.png" manifest:media-type="image/png"/>
  <manifest:file-entry manifest:full-path="Pictures/10000001000000200000001E7121E0B23EBC1F58.png" manifest:media-type="image/png"/>
  <manifest:file-entry manifest:full-path="Pictures/100000010000001900000027FB6A7EB7EFD93348.png" manifest:media-type="image/png"/>
  <manifest:file-entry manifest:full-path="Pictures/100000010000002300000020B81BBD2E0C4B186D.png" manifest:media-type="image/png"/>
  <manifest:file-entry manifest:full-path="Pictures/100000010000002100000029C555C5BB9980D276.png" manifest:media-type="image/png"/>
  <manifest:file-entry manifest:full-path="Pictures/1000000100000019000000205278A4F4C127CBA9.png" manifest:media-type="image/png"/>
  <manifest:file-entry manifest:full-path="Pictures/100000010000001B0000001E68B5A5C8CD62EA62.png" manifest:media-type="image/png"/>
  <manifest:file-entry manifest:full-path="Pictures/100000010000002D0000001F36D873764E12F9B6.png" manifest:media-type="image/png"/>
  <manifest:file-entry manifest:full-path="Pictures/10000001000000250000001EE1A571045F50069D.png" manifest:media-type="image/png"/>
  <manifest:file-entry manifest:full-path="Pictures/100000010000001A000000232D009DAA53B2AFC9.png" manifest:media-type="image/png"/>
  <manifest:file-entry manifest:full-path="Pictures/1000000100000018000000184AD72EE518884C0E.png" manifest:media-type="image/png"/>
  <manifest:file-entry manifest:full-path="Pictures/100000010000001E000000217871280CA162C286.png" manifest:media-type="image/png"/>
  <manifest:file-entry manifest:full-path="Pictures/100000010000002400000023F81B16F803AB3192.png" manifest:media-type="image/png"/>
  <manifest:file-entry manifest:full-path="Pictures/100000010000001F0000001F432D271F6E1CABA3.png" manifest:media-type="image/png"/>
  <manifest:file-entry manifest:full-path="Pictures/10000001000000240000002581C010D985786DEC.png" manifest:media-type="image/png"/>
  <manifest:file-entry manifest:full-path="Pictures/10000001000000140000001E0F926C54F475663A.png" manifest:media-type="image/png"/>
  <manifest:file-entry manifest:full-path="Pictures/100000010000002B0000002111624CD93AEF1C5F.png" manifest:media-type="image/png"/>
  <manifest:file-entry manifest:full-path="Pictures/100000010000001A0000001F52BAA210BC29F9FE.png" manifest:media-type="image/png"/>
  <manifest:file-entry manifest:full-path="Pictures/10000001000000180000001E2797DD78FB41D950.png" manifest:media-type="image/png"/>
  <manifest:file-entry manifest:full-path="Pictures/10000001000000280000001D158B37CC1F9CEDE6.png" manifest:media-type="image/png"/>
  <manifest:file-entry manifest:full-path="Pictures/10000001000000160000001FEDF1CCB5AE30ED19.png" manifest:media-type="image/png"/>
  <manifest:file-entry manifest:full-path="Pictures/10000001000000150000001F4EB35220ADA63F9B.png" manifest:media-type="image/png"/>
  <manifest:file-entry manifest:full-path="Pictures/100000010000002C0000001CD90004D948C4B36F.png" manifest:media-type="image/png"/>
  <manifest:file-entry manifest:full-path="Pictures/10000001000000280000001F2AE55932D4E3291E.png" manifest:media-type="image/png"/>
  <manifest:file-entry manifest:full-path="Pictures/100000010000001A0000001DD404344ACFFEBF59.png" manifest:media-type="image/png"/>
  <manifest:file-entry manifest:full-path="Pictures/10000001000000190000001D5BA39B1AA213EFE2.png" manifest:media-type="image/png"/>
  <manifest:file-entry manifest:full-path="Pictures/100000010000002600000024854E56BD61D45D9A.png" manifest:media-type="image/png"/>
  <manifest:file-entry manifest:full-path="Pictures/10000001000000180000001E3543883935392CCA.png" manifest:media-type="image/png"/>
  <manifest:file-entry manifest:full-path="Pictures/100000010000002C0000002134C58966342BDAC9.png" manifest:media-type="image/png"/>
  <manifest:file-entry manifest:full-path="Pictures/100000010000001C00000016A62A10B4FAE0B440.png" manifest:media-type="image/png"/>
  <manifest:file-entry manifest:full-path="Pictures/10000001000000180000002189BC892317626F6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 Black" svg:font-family="'Arial Black'" style:font-family-generic="modern" style:font-pitch="variable"/>
    <style:font-face style:name="Arial Black1" svg:font-family="'Arial Black'" style:font-family-generic="roman" style:font-pitch="variable"/>
    <style:font-face style:name="Arial1" svg:font-family="Arial" style:font-family-generic="system" style:font-pitch="variable"/>
    <style:font-face style:name="Bahnschrift SemiBold" svg:font-family="'Bahnschrift SemiBold'" style:font-family-generic="roman" style:font-pitch="variable"/>
    <style:font-face style:name="Bahnschrift SemiBold SemiConden" svg:font-family="'Bahnschrift SemiBold SemiConden'" style:font-family-generic="roman" style:font-pitch="variable"/>
    <style:font-face style:name="Calibri" svg:font-family="Calibri" style:font-family-generic="roman" style:font-pitch="variable"/>
    <style:font-face style:name="Calibri1" svg:font-family="Calibri" style:font-family-generic="swiss" style:font-pitch="variable"/>
    <style:font-face style:name="Comic Sans MS" svg:font-family="'Comic Sans M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office:font-face-decls>
  <office:automatic-styles>
    <style:style style:name="P1" style:family="paragraph" style:parent-style-name="Standard">
      <style:paragraph-properties fo:margin-top="0in" fo:margin-bottom="0.139in" style:contextual-spacing="false" fo:line-height="115%">
        <style:tab-stops>
          <style:tab-stop style:position="0.0626in"/>
        </style:tab-stops>
      </style:paragraph-properties>
    </style:style>
    <style:style style:name="P2"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style>
    <style:style style:name="P3" style:family="paragraph" style:parent-style-name="Standard">
      <style:paragraph-properties fo:margin-left="0.0626in" fo:margin-right="0in" fo:margin-top="0in" fo:margin-bottom="0.139in" style:contextual-spacing="false" fo:line-height="115%" fo:text-indent="0in" style:auto-text-indent="false"/>
    </style:style>
    <style:style style:name="P4" style:family="paragraph" style:parent-style-name="Standard">
      <style:paragraph-properties fo:margin-top="0in" fo:margin-bottom="0.139in" style:contextual-spacing="false" fo:line-height="115%"/>
    </style:style>
    <style:style style:name="P5" style:family="paragraph" style:parent-style-name="Standard">
      <style:paragraph-properties fo:margin-left="0in" fo:margin-right="0in" fo:margin-top="0in" fo:margin-bottom="0.139in" style:contextual-spacing="false" fo:line-height="115%" fo:text-indent="0.0626in" style:auto-text-indent="false"/>
      <style:text-properties style:font-name="Calibri" fo:font-size="11pt" fo:font-weight="normal" style:font-size-asian="11pt" style:font-weight-asian="normal"/>
    </style:style>
    <style:style style:name="P6"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 fo:font-size="11pt" fo:font-weight="normal" style:font-size-asian="11pt" style:font-weight-asian="normal" style:font-size-complex="11pt" style:font-weight-complex="normal"/>
    </style:style>
    <style:style style:name="P7"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style:font-name="Calibri" fo:font-size="11pt" fo:font-weight="normal" style:font-size-asian="11pt" style:font-weight-asian="normal" style:font-size-complex="11pt" style:font-weight-complex="normal"/>
    </style:style>
    <style:style style:name="P8" style:family="paragraph" style:parent-style-name="Standard">
      <style:paragraph-properties fo:margin-left="0.5in" fo:margin-right="0in" fo:margin-top="0in" fo:margin-bottom="0.139in" style:contextual-spacing="false" fo:line-height="115%" fo:text-align="start" style:justify-single-word="false" fo:text-indent="0in" style:auto-text-indent="false">
        <style:tab-stops>
          <style:tab-stop style:position="0.0626in"/>
        </style:tab-stops>
      </style:paragraph-properties>
      <style:text-properties style:font-name="Calibri" fo:font-size="11pt" fo:font-weight="normal" style:font-size-asian="11pt" style:font-weight-asian="normal" style:font-size-complex="11pt" style:font-weight-complex="normal"/>
    </style:style>
    <style:style style:name="P9" style:family="paragraph" style:parent-style-name="Standard">
      <style:paragraph-properties fo:margin-left="0.0626in" fo:margin-right="0in" fo:margin-top="0in" fo:margin-bottom="0.139in" style:contextual-spacing="false" fo:line-height="115%" fo:text-indent="0in" style:auto-text-indent="false"/>
      <style:text-properties style:font-name="Calibri" fo:font-size="11pt" fo:font-style="normal" style:text-underline-style="none" fo:font-weight="normal" style:font-size-asian="11pt" style:font-style-asian="normal" style:font-weight-asian="normal"/>
    </style:style>
    <style:style style:name="P10"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 fo:font-size="11pt" fo:font-style="normal" style:text-underline-style="none" fo:font-weight="normal" style:font-size-asian="11pt" style:font-style-asian="normal" style:font-weight-asian="normal" style:font-size-complex="11pt" style:font-weight-complex="normal"/>
    </style:style>
    <style:style style:name="P11"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 fo:font-size="11pt" fo:font-style="normal" style:text-underline-style="none" fo:font-weight="normal" style:font-size-asian="11pt" style:font-style-asian="normal" style:font-weight-asian="normal" style:font-size-complex="11pt" style:font-style-complex="normal" style:font-weight-complex="normal"/>
    </style:style>
    <style:style style:name="P12" style:family="paragraph" style:parent-style-name="Standard">
      <style:paragraph-properties fo:margin-top="0in" fo:margin-bottom="0.0598in" style:contextual-spacing="false" fo:line-height="115%" fo:text-align="start" style:justify-single-word="false">
        <style:tab-stops>
          <style:tab-stop style:position="0.0626in"/>
        </style:tab-stops>
      </style:paragraph-properties>
      <style:text-properties style:font-name="Calibri" fo:font-size="11pt" fo:font-style="normal" style:text-underline-style="none" fo:font-weight="normal" style:font-size-asian="11pt" style:font-style-asian="normal" style:font-weight-asian="normal" style:font-size-complex="11pt" style:font-style-complex="normal" style:font-weight-complex="normal"/>
    </style:style>
    <style:style style:name="P13"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font-name="Calibri" fo:font-size="11pt" fo:font-style="normal" style:text-underline-style="none" fo:font-weight="normal" style:font-size-asian="11pt" style:font-style-asian="normal" style:font-weight-asian="normal" style:font-size-complex="11pt" style:font-style-complex="normal" style:font-weight-complex="normal"/>
    </style:style>
    <style:style style:name="P14"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 fo:font-size="11pt" fo:font-style="normal" style:text-underline-style="none" fo:font-weight="bold" style:font-size-asian="11pt" style:font-style-asian="normal" style:font-weight-asian="bold" style:font-weight-complex="bold"/>
    </style:style>
    <style:style style:name="P15" style:family="paragraph" style:parent-style-name="Standard">
      <style:paragraph-properties fo:margin-left="0.5in" fo:margin-right="0in" fo:margin-top="0in" fo:margin-bottom="0.139in" style:contextual-spacing="false" fo:line-height="115%" fo:text-indent="0in" style:auto-text-indent="false">
        <style:tab-stops>
          <style:tab-stop style:position="0.0626in"/>
        </style:tab-stops>
      </style:paragraph-properties>
      <style:text-properties style:font-name="Calibri" fo:font-size="11pt" fo:font-style="normal" style:text-underline-style="none" fo:font-weight="bold" style:font-size-asian="11pt" style:font-style-asian="normal" style:font-weight-asian="bold" style:font-size-complex="11pt" style:font-style-complex="normal" style:font-weight-complex="bold"/>
    </style:style>
    <style:style style:name="P16"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 fo:font-size="11pt" fo:font-style="normal" style:text-underline-style="none" fo:font-weight="bold" style:font-size-asian="11pt" style:font-style-asian="normal" style:font-weight-asian="bold" style:font-size-complex="11pt" style:font-style-complex="normal" style:font-weight-complex="bold"/>
    </style:style>
    <style:style style:name="P17" style:family="paragraph" style:parent-style-name="Standard">
      <style:paragraph-properties fo:margin-top="0in" fo:margin-bottom="0.0598in" style:contextual-spacing="false" fo:line-height="115%" fo:text-align="start" style:justify-single-word="false">
        <style:tab-stops>
          <style:tab-stop style:position="0.0626in"/>
        </style:tab-stops>
      </style:paragraph-properties>
      <style:text-properties style:font-name="Calibri" fo:font-size="11pt" fo:font-style="normal" style:text-underline-style="none" fo:font-weight="bold" style:font-size-asian="11pt" style:font-style-asian="normal" style:font-weight-asian="bold" style:font-size-complex="11pt" style:font-style-complex="normal" style:font-weight-complex="bold"/>
    </style:style>
    <style:style style:name="P18"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 fo:font-size="11pt" fo:font-style="normal" fo:font-weight="normal" style:font-size-asian="11pt" style:font-style-asian="normal" style:font-weight-asian="normal" style:font-size-complex="11pt" style:font-style-complex="normal" style:font-weight-complex="normal"/>
    </style:style>
    <style:style style:name="P19" style:family="paragraph" style:parent-style-name="Standard">
      <style:paragraph-properties fo:margin-top="0in" fo:margin-bottom="0.0598in" style:contextual-spacing="false" fo:line-height="115%" fo:text-align="start" style:justify-single-word="false">
        <style:tab-stops>
          <style:tab-stop style:position="0.0626in"/>
        </style:tab-stops>
      </style:paragraph-properties>
      <style:text-properties style:font-name="Calibri"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20" style:family="paragraph" style:parent-style-name="Standard">
      <style:paragraph-properties fo:margin-top="0in" fo:margin-bottom="0.0598in" style:contextual-spacing="false" fo:line-height="115%" fo:text-align="start" style:justify-single-word="false">
        <style:tab-stops>
          <style:tab-stop style:position="0.0626in"/>
        </style:tab-stops>
      </style:paragraph-properties>
      <style:text-properties style:font-name="Calibri"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21" style:family="paragraph" style:parent-style-name="Standard">
      <style:text-properties style:font-name="Calibri" fo:font-size="11pt" style:font-size-asian="11pt" style:font-size-complex="11pt"/>
    </style:style>
    <style:style style:name="P22"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 fo:font-size="11pt" fo:font-weight="bold" style:font-size-asian="11pt" style:font-weight-asian="bold" style:font-size-complex="11pt" style:font-weight-complex="bold"/>
    </style:style>
    <style:style style:name="P23"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 fo:font-size="11pt" fo:font-style="italic" fo:font-weight="normal" style:font-size-asian="11pt" style:font-style-asian="italic" style:font-weight-asian="normal" style:font-size-complex="11pt" style:font-style-complex="italic" style:font-weight-complex="normal"/>
    </style:style>
    <style:style style:name="P24"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 fo:font-size="11pt" fo:font-style="italic" style:text-underline-style="none" fo:font-weight="normal" style:font-size-asian="11pt" style:font-style-asian="italic" style:font-weight-asian="normal" style:font-size-complex="11pt" style:font-style-complex="italic" style:font-weight-complex="normal"/>
    </style:style>
    <style:style style:name="P25"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 fo:font-size="6pt" style:font-size-asian="6pt" style:font-size-complex="6pt"/>
    </style:style>
    <style:style style:name="P26"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 fo:font-size="20pt" fo:font-weight="normal" style:font-size-asian="20pt" style:font-weight-asian="normal" style:font-size-complex="20pt" style:font-weight-complex="normal"/>
    </style:style>
    <style:style style:name="P27"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 fo:font-size="14pt" fo:font-style="normal" style:text-underline-style="none" fo:font-weight="bold" style:font-size-asian="14pt" style:font-style-asian="normal" style:font-weight-asian="bold" style:font-size-complex="14pt" style:font-style-complex="normal" style:font-weight-complex="bold"/>
    </style:style>
    <style:style style:name="P28" style:family="paragraph" style:parent-style-name="Standard">
      <style:paragraph-properties fo:margin-top="0in" fo:margin-bottom="0.0598in" style:contextual-spacing="false" fo:line-height="115%" fo:text-align="start" style:justify-single-word="false">
        <style:tab-stops>
          <style:tab-stop style:position="0.0626in"/>
        </style:tab-stops>
      </style:paragraph-properties>
      <style:text-properties style:font-name="Calibri" fo:font-size="14pt"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style>
    <style:style style:name="P30" style:family="paragraph" style:parent-style-name="Standard">
      <style:paragraph-properties fo:margin-left="-0.1866in" fo:margin-right="-0.1252in" fo:margin-top="0.3957in" fo:margin-bottom="0.3957in" style:contextual-spacing="false" fo:line-height="100%" fo:text-align="start" style:justify-single-word="false" fo:text-indent="0.0618in" style:auto-text-indent="false"/>
    </style:style>
    <style:style style:name="P31" style:family="paragraph" style:parent-style-name="Standard">
      <style:paragraph-properties fo:margin-left="-0.1866in" fo:margin-right="-0.1252in" fo:margin-top="0.0398in" fo:margin-bottom="0.0398in" style:contextual-spacing="false" fo:line-height="100%" fo:text-align="start" style:justify-single-word="false" fo:text-indent="0.0618in" style:auto-text-indent="false"/>
    </style:style>
    <style:style style:name="P32" style:family="paragraph" style:parent-style-name="Standard">
      <style:paragraph-properties fo:margin-left="-0.1866in" fo:margin-right="-0.1252in" fo:margin-top="0.0791in" fo:margin-bottom="0.0791in" style:contextual-spacing="false" fo:line-height="100%" fo:text-align="start" style:justify-single-word="false" fo:text-indent="0.0618in" style:auto-text-indent="false"/>
    </style:style>
    <style:style style:name="P33" style:family="paragraph" style:parent-style-name="Standard">
      <style:paragraph-properties fo:margin-left="-0.1866in" fo:margin-right="-0.1252in" fo:margin-top="0in" fo:margin-bottom="0in" style:contextual-spacing="false" fo:line-height="100%" fo:text-align="start" style:justify-single-word="false" fo:text-indent="0in" style:auto-text-indent="false"/>
    </style:style>
    <style:style style:name="P34"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fo:font-size="14pt" fo:font-weight="bold" style:font-size-asian="14pt" style:font-weight-asian="bold" style:font-size-complex="14pt" style:font-weight-complex="bold"/>
    </style:style>
    <style:style style:name="P35" style:family="paragraph" style:parent-style-name="Standard">
      <style:text-properties style:font-name="Arial Black1" fo:font-size="22pt" style:font-size-asian="22pt" style:font-size-complex="22pt"/>
    </style:style>
    <style:style style:name="P36" style:family="paragraph" style:parent-style-name="Standard">
      <style:paragraph-properties fo:margin-left="0.5in" fo:margin-right="0in" fo:margin-top="0in" fo:margin-bottom="0.139in" style:contextual-spacing="false" fo:line-height="115%" fo:text-indent="0in" style:auto-text-indent="false">
        <style:tab-stops>
          <style:tab-stop style:position="0.0626in"/>
        </style:tab-stops>
      </style:paragraph-properties>
      <style:text-properties style:font-name="Arial Black1" fo:font-size="22pt" fo:font-style="normal" style:text-underline-style="none" fo:font-weight="bold" style:font-size-asian="22pt" style:font-style-asian="normal" style:font-weight-asian="bold" style:font-size-complex="22pt" style:font-style-complex="normal" style:font-weight-complex="bold"/>
    </style:style>
    <style:style style:name="P37" style:family="paragraph" style:parent-style-name="Standard">
      <style:paragraph-properties fo:margin-left="0in" fo:margin-right="0in" fo:margin-top="0in" fo:margin-bottom="0.139in" style:contextual-spacing="false" fo:line-height="115%" fo:text-indent="0in" style:auto-text-indent="false"/>
      <style:text-properties style:font-name="Arial Black1" fo:font-size="11pt" fo:font-style="normal" style:text-underline-style="none" fo:font-weight="normal" style:font-size-asian="11pt" style:font-style-asian="normal" style:font-weight-asian="normal"/>
    </style:style>
    <style:style style:name="P38" style:family="paragraph" style:parent-style-name="Standard">
      <style:paragraph-properties fo:margin-top="0in" fo:margin-bottom="0.139in" style:contextual-spacing="false" fo:line-height="115%">
        <style:tab-stops>
          <style:tab-stop style:position="0.0626in"/>
        </style:tab-stops>
      </style:paragraph-properties>
      <style:text-properties style:font-name="Arial Black1"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39" style:family="paragraph" style:parent-style-name="Standard">
      <style:paragraph-properties fo:margin-top="0in" fo:margin-bottom="0.139in" style:contextual-spacing="false" fo:line-height="115%">
        <style:tab-stops>
          <style:tab-stop style:position="0.0626in"/>
        </style:tab-stops>
      </style:paragraph-properties>
      <style:text-properties style:font-name="Arial Black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40"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fo:font-weight="bold" style:font-weight-asian="bold" style:font-weight-complex="bold"/>
    </style:style>
    <style:style style:name="P41"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style:text-underline-style="solid" style:text-underline-width="auto" style:text-underline-color="font-color" fo:font-weight="bold" style:font-weight-asian="bold" style:font-weight-complex="bold"/>
    </style:style>
    <style:style style:name="P42" style:family="paragraph" style:parent-style-name="Text_20_body">
      <style:paragraph-properties fo:line-height="115%" fo:text-align="start" style:justify-single-word="false"/>
      <style:text-properties style:font-name="Liberation Serif" fo:font-weight="bold" style:font-weight-asian="bold" style:font-weight-complex="bold"/>
    </style:style>
    <style:style style:name="P43" style:family="paragraph" style:parent-style-name="Text_20_body">
      <style:paragraph-properties fo:line-height="115%"/>
      <style:text-properties style:font-name="Liberation Serif"/>
    </style:style>
    <style:style style:name="P44" style:family="paragraph" style:parent-style-name="Standard">
      <style:paragraph-properties fo:margin-top="0in" fo:margin-bottom="0.139in" style:contextual-spacing="false" fo:line-height="115%">
        <style:tab-stops>
          <style:tab-stop style:position="0.0626in"/>
        </style:tab-stops>
      </style:paragraph-properties>
    </style:style>
    <style:style style:name="P45" style:family="paragraph" style:parent-style-name="Standard" style:list-style-name="WWNum8">
      <style:paragraph-properties fo:margin-left="0.672in" fo:margin-right="0in" fo:margin-top="0in" fo:margin-bottom="0.139in" style:contextual-spacing="false" fo:line-height="115%" fo:text-indent="-0.25in" style:auto-text-indent="false">
        <style:tab-stops>
          <style:tab-stop style:position="0.0626in"/>
        </style:tab-stops>
      </style:paragraph-properties>
    </style:style>
    <style:style style:name="P46" style:family="paragraph" style:parent-style-name="Standard" style:list-style-name="WWNum9">
      <style:paragraph-properties fo:margin-left="0.5in" fo:margin-right="0in" fo:margin-top="0in" fo:margin-bottom="0.139in" style:contextual-spacing="false" fo:line-height="115%" fo:text-indent="-0.25in" style:auto-text-indent="false">
        <style:tab-stops>
          <style:tab-stop style:position="0.0626in"/>
        </style:tab-stops>
      </style:paragraph-properties>
    </style:style>
    <style:style style:name="P47" style:family="paragraph" style:parent-style-name="Standard" style:list-style-name="WWNum11">
      <style:paragraph-properties fo:margin-left="0.5in" fo:margin-right="0in" fo:margin-top="0in" fo:margin-bottom="0.139in" style:contextual-spacing="false" fo:line-height="115%" fo:text-indent="-0.25in" style:auto-text-indent="false">
        <style:tab-stops>
          <style:tab-stop style:position="0.0626in"/>
        </style:tab-stops>
      </style:paragraph-properties>
    </style:style>
    <style:style style:name="P48" style:family="paragraph" style:parent-style-name="Standard" style:list-style-name="WWNum12">
      <style:paragraph-properties fo:margin-left="0.5in" fo:margin-right="0in" fo:margin-top="0in" fo:margin-bottom="0.139in" style:contextual-spacing="false" fo:line-height="115%" fo:text-indent="-0.25in" style:auto-text-indent="false">
        <style:tab-stops>
          <style:tab-stop style:position="0.0626in"/>
        </style:tab-stops>
      </style:paragraph-properties>
    </style:style>
    <style:style style:name="P49" style:family="paragraph" style:parent-style-name="Standard" style:list-style-name="WWNum13">
      <style:paragraph-properties fo:margin-left="0.5in" fo:margin-right="0in" fo:margin-top="0in" fo:margin-bottom="0.139in" style:contextual-spacing="false" fo:line-height="115%" fo:text-indent="-0.25in" style:auto-text-indent="false">
        <style:tab-stops>
          <style:tab-stop style:position="0.0626in"/>
        </style:tab-stops>
      </style:paragraph-properties>
    </style:style>
    <style:style style:name="P50" style:family="paragraph" style:parent-style-name="Standard">
      <style:paragraph-properties fo:margin-top="0in" fo:margin-bottom="0.139in" style:contextual-spacing="false" fo:line-height="115%">
        <style:tab-stops>
          <style:tab-stop style:position="0.0626in"/>
        </style:tab-stops>
      </style:paragraph-properties>
      <style:text-properties officeooo:paragraph-rsid="01afd9ac"/>
    </style:style>
    <style:style style:name="P51" style:family="paragraph" style:parent-style-name="Standard" style:list-style-name="WWNum15">
      <style:paragraph-properties fo:margin-left="0.5in" fo:margin-right="0in" fo:margin-top="0in" fo:margin-bottom="0.139in" style:contextual-spacing="false" fo:line-height="115%" fo:text-indent="-0.25in" style:auto-text-indent="false">
        <style:tab-stops>
          <style:tab-stop style:position="0.0626in"/>
        </style:tab-stops>
      </style:paragraph-properties>
    </style:style>
    <style:style style:name="P52" style:family="paragraph" style:parent-style-name="Standard">
      <style:paragraph-properties fo:margin-left="0in" fo:margin-right="0in" fo:margin-top="0in" fo:margin-bottom="0.139in" style:contextual-spacing="false" fo:line-height="115%" fo:text-indent="0.0626in" style:auto-text-indent="false"/>
    </style:style>
    <style:style style:name="P53" style:family="paragraph" style:parent-style-name="Standard">
      <style:paragraph-properties fo:margin-left="0.0626in" fo:margin-right="0in" fo:margin-top="0in" fo:margin-bottom="0.139in" style:contextual-spacing="false" fo:line-height="115%" fo:text-indent="0in" style:auto-text-indent="false"/>
    </style:style>
    <style:style style:name="P54" style:family="paragraph" style:parent-style-name="Standard">
      <style:paragraph-properties fo:margin-top="0in" fo:margin-bottom="0.139in" style:contextual-spacing="false" fo:line-height="115%"/>
    </style:style>
    <style:style style:name="P55" style:family="paragraph" style:parent-style-name="Standard" style:list-style-name="WWNum3">
      <style:paragraph-properties fo:margin-left="0.5in" fo:margin-right="0in" fo:margin-top="0in" fo:margin-bottom="0.139in" style:contextual-spacing="false" fo:line-height="115%" fo:text-align="start" style:justify-single-word="false" fo:text-indent="-0.25in" style:auto-text-indent="false">
        <style:tab-stops>
          <style:tab-stop style:position="0.0626in"/>
        </style:tab-stops>
      </style:paragraph-properties>
    </style:style>
    <style:style style:name="P56" style:family="paragraph" style:parent-style-name="Standard" style:list-style-name="WWNum4">
      <style:paragraph-properties fo:margin-left="0.5in" fo:margin-right="0in" fo:margin-top="0in" fo:margin-bottom="0.139in" style:contextual-spacing="false" fo:line-height="115%" fo:text-align="start" style:justify-single-word="false" fo:text-indent="-0.25in" style:auto-text-indent="false">
        <style:tab-stops>
          <style:tab-stop style:position="0.0626in"/>
        </style:tab-stops>
      </style:paragraph-properties>
    </style:style>
    <style:style style:name="P57" style:family="paragraph" style:parent-style-name="Standard" style:list-style-name="WWNum5">
      <style:paragraph-properties fo:margin-left="0.5in" fo:margin-right="0in" fo:margin-top="0in" fo:margin-bottom="0.139in" style:contextual-spacing="false" fo:line-height="115%" fo:text-align="start" style:justify-single-word="false" fo:text-indent="-0.25in" style:auto-text-indent="false">
        <style:tab-stops>
          <style:tab-stop style:position="0.0626in"/>
        </style:tab-stops>
      </style:paragraph-properties>
    </style:style>
    <style:style style:name="P58" style:family="paragraph" style:parent-style-name="Standard" style:list-style-name="WWNum6">
      <style:paragraph-properties fo:margin-left="0.5in" fo:margin-right="0in" fo:margin-top="0in" fo:margin-bottom="0.139in" style:contextual-spacing="false" fo:line-height="115%" fo:text-align="start" style:justify-single-word="false" fo:text-indent="-0.25in" style:auto-text-indent="false">
        <style:tab-stops>
          <style:tab-stop style:position="0.0626in"/>
        </style:tab-stops>
      </style:paragraph-properties>
    </style:style>
    <style:style style:name="P59" style:family="paragraph" style:parent-style-name="Standard" style:list-style-name="WWNum7">
      <style:paragraph-properties fo:margin-left="0.8102in" fo:margin-right="0in" fo:margin-top="0in" fo:margin-bottom="0.139in" style:contextual-spacing="false" fo:line-height="115%" fo:text-align="start" style:justify-single-word="false" fo:text-indent="-0.25in" style:auto-text-indent="false">
        <style:tab-stops>
          <style:tab-stop style:position="0.0626in"/>
        </style:tab-stops>
      </style:paragraph-properties>
    </style:style>
    <style:style style:name="P60" style:family="paragraph" style:parent-style-name="Standard" style:list-style-name="WWNum9">
      <style:paragraph-properties fo:margin-left="0.5in" fo:margin-right="0in" fo:margin-top="0in" fo:margin-bottom="0.139in" style:contextual-spacing="false" fo:line-height="115%" fo:text-align="start" style:justify-single-word="false" fo:text-indent="-0.25in" style:auto-text-indent="false">
        <style:tab-stops>
          <style:tab-stop style:position="0.0626in"/>
        </style:tab-stops>
      </style:paragraph-properties>
    </style:style>
    <style:style style:name="P61"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style>
    <style:style style:name="P62" style:family="paragraph" style:parent-style-name="Standard" style:list-style-name="WWNum10">
      <style:paragraph-properties fo:margin-left="0.5in" fo:margin-right="0in" fo:margin-top="0in" fo:margin-bottom="0.139in" style:contextual-spacing="false" fo:line-height="115%" fo:text-align="start" style:justify-single-word="false" fo:text-indent="-0.25in" style:auto-text-indent="false">
        <style:tab-stops>
          <style:tab-stop style:position="0.0626in"/>
        </style:tab-stops>
      </style:paragraph-properties>
    </style:style>
    <style:style style:name="P63" style:family="paragraph" style:parent-style-name="Standard">
      <style:paragraph-properties fo:margin-top="0in" fo:margin-bottom="0.0598in" style:contextual-spacing="false" fo:line-height="115%" fo:text-align="start" style:justify-single-word="false">
        <style:tab-stops>
          <style:tab-stop style:position="0.0626in"/>
        </style:tab-stops>
      </style:paragraph-properties>
    </style:style>
    <style:style style:name="P64" style:family="paragraph" style:parent-style-name="Standard">
      <style:paragraph-properties fo:margin-left="-0.1866in" fo:margin-right="-0.1252in" fo:margin-top="0.3957in" fo:margin-bottom="0.3957in" style:contextual-spacing="false" fo:line-height="100%" fo:text-align="start" style:justify-single-word="false" fo:text-indent="0.0618in" style:auto-text-indent="false"/>
    </style:style>
    <style:style style:name="P65" style:family="paragraph" style:parent-style-name="Standard">
      <style:paragraph-properties fo:margin-left="-0.1866in" fo:margin-right="-0.1252in" fo:margin-top="0.0398in" fo:margin-bottom="0.0398in" style:contextual-spacing="false" fo:line-height="100%" fo:text-align="start" style:justify-single-word="false" fo:text-indent="0.0618in" style:auto-text-indent="false"/>
    </style:style>
    <style:style style:name="P66" style:family="paragraph" style:parent-style-name="Standard">
      <style:paragraph-properties fo:margin-left="-0.1866in" fo:margin-right="-0.1252in" fo:margin-top="0in" fo:margin-bottom="0in" style:contextual-spacing="false" fo:line-height="100%" fo:text-align="start" style:justify-single-word="false" fo:text-indent="0.0618in" style:auto-text-indent="false"/>
    </style:style>
    <style:style style:name="P67" style:family="paragraph" style:parent-style-name="Standard">
      <style:paragraph-properties fo:margin-left="-0.1866in" fo:margin-right="-0.1252in" fo:margin-top="0in" fo:margin-bottom="0in" style:contextual-spacing="false" fo:line-height="100%" fo:text-align="start" style:justify-single-word="false" fo:text-indent="0in" style:auto-text-indent="false"/>
    </style:style>
    <style:style style:name="P68" style:family="paragraph" style:parent-style-name="Standard" style:list-style-name="WWNum2">
      <style:paragraph-properties fo:margin-left="0.3134in" fo:margin-right="0in" fo:margin-top="0.0398in" fo:margin-bottom="0.0398in" style:contextual-spacing="false" fo:line-height="100%" fo:text-align="start" style:justify-single-word="false" fo:text-indent="-0.25in" style:auto-text-indent="false"/>
    </style:style>
    <style:style style:name="P69" style:family="paragraph" style:parent-style-name="Standard">
      <style:paragraph-properties fo:margin-left="0.3134in" fo:margin-right="0in" fo:margin-top="0.0398in" fo:margin-bottom="0.0398in" style:contextual-spacing="false" fo:line-height="100%" fo:text-align="start" style:justify-single-word="false" fo:text-indent="0in" style:auto-text-indent="false"/>
    </style:style>
    <style:style style:name="P70" style:family="paragraph" style:parent-style-name="Standard">
      <style:paragraph-properties fo:margin-top="0in" fo:margin-bottom="0.139in" style:contextual-spacing="false" fo:line-height="100%" fo:text-align="start" style:justify-single-word="false">
        <style:tab-stops>
          <style:tab-stop style:position="0.0626in"/>
        </style:tab-stops>
      </style:paragraph-properties>
    </style:style>
    <style:style style:name="P71" style:family="paragraph" style:parent-style-name="Standard">
      <style:paragraph-properties fo:margin-top="0in" fo:margin-bottom="0.139in" style:contextual-spacing="false" fo:line-height="100%"/>
    </style:style>
    <style:style style:name="P72"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style>
    <style:style style:name="P73" style:family="paragraph" style:parent-style-name="Standard">
      <style:paragraph-properties fo:margin-left="0in" fo:margin-right="0in" fo:margin-top="0in" fo:margin-bottom="0.139in" style:contextual-spacing="false" fo:line-height="115%" fo:text-indent="0.0626in" style:auto-text-indent="false"/>
      <style:text-properties style:text-position="0% 100%" style:font-name="Calibri1" fo:font-size="11pt" fo:font-style="normal" style:text-underline-style="none" fo:font-weight="normal" officeooo:rsid="01005faf" officeooo:paragraph-rsid="0023045b" style:font-size-asian="9.60000038146973pt" style:font-style-asian="normal" style:font-weight-asian="normal" style:font-size-complex="11pt" style:font-style-complex="normal" style:font-weight-complex="normal"/>
    </style:style>
    <style:style style:name="P74" style:family="paragraph" style:parent-style-name="Text_20_body">
      <style:paragraph-properties fo:line-height="115%"/>
    </style:style>
    <style:style style:name="P75" style:family="paragraph" style:parent-style-name="Text_20_body" style:list-style-name="WWNum8">
      <style:paragraph-properties fo:margin-left="0.672in" fo:margin-right="0in" fo:line-height="115%" fo:text-indent="-0.25in" style:auto-text-indent="false"/>
    </style:style>
    <style:style style:name="P76" style:family="paragraph" style:parent-style-name="Text_20_body" style:list-style-name="WWNum8">
      <style:paragraph-properties fo:margin-left="0.672in" fo:margin-right="0in" fo:line-height="115%" fo:text-align="start" style:justify-single-word="false" fo:text-indent="-0.25in" style:auto-text-indent="false"/>
    </style:style>
    <style:style style:name="P77" style:family="paragraph" style:parent-style-name="Text_20_body">
      <style:paragraph-properties fo:line-height="115%" fo:text-align="start" style:justify-single-word="false"/>
    </style:style>
    <style:style style:name="T1" style:family="text">
      <style:text-properties style:font-name="Arial Black1" fo:font-size="24pt" fo:font-style="normal" fo:font-weight="bold" style:font-size-asian="24pt" style:font-style-asian="normal" style:font-weight-asian="bold" style:font-size-complex="18pt" style:font-style-complex="normal" style:font-weight-complex="bold"/>
    </style:style>
    <style:style style:name="T2" style:family="text">
      <style:text-properties style:font-name="Arial Black1" fo:font-size="24pt" fo:font-weight="bold" style:font-size-asian="24pt" style:font-weight-asian="bold"/>
    </style:style>
    <style:style style:name="T3" style:family="text">
      <style:text-properties style:font-name="Arial Black1" fo:font-size="24pt" fo:font-weight="bold" style:font-size-asian="24pt" style:font-weight-asian="bold" style:font-size-complex="11pt"/>
    </style:style>
    <style:style style:name="T4" style:family="text">
      <style:text-properties style:font-name="Arial Black1" fo:font-size="24pt" fo:font-weight="normal" style:font-size-asian="24pt" style:font-weight-asian="normal" style:font-size-complex="11pt" style:font-weight-complex="normal"/>
    </style:style>
    <style:style style:name="T5" style:family="text">
      <style:text-properties style:font-name="Arial Black1" fo:font-size="10pt" fo:font-style="normal" style:text-underline-style="none" fo:font-weight="bold" style:font-size-asian="10pt" style:font-style-asian="normal" style:font-weight-asian="bold"/>
    </style:style>
    <style:style style:name="T6" style:family="text">
      <style:text-properties style:font-name="Arial Black1" fo:font-size="10pt" fo:font-style="normal" style:text-underline-style="none" fo:font-weight="bold" style:font-size-asian="10pt" style:font-style-asian="normal" style:font-weight-asian="bold" style:font-size-complex="10pt" style:font-weight-complex="bold"/>
    </style:style>
    <style:style style:name="T7" style:family="text">
      <style:text-properties style:font-name="Arial Black1" fo:font-size="10pt" fo:font-style="italic" style:text-underline-style="none" fo:font-weight="bold" style:font-size-asian="10pt" style:font-style-asian="italic" style:font-weight-asian="bold"/>
    </style:style>
    <style:style style:name="T8" style:family="text">
      <style:text-properties style:font-name="Arial Black1" fo:font-size="18pt" fo:font-style="normal" style:text-underline-style="none" fo:font-weight="bold" style:font-size-asian="18pt" style:font-style-asian="normal" style:font-weight-asian="bold"/>
    </style:style>
    <style:style style:name="T9" style:family="text">
      <style:text-properties style:font-name="Arial Black1" fo:font-size="18pt" fo:font-style="normal" style:text-underline-style="none" fo:font-weight="bold" style:font-size-asian="18pt" style:font-style-asian="normal" style:font-weight-asian="bold" style:font-size-complex="18pt"/>
    </style:style>
    <style:style style:name="T10" style:family="text">
      <style:text-properties style:font-name="Arial Black1" fo:font-size="18pt" fo:font-style="normal" style:text-underline-style="none" fo:font-weight="bold" style:font-size-asian="18pt" style:font-style-asian="normal" style:font-weight-asian="bold" style:font-size-complex="18pt" style:font-weight-complex="bold"/>
    </style:style>
    <style:style style:name="T11" style:family="text">
      <style:text-properties style:font-name="Arial Black1" fo:font-size="18pt" fo:font-style="normal" style:text-underline-style="none" fo:font-weight="bold" style:font-size-asian="18pt" style:font-style-asian="normal" style:font-weight-asian="bold" style:font-size-complex="18pt" style:font-style-complex="normal" style:font-weight-complex="bold"/>
    </style:style>
    <style:style style:name="T12" style:family="text">
      <style:text-properties style:font-name="Arial Black1" fo:font-size="18pt" fo:font-style="normal" style:text-underline-style="none" fo:font-weight="normal" style:font-size-asian="18pt" style:font-style-asian="normal" style:font-weight-asian="normal" style:font-size-complex="18pt" style:font-weight-complex="bold"/>
    </style:style>
    <style:style style:name="T13" style:family="text">
      <style:text-properties style:font-name="Arial Black1" fo:font-size="18pt" fo:font-weight="bold" style:font-size-asian="18pt" style:font-weight-asian="bold" style:font-size-complex="18pt" style:font-weight-complex="bold"/>
    </style:style>
    <style:style style:name="T14" style:family="text">
      <style:text-properties style:font-name="Arial Black1" fo:font-size="18pt" fo:font-style="italic" style:text-underline-style="none" fo:font-weight="bold" style:font-size-asian="18pt" style:font-style-asian="italic" style:font-weight-asian="bold" style:font-size-complex="18pt" style:font-style-complex="italic" style:font-weight-complex="bold"/>
    </style:style>
    <style:style style:name="T15" style:family="text">
      <style:text-properties style:font-name="Arial Black1" fo:font-size="18pt" fo:font-style="italic" style:text-underline-style="none" fo:font-weight="normal" style:font-size-asian="18pt" style:font-style-asian="italic" style:font-weight-asian="normal" style:font-size-complex="18pt" style:font-style-complex="italic" style:font-weight-complex="normal"/>
    </style:style>
    <style:style style:name="T16" style:family="text">
      <style:text-properties style:font-name="Arial Black1" fo:font-size="11pt" fo:font-style="normal" style:text-underline-style="none" fo:font-weight="normal" style:font-size-asian="11pt" style:font-style-asian="normal" style:font-weight-asian="normal" style:font-size-complex="11pt" style:font-style-complex="normal" style:font-weight-complex="normal"/>
    </style:style>
    <style:style style:name="T17" style:family="text">
      <style:text-properties style:font-name="Arial Black1" fo:font-size="11pt" fo:font-style="normal" style:text-underline-style="none" fo:font-weight="bold" style:font-size-asian="11pt" style:font-style-asian="normal" style:font-weight-asian="bold"/>
    </style:style>
    <style:style style:name="T18" style:family="text">
      <style:text-properties style:font-name="Arial Black1"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19" style:family="text">
      <style:text-properties style:font-name="Arial Black1" fo:font-size="11pt" fo:font-style="italic" style:text-underline-style="none" fo:font-weight="normal" style:font-size-asian="11pt" style:font-style-asian="italic" style:font-weight-asian="normal" style:font-size-complex="11pt" style:font-style-complex="italic" style:font-weight-complex="normal"/>
    </style:style>
    <style:style style:name="T20" style:family="text">
      <style:text-properties style:font-name="Arial Black1" fo:font-size="22pt" style:font-size-asian="22pt" style:font-size-complex="22pt"/>
    </style:style>
    <style:style style:name="T21" style:family="text">
      <style:text-properties style:font-name="Arial Black1" fo:font-size="22pt" fo:font-style="normal" style:text-underline-style="none" fo:font-weight="normal" style:font-size-asian="22pt" style:font-style-asian="normal" style:font-weight-asian="normal" style:font-size-complex="22pt" style:font-weight-complex="normal"/>
    </style:style>
    <style:style style:name="T22" style:family="text">
      <style:text-properties style:font-name="Arial Black1" fo:font-size="22pt" fo:font-style="normal" style:text-underline-style="none" fo:font-weight="bold" style:font-size-asian="22pt" style:font-style-asian="normal" style:font-weight-asian="bold" style:font-size-complex="22pt" style:font-style-complex="normal" style:font-weight-complex="bold"/>
    </style:style>
    <style:style style:name="T23" style:family="text">
      <style:text-properties style:font-name="Arial Black1" fo:font-size="20pt" fo:font-style="normal" fo:font-weight="bold" style:font-size-asian="20pt" style:font-style-asian="normal" style:font-weight-asian="bold" style:font-size-complex="20pt" style:font-style-complex="normal" style:font-weight-complex="bold"/>
    </style:style>
    <style:style style:name="T24" style:family="text">
      <style:text-properties style:font-name="Arial Black1" fo:font-size="20pt" fo:font-weight="normal" style:font-size-asian="20pt" style:font-weight-asian="normal" style:font-size-complex="20pt" style:font-weight-complex="normal"/>
    </style:style>
    <style:style style:name="T25" style:family="text">
      <style:text-properties style:font-name="Arial Black1" fo:font-size="16pt" fo:font-style="normal" fo:font-weight="bold" style:font-size-asian="16pt" style:font-style-asian="normal" style:font-weight-asian="bold" style:font-size-complex="16pt" style:font-style-complex="normal" style:font-weight-complex="bold"/>
    </style:style>
    <style:style style:name="T26" style:family="text">
      <style:text-properties style:font-name="Arial Black1" fo:font-size="16pt" fo:font-style="normal" style:text-underline-style="none" fo:font-weight="bold" style:font-size-asian="16pt" style:font-style-asian="normal" style:font-weight-asian="bold" style:font-size-complex="16pt" style:font-style-complex="normal" style:font-weight-complex="bold"/>
    </style:style>
    <style:style style:name="T27" style:family="text">
      <style:text-properties style:font-name="Arial Black1" fo:font-size="14pt" fo:font-style="normal" style:text-underline-style="none" fo:font-weight="normal" style:font-size-asian="14pt" style:font-style-asian="normal" style:font-weight-asian="normal" style:font-size-complex="14pt" style:font-style-complex="normal" style:font-weight-complex="normal"/>
    </style:style>
    <style:style style:name="T28" style:family="text">
      <style:text-properties style:font-name="Arial Black1" fo:font-size="15pt" fo:font-style="normal" style:text-underline-style="none" fo:font-weight="bold" style:font-size-asian="15pt" style:font-style-asian="normal" style:font-weight-asian="bold" style:font-size-complex="15pt" style:font-style-complex="normal" style:font-weight-complex="bold"/>
    </style:style>
    <style:style style:name="T29" style:family="text">
      <style:text-properties style:font-name="Arial Black1" fo:font-style="normal" style:text-underline-style="none" fo:font-weight="normal" style:font-style-asian="normal" style:font-weight-asian="normal" style:font-style-complex="normal" style:font-weight-complex="normal"/>
    </style:style>
    <style:style style:name="T30" style:family="text">
      <style:text-properties style:font-name="Calibri"/>
    </style:style>
    <style:style style:name="T31" style:family="text">
      <style:text-properties style:font-name="Calibri" fo:font-size="11pt" fo:language="en" fo:country="US" fo:font-weight="normal" style:font-size-asian="11pt" style:font-weight-asian="normal"/>
    </style:style>
    <style:style style:name="T32" style:family="text">
      <style:text-properties style:font-name="Calibri" fo:font-size="11pt" style:font-size-asian="11pt" style:font-size-complex="11pt"/>
    </style:style>
    <style:style style:name="T33" style:family="text">
      <style:text-properties style:font-name="Calibri" fo:font-size="11pt" fo:font-weight="bold" style:font-size-asian="11pt" style:font-weight-asian="bold" style:font-size-complex="11pt" style:font-weight-complex="bold"/>
    </style:style>
    <style:style style:name="T34" style:family="text">
      <style:text-properties style:font-name="Calibri" fo:font-size="11pt" fo:font-weight="bold" style:font-size-asian="11pt" style:font-weight-asian="bold" style:font-size-complex="11pt" style:font-weight-complex="normal"/>
    </style:style>
    <style:style style:name="T35" style:family="text">
      <style:text-properties style:font-name="Calibri" fo:font-size="11pt" fo:font-weight="bold" style:font-size-asian="11pt" style:font-weight-asian="bold" style:font-weight-complex="bold"/>
    </style:style>
    <style:style style:name="T36" style:family="text">
      <style:text-properties style:font-name="Calibri" fo:font-size="11pt" fo:font-weight="normal" style:font-size-asian="11pt" style:font-weight-asian="normal"/>
    </style:style>
    <style:style style:name="T37" style:family="text">
      <style:text-properties style:font-name="Calibri" fo:font-size="11pt" fo:font-weight="normal" style:font-size-asian="11pt" style:font-weight-asian="normal" style:font-size-complex="11pt" style:font-weight-complex="normal"/>
    </style:style>
    <style:style style:name="T38" style:family="text">
      <style:text-properties style:font-name="Calibri" fo:font-size="11pt" fo:font-weight="normal" officeooo:rsid="01afd9ac" style:font-size-asian="11pt" style:font-weight-asian="normal" style:font-size-complex="11pt" style:font-weight-complex="normal"/>
    </style:style>
    <style:style style:name="T39" style:family="text">
      <style:text-properties style:font-name="Calibri" fo:font-size="11pt" style:text-underline-style="solid" style:text-underline-width="auto" style:text-underline-color="font-color" fo:font-weight="normal" style:font-size-asian="11pt" style:font-weight-asian="normal"/>
    </style:style>
    <style:style style:name="T40" style:family="text">
      <style:text-properties style:font-name="Calibri" fo:font-size="11pt" style:text-underline-style="solid" style:text-underline-width="auto" style:text-underline-color="font-color" fo:font-weight="bold" style:font-size-asian="11pt" style:font-weight-asian="bold" style:font-weight-complex="bold"/>
    </style:style>
    <style:style style:name="T41" style:family="text">
      <style:text-properties style:font-name="Calibri" fo:font-size="11pt" style:text-underline-style="solid" style:text-underline-width="auto" style:text-underline-color="font-color" fo:font-weight="bold" style:font-size-asian="11pt" style:font-weight-asian="bold" style:font-size-complex="11pt" style:font-weight-complex="bold"/>
    </style:style>
    <style:style style:name="T42" style:family="text">
      <style:text-properties style:font-name="Calibri" fo:font-size="11pt" style:text-underline-style="none" fo:font-weight="normal" style:font-size-asian="11pt" style:font-weight-asian="normal"/>
    </style:style>
    <style:style style:name="T43" style:family="text">
      <style:text-properties style:font-name="Calibri" fo:font-size="11pt" style:text-underline-style="none" fo:font-weight="normal" style:font-size-asian="11pt" style:font-weight-asian="normal" style:font-size-complex="11pt" style:font-weight-complex="normal"/>
    </style:style>
    <style:style style:name="T44" style:family="text">
      <style:text-properties style:font-name="Calibri" fo:font-size="11pt" style:text-underline-style="none" fo:font-weight="bold" style:font-size-asian="11pt" style:font-weight-asian="bold" style:font-weight-complex="bold"/>
    </style:style>
    <style:style style:name="T45" style:family="text">
      <style:text-properties style:font-name="Calibri" fo:font-size="11pt" style:text-underline-style="none" fo:font-weight="bold" style:font-size-asian="11pt" style:font-weight-asian="bold" style:font-size-complex="11pt" style:font-weight-complex="bold"/>
    </style:style>
    <style:style style:name="T46" style:family="text">
      <style:text-properties style:font-name="Calibri" fo:font-size="11pt" fo:font-style="normal" style:text-underline-style="none" fo:font-weight="bold" style:font-size-asian="11pt" style:font-style-asian="normal" style:font-weight-asian="bold"/>
    </style:style>
    <style:style style:name="T47" style:family="text">
      <style:text-properties style:font-name="Calibri" fo:font-size="11pt" fo:font-style="normal" style:text-underline-style="none" fo:font-weight="bold" style:font-size-asian="11pt" style:font-style-asian="normal" style:font-weight-asian="bold" style:font-weight-complex="bold"/>
    </style:style>
    <style:style style:name="T48" style:family="text">
      <style:text-properties style:font-name="Calibri" fo:font-size="11pt" fo:font-style="normal" style:text-underline-style="none" fo:font-weight="bold" style:font-size-asian="11pt" style:font-style-asian="normal" style:font-weight-asian="bold" style:font-size-complex="11pt"/>
    </style:style>
    <style:style style:name="T49" style:family="text">
      <style:text-properties style:font-name="Calibri" fo:font-size="11pt" fo:font-style="normal" style:text-underline-style="none" fo:font-weight="bold" style:font-size-asian="11pt" style:font-style-asian="normal" style:font-weight-asian="bold" style:font-size-complex="11pt" style:font-style-complex="normal"/>
    </style:style>
    <style:style style:name="T50" style:family="text">
      <style:text-properties style:font-name="Calibri" fo:font-size="11pt" fo:font-style="normal" style:text-underline-style="none" fo:font-weight="bold" style:font-size-asian="11pt" style:font-style-asian="normal" style:font-weight-asian="bold" style:font-size-complex="11pt" style:font-style-complex="normal" style:font-weight-complex="bold"/>
    </style:style>
    <style:style style:name="T51" style:family="text">
      <style:text-properties style:font-name="Calibri" fo:font-size="11pt" fo:font-style="normal" style:text-underline-style="none" fo:font-weight="bold" officeooo:rsid="01afd9ac" style:font-size-asian="11pt" style:font-style-asian="normal" style:font-weight-asian="bold" style:font-size-complex="11pt" style:font-style-complex="normal" style:font-weight-complex="bold"/>
    </style:style>
    <style:style style:name="T52" style:family="text">
      <style:text-properties style:font-name="Calibri" fo:font-size="11pt" fo:font-style="normal" style:text-underline-style="none" fo:font-weight="bold" style:font-size-asian="11pt" style:font-style-asian="normal" style:font-weight-asian="bold" style:font-size-complex="11pt" style:font-weight-complex="bold"/>
    </style:style>
    <style:style style:name="T53" style:family="text">
      <style:text-properties style:font-name="Calibri" fo:font-size="11pt" fo:font-style="normal" style:text-underline-style="none" fo:font-weight="bold" style:font-size-asian="11pt" style:font-style-asian="normal" style:font-weight-asian="bold" style:font-size-complex="18pt" style:font-weight-complex="bold"/>
    </style:style>
    <style:style style:name="T54" style:family="text">
      <style:text-properties style:font-name="Calibri" fo:font-size="11pt" fo:font-style="normal" style:text-underline-style="none" fo:font-weight="bold" style:font-size-asian="11pt" style:font-style-asian="normal" style:font-weight-asian="bold" style:font-style-complex="normal" style:font-weight-complex="bold"/>
    </style:style>
    <style:style style:name="T55" style:family="text">
      <style:text-properties style:font-name="Calibri" fo:font-size="11pt" fo:font-style="normal" style:text-underline-style="none" fo:font-weight="normal" style:font-size-asian="11pt" style:font-style-asian="normal" style:font-weight-asian="normal"/>
    </style:style>
    <style:style style:name="T56" style:family="text">
      <style:text-properties style:font-name="Calibri" fo:font-size="11pt" fo:font-style="normal" style:text-underline-style="none" fo:font-weight="normal" style:font-size-asian="11pt" style:font-style-asian="normal" style:font-weight-asian="normal" style:font-size-complex="11pt"/>
    </style:style>
    <style:style style:name="T57" style:family="text">
      <style:text-properties style:font-name="Calibri" fo:font-size="11pt" fo:font-style="normal" style:text-underline-style="none" fo:font-weight="normal" style:font-size-asian="11pt" style:font-style-asian="normal" style:font-weight-asian="normal" style:font-size-complex="11pt" style:font-weight-complex="normal"/>
    </style:style>
    <style:style style:name="T58" style:family="text">
      <style:text-properties style:font-name="Calibri" fo:font-size="11pt" fo:font-style="normal" style:text-underline-style="none" fo:font-weight="normal" style:font-size-asian="11pt" style:font-style-asian="normal" style:font-weight-asian="normal" style:font-size-complex="11pt" style:font-style-complex="normal" style:font-weight-complex="normal"/>
    </style:style>
    <style:style style:name="T59" style:family="text">
      <style:text-properties style:font-name="Calibri" fo:font-size="11pt" fo:font-style="normal" style:text-underline-style="none" fo:font-weight="normal" style:font-size-asian="11pt" style:font-style-asian="normal" style:font-weight-asian="normal" style:font-size-complex="18pt"/>
    </style:style>
    <style:style style:name="T60" style:family="text">
      <style:text-properties style:font-name="Calibri" fo:font-size="11pt" fo:font-style="normal" style:text-underline-style="none" fo:font-weight="normal" style:font-size-asian="11pt" style:font-style-asian="normal" style:font-weight-asian="normal" style:font-size-complex="18pt" style:font-weight-complex="bold"/>
    </style:style>
    <style:style style:name="T61" style:family="text">
      <style:text-properties style:font-name="Calibri" fo:font-size="11pt" fo:font-style="normal" style:text-underline-style="none" fo:font-weight="normal" style:font-size-asian="11pt" style:font-style-asian="normal" style:font-weight-asian="normal" style:font-weight-complex="bold"/>
    </style:style>
    <style:style style:name="T62" style:family="text">
      <style:text-properties style:font-name="Calibri" fo:font-size="11pt" fo:font-style="normal" style:text-underline-style="solid" style:text-underline-width="auto" style:text-underline-color="font-color" fo:font-weight="normal" style:font-size-asian="11pt" style:font-style-asian="normal" style:font-weight-asian="normal"/>
    </style:style>
    <style:style style:name="T63" style:family="text">
      <style:text-properties style:font-name="Calibri" fo:font-size="11pt" fo:font-style="normal" style:text-underline-style="solid" style:text-underline-width="auto" style:text-underline-color="font-color" fo:font-weight="normal" style:font-size-asian="11pt" style:font-style-asian="normal" style:font-weight-asian="normal" style:font-size-complex="11pt"/>
    </style:style>
    <style:style style:name="T64" style:family="text">
      <style:text-properties style:font-name="Calibri"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65" style:family="text">
      <style:text-properties style:font-name="Calibri" fo:font-size="11pt" fo:font-style="normal" style:text-underline-style="solid" style:text-underline-width="auto" style:text-underline-color="font-color" fo:font-weight="bold" style:font-size-asian="11pt" style:font-style-asian="normal" style:font-weight-asian="bold" style:font-weight-complex="bold"/>
    </style:style>
    <style:style style:name="T66" style:family="text">
      <style:text-properties style:font-name="Calibri" fo:font-size="11pt" fo:font-style="normal" style:text-underline-style="solid" style:text-underline-width="auto" style:text-underline-color="font-color" fo:font-weight="bold" style:font-size-asian="11pt" style:font-style-asian="normal" style:font-weight-asian="bold" style:font-size-complex="11pt" style:font-weight-complex="bold"/>
    </style:style>
    <style:style style:name="T67" style:family="text">
      <style:text-properties style:font-name="Calibri"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68" style:family="text">
      <style:text-properties style:font-name="Calibri" fo:font-size="11pt" fo:font-style="normal" fo:font-weight="bold" style:font-size-asian="11pt" style:font-style-asian="normal" style:font-weight-asian="bold" style:font-size-complex="11pt" style:font-style-complex="normal" style:font-weight-complex="bold"/>
    </style:style>
    <style:style style:name="T69" style:family="text">
      <style:text-properties style:font-name="Calibri" fo:font-size="11pt" fo:font-style="normal" fo:font-weight="bold" style:font-size-asian="11pt" style:font-style-asian="normal" style:font-weight-asian="bold" style:font-weight-complex="bold"/>
    </style:style>
    <style:style style:name="T70" style:family="text">
      <style:text-properties style:font-name="Calibri" fo:font-size="11pt" fo:font-style="normal" fo:font-weight="normal" style:font-size-asian="11pt" style:font-style-asian="normal" style:font-weight-asian="normal"/>
    </style:style>
    <style:style style:name="T71" style:family="text">
      <style:text-properties style:font-name="Calibri" fo:font-size="11pt" fo:font-style="normal" fo:font-weight="normal" style:font-size-asian="11pt" style:font-style-asian="normal" style:font-weight-asian="normal" style:font-size-complex="11pt" style:font-style-complex="normal" style:font-weight-complex="normal"/>
    </style:style>
    <style:style style:name="T72" style:family="text">
      <style:text-properties style:font-name="Calibri" fo:font-size="11pt" fo:font-style="normal" style:font-size-asian="11pt" style:font-style-asian="normal" style:font-size-complex="11pt" style:font-style-complex="normal"/>
    </style:style>
    <style:style style:name="T73" style:family="text">
      <style:text-properties style:font-name="Calibri" fo:font-size="11pt" fo:font-style="italic" style:text-underline-style="none" fo:font-weight="bold" style:font-size-asian="11pt" style:font-style-asian="italic" style:font-weight-asian="bold" style:font-size-complex="11pt"/>
    </style:style>
    <style:style style:name="T74" style:family="text">
      <style:text-properties style:font-name="Calibri" fo:font-size="11pt" fo:font-style="italic" style:text-underline-style="none" fo:font-weight="bold" style:font-size-asian="11pt" style:font-style-asian="italic" style:font-weight-asian="bold" style:font-size-complex="11pt" style:font-style-complex="italic" style:font-weight-complex="bold"/>
    </style:style>
    <style:style style:name="T75" style:family="text">
      <style:text-properties style:font-name="Calibri" fo:font-size="11pt" fo:font-style="italic" style:text-underline-style="none" fo:font-weight="bold" style:font-size-asian="11pt" style:font-style-asian="italic" style:font-weight-asian="bold" style:font-weight-complex="bold"/>
    </style:style>
    <style:style style:name="T76" style:family="text">
      <style:text-properties style:font-name="Calibri" fo:font-size="11pt" fo:font-style="italic" style:text-underline-style="none" fo:font-weight="normal" style:font-size-asian="11pt" style:font-style-asian="italic" style:font-weight-asian="normal"/>
    </style:style>
    <style:style style:name="T77" style:family="text">
      <style:text-properties style:font-name="Calibri" fo:font-size="11pt" fo:font-style="italic" style:text-underline-style="none" fo:font-weight="normal" style:font-size-asian="11pt" style:font-style-asian="italic" style:font-weight-asian="normal" style:font-size-complex="11pt"/>
    </style:style>
    <style:style style:name="T78" style:family="text">
      <style:text-properties style:font-name="Calibri" fo:font-size="11pt" fo:font-style="italic" style:text-underline-style="none" fo:font-weight="normal" style:font-size-asian="11pt" style:font-style-asian="italic" style:font-weight-asian="normal" style:font-size-complex="11pt" style:font-style-complex="italic" style:font-weight-complex="normal"/>
    </style:style>
    <style:style style:name="T79" style:family="text">
      <style:text-properties style:font-name="Calibri" fo:font-size="11pt" fo:font-style="italic" fo:font-weight="normal" style:font-size-asian="11pt" style:font-style-asian="italic" style:font-weight-asian="normal" style:font-size-complex="11pt" style:font-style-complex="italic" style:font-weight-complex="normal"/>
    </style:style>
    <style:style style:name="T80" style:family="text">
      <style:text-properties style:font-name="Calibri" fo:font-size="11pt" fo:font-style="italic" fo:font-weight="bold" style:font-size-asian="11pt" style:font-style-asian="italic" style:font-weight-asian="bold" style:font-size-complex="11pt" style:font-style-complex="italic" style:font-weight-complex="bold"/>
    </style:style>
    <style:style style:name="T81" style:family="text">
      <style:text-properties style:font-name="Calibri" fo:font-size="11pt" fo:font-style="italic" style:font-size-asian="11pt" style:font-style-asian="italic" style:font-size-complex="11pt" style:font-style-complex="italic"/>
    </style:style>
    <style:style style:name="T82" style:family="text">
      <style:text-properties style:font-name="Calibri" fo:font-size="14pt" fo:font-style="normal" style:text-underline-style="none" fo:font-weight="normal" style:font-size-asian="14pt" style:font-style-asian="normal" style:font-weight-asian="normal"/>
    </style:style>
    <style:style style:name="T83" style:family="text">
      <style:text-properties style:font-name="Calibri" fo:font-size="14pt" fo:font-style="normal" style:text-underline-style="none" fo:font-weight="bold" style:font-size-asian="14pt" style:font-style-asian="normal" style:font-weight-asian="bold" style:font-size-complex="14pt" style:font-weight-complex="bold"/>
    </style:style>
    <style:style style:name="T84" style:family="text">
      <style:text-properties style:font-name="Calibri" fo:font-size="14pt" fo:font-style="normal" style:text-underline-style="none" fo:font-weight="bold" style:font-size-asian="14pt" style:font-style-asian="normal" style:font-weight-asian="bold" style:font-size-complex="14pt" style:font-style-complex="normal" style:font-weight-complex="bold"/>
    </style:style>
    <style:style style:name="T85" style:family="text">
      <style:text-properties style:font-name="Calibri" fo:font-size="14pt" fo:font-style="normal" fo:font-weight="bold" style:font-size-asian="14pt" style:font-style-asian="normal" style:font-weight-asian="bold"/>
    </style:style>
    <style:style style:name="T86" style:family="text">
      <style:text-properties style:font-name="Calibri" fo:font-size="14pt" fo:font-style="normal" fo:font-weight="bold" style:font-size-asian="14pt" style:font-style-asian="normal" style:font-weight-asian="bold" style:font-size-complex="14pt" style:font-style-complex="normal" style:font-weight-complex="bold"/>
    </style:style>
    <style:style style:name="T87" style:family="text">
      <style:text-properties style:font-name="Calibri" fo:font-size="14pt" fo:font-style="normal" fo:font-weight="bold" style:font-size-asian="14pt" style:font-style-asian="normal" style:font-weight-asian="bold" style:font-style-complex="normal" style:font-weight-complex="bold"/>
    </style:style>
    <style:style style:name="T88" style:family="text">
      <style:text-properties style:font-name="Calibri" fo:font-size="14pt" fo:font-style="normal" fo:font-weight="normal" style:font-size-asian="14pt" style:font-style-asian="normal" style:font-weight-asian="normal"/>
    </style:style>
    <style:style style:name="T89" style:family="text">
      <style:text-properties style:font-name="Calibri" fo:font-size="14pt" fo:font-style="normal" fo:font-weight="normal" style:font-size-asian="14pt" style:font-style-asian="normal" style:font-weight-asian="normal" style:font-size-complex="14pt" style:font-style-complex="normal" style:font-weight-complex="normal"/>
    </style:style>
    <style:style style:name="T90" style:family="text">
      <style:text-properties style:font-name="Calibri" fo:font-size="14pt" fo:font-weight="normal" style:font-size-asian="14pt" style:font-weight-asian="normal"/>
    </style:style>
    <style:style style:name="T91" style:family="text">
      <style:text-properties style:font-name="Calibri" fo:font-size="14pt" fo:font-style="italic" fo:font-weight="normal" style:font-size-asian="14pt" style:font-style-asian="italic" style:font-weight-asian="normal"/>
    </style:style>
    <style:style style:name="T92" style:family="text">
      <style:text-properties style:font-name="Calibri" fo:font-size="14pt" fo:font-style="italic" fo:font-weight="normal" style:font-size-asian="14pt" style:font-style-asian="italic" style:font-weight-asian="normal" style:font-size-complex="14pt" style:font-style-complex="italic" style:font-weight-complex="normal"/>
    </style:style>
    <style:style style:name="T93" style:family="text">
      <style:text-properties style:font-name="Calibri" fo:font-size="1pt" fo:font-style="normal" style:text-underline-style="none" fo:font-weight="normal" style:font-size-asian="1pt" style:font-style-asian="normal" style:font-weight-asian="normal"/>
    </style:style>
    <style:style style:name="T94" style:family="text">
      <style:text-properties style:font-name="Calibri" fo:font-size="10pt" fo:font-style="italic" style:text-underline-style="none" fo:font-weight="bold" style:font-size-asian="10pt" style:font-style-asian="italic" style:font-weight-asian="bold" style:font-weight-complex="bold"/>
    </style:style>
    <style:style style:name="T95" style:family="text">
      <style:text-properties style:font-name="Calibri" fo:font-size="10pt" fo:font-style="normal" style:text-underline-style="none" fo:font-weight="normal" style:font-size-asian="10pt" style:font-style-asian="normal" style:font-weight-asian="normal"/>
    </style:style>
    <style:style style:name="T96" style:family="text">
      <style:text-properties style:font-name="Calibri" fo:font-size="22pt" fo:font-weight="bold" style:font-size-asian="22pt" style:font-weight-asian="bold" style:font-size-complex="22pt"/>
    </style:style>
    <style:style style:name="T97" style:family="text">
      <style:text-properties style:font-name="Calibri" fo:font-style="normal" fo:font-weight="normal" style:font-style-asian="normal" style:font-weight-asian="normal"/>
    </style:style>
    <style:style style:name="T98" style:family="text">
      <style:text-properties style:font-name="Calibri" fo:font-size="18pt" fo:font-style="normal" style:text-underline-style="none" fo:font-weight="bold" style:font-size-asian="18pt" style:font-style-asian="normal" style:font-weight-asian="bold" style:font-size-complex="11pt" style:font-weight-complex="bold"/>
    </style:style>
    <style:style style:name="T99" style:family="text">
      <style:text-properties style:font-name="Calibri" fo:font-size="20pt" fo:font-weight="normal" style:font-size-asian="20pt" style:font-weight-asian="normal" style:font-size-complex="20pt" style:font-weight-complex="normal"/>
    </style:style>
    <style:style style:name="T100" style:family="text">
      <style:text-properties style:font-name="Calibri" fo:font-size="20pt" fo:font-style="normal" fo:font-weight="bold" style:font-size-asian="20pt" style:font-style-asian="normal" style:font-weight-asian="bold" style:font-size-complex="20pt" style:font-style-complex="normal" style:font-weight-complex="bold"/>
    </style:style>
    <style:style style:name="T101" style:family="text">
      <style:text-properties style:font-name="Calibri" fo:font-size="20pt" fo:font-style="normal" fo:font-weight="normal" style:font-size-asian="20pt" style:font-style-asian="normal" style:font-weight-asian="normal" style:font-size-complex="20pt" style:font-style-complex="normal" style:font-weight-complex="normal"/>
    </style:style>
    <style:style style:name="T102" style:family="text">
      <style:text-properties style:font-name="Calibri" fo:font-size="20pt" fo:font-style="italic" fo:font-weight="normal" style:font-size-asian="20pt" style:font-style-asian="italic" style:font-weight-asian="normal" style:font-size-complex="20pt" style:font-style-complex="italic" style:font-weight-complex="normal"/>
    </style:style>
    <style:style style:name="T103" style:family="text">
      <style:text-properties style:font-name="Calibri" fo:font-size="20pt" fo:font-weight="bold" style:font-size-asian="20pt" style:font-weight-asian="bold" style:font-size-complex="20pt" style:font-weight-complex="bold"/>
    </style:style>
    <style:style style:name="T104" style:family="text">
      <style:text-properties style:font-name="Calibri" fo:font-weight="bold" style:font-weight-asian="bold" style:font-weight-complex="bold"/>
    </style:style>
    <style:style style:name="T105" style:family="text">
      <style:text-properties style:font-name="Calibri" fo:font-weight="bold" style:font-size-asian="11pt" style:font-weight-asian="bold" style:font-weight-complex="bold"/>
    </style:style>
    <style:style style:name="T106" style:family="text">
      <style:text-properties style:font-name="Calibri" fo:font-size="8pt" fo:font-style="normal" style:text-underline-style="none" fo:font-weight="bold" style:font-size-asian="8pt" style:font-style-asian="normal" style:font-weight-asian="bold" style:font-size-complex="8pt" style:font-style-complex="normal" style:font-weight-complex="bold"/>
    </style:style>
    <style:style style:name="T107" style:family="text">
      <style:text-properties style:font-name="Comic Sans MS" fo:font-size="10pt" fo:font-style="normal" style:text-underline-style="none" fo:font-weight="normal" style:font-size-asian="10pt" style:font-style-asian="normal" style:font-weight-asian="normal"/>
    </style:style>
    <style:style style:name="T108" style:family="text">
      <style:text-properties style:font-name="Comic Sans MS" fo:font-size="10pt" fo:font-style="italic" style:text-underline-style="none" fo:font-weight="normal" style:font-size-asian="10pt" style:font-style-asian="italic" style:font-weight-asian="normal"/>
    </style:style>
    <style:style style:name="T109" style:family="text">
      <style:text-properties style:font-name="Comic Sans MS" fo:font-size="10pt" fo:font-style="italic" style:text-underline-style="none" fo:font-weight="normal" style:font-size-asian="10pt" style:font-style-asian="italic" style:font-weight-asian="normal" style:font-size-complex="10pt" style:font-style-complex="italic"/>
    </style:style>
    <style:style style:name="T110" style:family="text">
      <style:text-properties style:font-name="Comic Sans MS" fo:font-size="10pt" fo:font-style="italic" style:text-underline-style="none" fo:font-weight="normal" style:font-size-asian="10pt" style:font-style-asian="italic" style:font-weight-asian="normal" style:font-size-complex="10pt" style:font-style-complex="italic" style:font-weight-complex="normal"/>
    </style:style>
    <style:style style:name="T111" style:family="text">
      <style:text-properties style:font-name="Comic Sans MS" fo:font-size="11pt" fo:font-style="italic" fo:font-weight="normal" style:font-size-asian="11pt" style:font-style-asian="italic" style:font-weight-asian="normal"/>
    </style:style>
    <style:style style:name="T112" style:family="text">
      <style:text-properties style:font-name="Comic Sans MS" fo:font-size="11pt" fo:font-style="italic" style:text-underline-style="none" fo:font-weight="normal" style:font-size-asian="11pt" style:font-style-asian="italic" style:font-weight-asian="normal"/>
    </style:style>
    <style:style style:name="T113" style:family="text">
      <style:text-properties style:font-name="Comic Sans MS" fo:font-size="11pt" fo:font-style="italic" style:text-underline-style="none" fo:font-weight="normal" style:font-size-asian="11pt" style:font-style-asian="italic" style:font-weight-asian="normal" style:font-size-complex="11pt" style:font-style-complex="italic" style:font-weight-complex="normal"/>
    </style:style>
    <style:style style:name="T114" style:family="text">
      <style:text-properties style:font-name="Comic Sans MS" fo:font-size="11pt" fo:font-style="normal" fo:font-weight="normal" style:font-size-asian="11pt" style:font-style-asian="normal" style:font-weight-asian="normal"/>
    </style:style>
    <style:style style:name="T115" style:family="text">
      <style:text-properties style:font-name="Comic Sans MS" fo:font-size="11pt" fo:font-style="normal" style:text-underline-style="none" fo:font-weight="normal" style:font-size-asian="11pt" style:font-style-asian="normal" style:font-weight-asian="normal"/>
    </style:style>
    <style:style style:name="T116" style:family="text">
      <style:text-properties style:font-name="Comic Sans MS" fo:font-size="11pt" fo:font-style="normal" style:text-underline-style="none" fo:font-weight="normal" style:font-size-asian="11pt" style:font-style-asian="normal" style:font-weight-asian="normal" style:font-size-complex="11pt" style:font-style-complex="normal" style:font-weight-complex="normal"/>
    </style:style>
    <style:style style:name="T117" style:family="text">
      <style:text-properties fo:font-weight="bold" style:font-weight-asian="bold" style:font-weight-complex="bold"/>
    </style:style>
    <style:style style:name="T118" style:family="text">
      <style:text-properties style:text-position="super 58%" style:font-name="Calibri" fo:font-size="11pt" fo:font-weight="normal" style:font-size-asian="11pt" style:font-weight-asian="normal"/>
    </style:style>
    <style:style style:name="T119" style:family="text">
      <style:text-properties style:text-position="super 58%" style:font-name="Calibri" fo:font-size="11pt" fo:font-weight="normal" style:font-size-asian="11pt" style:font-weight-asian="normal" style:font-size-complex="11pt" style:font-weight-complex="normal"/>
    </style:style>
    <style:style style:name="T120" style:family="text">
      <style:text-properties style:text-position="super 58%" style:font-name="Calibri" fo:font-size="11pt" style:font-size-asian="11pt" style:font-size-complex="11pt"/>
    </style:style>
    <style:style style:name="T121" style:family="text">
      <style:text-properties style:text-position="super 58%" style:font-name="Calibri" fo:font-size="11pt" fo:font-style="normal" style:text-underline-style="none" fo:font-weight="normal" style:font-size-asian="11pt" style:font-style-asian="normal" style:font-weight-asian="normal"/>
    </style:style>
    <style:style style:name="T122" style:family="text">
      <style:text-properties style:text-position="super 58%" style:font-name="Calibri" fo:font-size="11pt" fo:font-style="normal" style:text-underline-style="none" fo:font-weight="normal" style:font-size-asian="11pt" style:font-style-asian="normal" style:font-weight-asian="normal" style:font-size-complex="11pt" style:font-weight-complex="normal"/>
    </style:style>
    <style:style style:name="T123" style:family="text">
      <style:text-properties style:text-position="super 58%" style:font-name="Calibri" fo:font-size="11pt" fo:font-style="normal" style:text-underline-style="none" fo:font-weight="normal" style:font-size-asian="11pt" style:font-style-asian="normal" style:font-weight-asian="normal" style:font-size-complex="11pt" style:font-style-complex="normal" style:font-weight-complex="normal"/>
    </style:style>
    <style:style style:name="T124" style:family="text">
      <style:text-properties style:text-position="super 58%" style:font-name="Calibri" fo:font-size="11pt" fo:font-style="normal" style:text-underline-style="none" fo:font-weight="bold" style:font-size-asian="11pt" style:font-style-asian="normal" style:font-weight-asian="bold"/>
    </style:style>
    <style:style style:name="T125" style:family="text">
      <style:text-properties style:text-position="super 58%" style:font-name="Calibri" fo:font-size="11pt" fo:font-style="normal" style:text-underline-style="none" fo:font-weight="bold" style:font-size-asian="11pt" style:font-style-asian="normal" style:font-weight-asian="bold" style:font-weight-complex="bold"/>
    </style:style>
    <style:style style:name="T126" style:family="text">
      <style:text-properties style:text-position="super 58%" style:font-name="Calibri" fo:font-size="11pt" fo:font-style="normal" style:text-underline-style="none" fo:font-weight="bold" style:font-size-asian="11pt" style:font-style-asian="normal" style:font-weight-asian="bold" style:font-size-complex="11pt" style:font-weight-complex="bold"/>
    </style:style>
    <style:style style:name="T127" style:family="text">
      <style:text-properties style:text-position="super 58%" style:font-name="Calibri" fo:font-size="11pt" fo:font-style="normal" style:text-underline-style="none" fo:font-weight="bold" style:font-size-asian="11pt" style:font-style-asian="normal" style:font-weight-asian="bold" style:font-size-complex="11pt" style:font-style-complex="normal" style:font-weight-complex="bold"/>
    </style:style>
    <style:style style:name="T128" style:family="text">
      <style:text-properties style:text-position="super 58%" style:font-name="Calibri" fo:font-size="11pt" fo:font-style="normal" style:text-underline-style="solid" style:text-underline-width="auto" style:text-underline-color="font-color" fo:font-weight="bold" style:font-size-asian="11pt" style:font-style-asian="normal" style:font-weight-asian="bold" style:font-weight-complex="bold"/>
    </style:style>
    <style:style style:name="T129" style:family="text">
      <style:text-properties style:text-position="super 58%" style:font-name="Calibri"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130" style:family="text">
      <style:text-properties style:text-position="super 58%" style:font-name="Calibri" fo:font-size="11pt" fo:font-style="normal" fo:font-weight="normal" style:font-size-asian="11pt" style:font-style-asian="normal" style:font-weight-asian="normal" style:font-size-complex="11pt" style:font-style-complex="normal" style:font-weight-complex="normal"/>
    </style:style>
    <style:style style:name="T131" style:family="text">
      <style:text-properties style:text-position="super 58%" style:font-name="Calibri" fo:font-size="11pt" fo:font-style="normal" style:font-size-asian="11pt" style:font-style-asian="normal" style:font-size-complex="11pt" style:font-style-complex="normal"/>
    </style:style>
    <style:style style:name="T132" style:family="text">
      <style:text-properties style:text-position="super 58%" style:font-name="Calibri" fo:font-size="11pt" fo:font-style="normal" fo:font-weight="bold" style:font-size-asian="11pt" style:font-style-asian="normal" style:font-weight-asian="bold" style:font-size-complex="11pt" style:font-style-complex="normal" style:font-weight-complex="bold"/>
    </style:style>
    <style:style style:name="T133" style:family="text">
      <style:text-properties style:text-position="super 58%" style:font-name="Calibri" fo:font-size="11pt" style:text-underline-style="none" fo:font-weight="normal" style:font-size-asian="11pt" style:font-weight-asian="normal"/>
    </style:style>
    <style:style style:name="T134" style:family="text">
      <style:text-properties style:text-position="super 58%" style:font-name="Calibri" fo:font-size="11pt" style:text-underline-style="none" fo:font-weight="normal" style:font-size-asian="11pt" style:font-weight-asian="normal" style:font-size-complex="11pt" style:font-weight-complex="normal"/>
    </style:style>
    <style:style style:name="T135" style:family="text">
      <style:text-properties style:text-position="super 58%" style:font-name="Calibri" fo:font-size="11pt" style:text-underline-style="none" fo:font-weight="bold" style:font-size-asian="11pt" style:font-weight-asian="bold" style:font-size-complex="11pt" style:font-weight-complex="bold"/>
    </style:style>
    <style:style style:name="T136" style:family="text">
      <style:text-properties style:text-position="super 58%" style:font-name="Calibri" fo:font-size="11pt" style:text-underline-style="solid" style:text-underline-width="auto" style:text-underline-color="font-color" fo:font-weight="bold" style:font-size-asian="11pt" style:font-weight-asian="bold" style:font-weight-complex="bold"/>
    </style:style>
    <style:style style:name="T137" style:family="text">
      <style:text-properties style:text-position="super 58%" style:font-name="Calibri" fo:font-size="11pt" fo:font-weight="bold" style:font-size-asian="11pt" style:font-weight-asian="bold" style:font-size-complex="11pt" style:font-weight-complex="bold"/>
    </style:style>
    <style:style style:name="T138" style:family="text">
      <style:text-properties style:text-position="super 58%" style:font-name="Calibri" fo:font-size="11pt" fo:font-style="italic" style:font-size-asian="11pt" style:font-style-asian="italic" style:font-size-complex="11pt" style:font-style-complex="italic"/>
    </style:style>
    <style:style style:name="T139" style:family="text">
      <style:text-properties style:text-position="super 58%" style:font-name="Calibri" fo:font-size="14pt" fo:font-style="normal" fo:font-weight="bold" style:font-size-asian="14pt" style:font-style-asian="normal" style:font-weight-asian="bold" style:font-size-complex="14pt" style:font-style-complex="normal" style:font-weight-complex="bold"/>
    </style:style>
    <style:style style:name="T140" style:family="text">
      <style:text-properties style:text-position="super 58%" style:font-name="Calibri" fo:font-size="20pt" fo:font-style="normal" fo:font-weight="bold" style:font-size-asian="20pt" style:font-style-asian="normal" style:font-weight-asian="bold" style:font-size-complex="20pt" style:font-style-complex="normal" style:font-weight-complex="bold"/>
    </style:style>
    <style:style style:name="T141" style:family="text">
      <style:text-properties style:text-position="super 58%" style:font-name="Calibri" fo:font-size="20pt" fo:font-weight="bold" style:font-size-asian="20pt" style:font-weight-asian="bold" style:font-size-complex="20pt" style:font-weight-complex="bold"/>
    </style:style>
    <style:style style:name="T142" style:family="text">
      <style:text-properties style:text-position="super 58%" style:font-name="Arial Black1" fo:font-size="18pt" fo:font-style="normal" style:text-underline-style="none" fo:font-weight="bold" style:font-size-asian="18pt" style:font-style-asian="normal" style:font-weight-asian="bold"/>
    </style:style>
    <style:style style:name="T143" style:family="text">
      <style:text-properties style:text-position="super 58%" style:font-name="Arial Black1" fo:font-size="18pt" fo:font-style="normal" style:text-underline-style="none" fo:font-weight="bold" style:font-size-asian="18pt" style:font-style-asian="normal" style:font-weight-asian="bold" style:font-size-complex="18pt" style:font-style-complex="normal" style:font-weight-complex="bold"/>
    </style:style>
    <style:style style:name="T144" style:family="text">
      <style:text-properties style:text-position="super 58%" style:font-name="Arial Black1" fo:font-size="18pt" fo:font-style="italic" style:text-underline-style="none" fo:font-weight="normal" style:font-size-asian="18pt" style:font-style-asian="italic" style:font-weight-asian="normal" style:font-size-complex="18pt" style:font-style-complex="italic" style:font-weight-complex="normal"/>
    </style:style>
    <style:style style:name="T145" style:family="text">
      <style:text-properties style:text-position="super 58%" style:font-name="Arial Black1" fo:font-size="22pt" fo:font-style="normal" style:text-underline-style="none" fo:font-weight="bold" style:font-size-asian="22pt" style:font-style-asian="normal" style:font-weight-asian="bold" style:font-size-complex="22pt" style:font-style-complex="normal" style:font-weight-complex="bold"/>
    </style:style>
    <style:style style:name="T146" style:family="text">
      <style:text-properties style:text-position="super 58%" style:font-name="Arial Black1" fo:font-size="16pt" fo:font-style="normal" style:text-underline-style="none" fo:font-weight="bold" style:font-size-asian="16pt" style:font-style-asian="normal" style:font-weight-asian="bold" style:font-size-complex="16pt" style:font-style-complex="normal" style:font-weight-complex="bold"/>
    </style:style>
    <style:style style:name="T147" style:family="text">
      <style:text-properties style:text-position="super 58%" style:font-name="Arial Black1"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148" style:family="text">
      <style:text-properties style:text-position="super 58%" style:font-name="Arial Black1" fo:font-size="14pt" fo:font-style="normal" style:text-underline-style="none" fo:font-weight="normal" style:font-size-asian="14pt" style:font-style-asian="normal" style:font-weight-asian="normal" style:font-size-complex="14pt" style:font-style-complex="normal" style:font-weight-complex="normal"/>
    </style:style>
    <style:style style:name="T149" style:family="text">
      <style:text-properties style:text-line-through-style="none" style:text-line-through-type="none" style:text-position="super 58%" style:font-name="Calibri" fo:font-size="11pt" fo:font-style="normal" style:text-underline-style="none" fo:font-weight="bold" style:font-size-asian="11pt" style:font-style-asian="normal" style:font-weight-asian="bold" style:font-size-complex="11pt" style:font-weight-complex="bold"/>
    </style:style>
    <style:style style:name="T150" style:family="text">
      <style:text-properties style:text-line-through-style="none" style:text-line-through-type="none" style:text-position="super 58%" style:font-name="Calibri" fo:font-size="11pt" fo:font-style="normal" style:text-underline-style="none" fo:font-weight="bold" style:font-size-asian="11pt" style:font-style-asian="normal" style:font-weight-asian="bold" style:font-size-complex="11pt" style:font-style-complex="normal" style:font-weight-complex="bold"/>
    </style:style>
    <style:style style:name="T151" style:family="text">
      <style:text-properties style:text-line-through-style="none" style:text-line-through-type="none" style:text-position="super 58%" style:font-name="Calibri" fo:font-size="11pt" fo:font-style="normal" style:text-underline-style="none" fo:font-weight="normal" style:font-size-asian="11pt" style:font-style-asian="normal" style:font-weight-asian="normal" style:font-size-complex="11pt" style:font-weight-complex="normal"/>
    </style:style>
    <style:style style:name="T152" style:family="text">
      <style:text-properties style:text-line-through-style="none" style:text-line-through-type="none" style:font-name="Calibri" fo:font-size="11pt" fo:font-style="normal" style:text-underline-style="none" fo:font-weight="bold" style:font-size-asian="11pt" style:font-style-asian="normal" style:font-weight-asian="bold" style:font-size-complex="11pt" style:font-weight-complex="bold"/>
    </style:style>
    <style:style style:name="T153" style:family="text">
      <style:text-properties style:text-line-through-style="none" style:text-line-through-type="none" style:font-name="Calibri" fo:font-size="11pt" fo:font-style="normal" style:text-underline-style="none" fo:font-weight="normal" style:font-size-asian="11pt" style:font-style-asian="normal" style:font-weight-asian="normal" style:font-size-complex="11pt" style:font-weight-complex="normal"/>
    </style:style>
    <style:style style:name="T154" style:family="text">
      <style:text-properties style:text-line-through-style="none" style:text-line-through-type="none" style:font-name="Calibri" fo:font-size="11pt" fo:font-style="normal" style:text-underline-style="none" fo:font-weight="normal" style:font-size-asian="11pt" style:font-style-asian="normal" style:font-weight-asian="normal" style:font-size-complex="11pt" style:font-style-complex="normal" style:font-weight-complex="normal"/>
    </style:style>
    <style:style style:name="T155" style:family="text">
      <style:text-properties style:text-line-through-style="none" style:text-line-through-type="none" style:font-name="Arial Black1" fo:font-size="18pt" fo:font-style="normal" style:text-underline-style="none" fo:font-weight="bold" style:font-size-asian="18pt" style:font-style-asian="normal" style:font-weight-asian="bold" style:font-size-complex="18pt" style:font-weight-complex="bold"/>
    </style:style>
    <style:style style:name="T156" style:family="text">
      <style:text-properties fo:font-size="14pt" fo:font-weight="bold" style:font-size-asian="14pt" style:font-weight-asian="bold" style:font-size-complex="14pt" style:font-weight-complex="bold"/>
    </style:style>
    <style:style style:name="T157" style:family="text">
      <style:text-properties fo:font-style="normal" style:font-style-asian="normal" style:font-style-complex="normal"/>
    </style:style>
    <style:style style:name="T158" style:family="text">
      <style:text-properties fo:font-style="normal" fo:font-weight="bold" style:font-style-asian="normal" style:font-weight-asian="bold" style:font-style-complex="normal" style:font-weight-complex="bold"/>
    </style:style>
    <style:style style:name="T159" style:family="text">
      <style:text-properties style:font-name="Arial Black" fo:font-size="24pt" fo:language="en" fo:country="US" fo:font-style="normal" fo:font-weight="bold" officeooo:rsid="0023045b" style:font-size-asian="24pt" style:font-style-asian="normal" style:font-weight-asian="bold" style:font-size-complex="18pt" style:font-style-complex="normal" style:font-weight-complex="bold"/>
    </style:style>
    <style:style style:name="T160" style:family="text">
      <style:text-properties style:font-name="Bahnschrift SemiBold SemiConden" fo:font-size="24pt" fo:font-style="italic" fo:font-weight="bold" style:font-size-asian="24pt" style:font-style-asian="italic" style:font-weight-asian="bold" style:font-size-complex="11pt" style:font-style-complex="italic"/>
    </style:style>
    <style:style style:name="T161" style:family="text">
      <style:text-properties style:font-name="Liberation Serif"/>
    </style:style>
    <style:style style:name="T162" style:family="text">
      <style:text-properties style:font-name="Bahnschrift SemiBold"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fo:margin-left="0.1256in" fo:margin-right="0.1256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59"><text:s text:c="12"/></text:span><text:span text:style-name="T1">INTRODUCTION</text:span><text:span text:style-name="T31"/></text:p>
      <text:p text:style-name="P30"/>
      <text:p text:style-name="Standard"><text:s/><text:span text:style-name="T32"><text:s text:c="2"/>WE LIVE IN THE DAYS OF ABSOLUTE WICKEDNESS WHERE ANYTHING GOES WITHOUT QUESTION, <text:s/>NEVER TAKING INTO ACCOUNT OUR ACTIONS. CONSTANTLY GOING ABOUT OUR LIVES WITHOUT ACKNOWLEDGING THE CREATOR OF ALL THINGS IN EXISTENCE, BY BUILDING A LIFE WITHOUT FAITH, WITHOUT WORKS (TURAH) AND WITHOUT PURPOSE.</text:span><text:span text:style-name="T31"/></text:p>
      <text:p text:style-name="Standard"/>
      <text:p text:style-name="Standard"/>
      <text:p text:style-name="Standard"><text:span text:style-name="T32"><text:s text:c="28"/>“FOR I KNOW THE PLANS I AM PLANNING FOR YOU, </text:span><text:span text:style-name="T31"/></text:p>
      <text:p text:style-name="Standard"><text:span text:style-name="T32"><text:s text:c="30"/>DECLARES </text:span><draw:frame draw:style-name="fr1" draw:name="Image1" text:anchor-type="as-char" svg:width="0.4957in" svg:height="0.1862in" draw:z-index="8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32">, PLANS OF PEACE AND NOT OF EVIL.” </text:span><text:span text:style-name="T31"/></text:p>
      <text:p text:style-name="Standard"><text:span text:style-name="T32"><text:s text:c="30"/></text:span><text:span text:style-name="T33">(Y’RMAYAHU 29:11)</text:span><text:span text:style-name="T31"/></text:p>
      <text:p text:style-name="Standard"/>
      <text:p text:style-name="Standard"/>
      <text:p text:style-name="Standard"><text:span text:style-name="T33"><text:s text:c="4"/></text:span><text:span text:style-name="T37">WHAT HAPPENED TO THE TRUE SEED OF ABRAHAM, Y’TSC</text:span><text:span text:style-name="T119">H</text:span><text:span text:style-name="T37">AQ, AND YA’AQUB, THE CONSECRATED ONES? IS THERE ANYONE LEFT? THIS SCROLL/RECORD OF FACTS HAS BEEN DESIGNED FOR THOSE WHO TRULY SEEK RIGHTEOUSNESS AND THE KINGDOM OF </text:span><draw:frame draw:style-name="fr1" draw:name="Image2" text:anchor-type="as-char" svg:width="0.4957in" svg:height="0.1862in" draw:z-index="11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37">. BECAUSE AS A PEOPLE, WE MUST LEARN TO DEDICATE OUR ENTIRE LIVES TO A PARTICULAR COURSE OF THOUGHT, AND ALLOW OURSELVES TO BECOME SET APART FROM THE WORLD EXCLUSIVELY FOR THE SPECIAL USE OF OUR HEAVENLY FATHER </text:span><draw:frame draw:style-name="fr1" draw:name="Image3" text:anchor-type="as-char" svg:width="0.4957in" svg:height="0.1862in" draw:z-index="11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37"><text:s/>AND HIS ONLY BEGOTTEN SON YAHUSHA HA’MASHYACH. SO I MUST ADMONISH YOU, BE NOT FAINT IN THESE LAST DAYS, AND STAND WITH YASHARAHLA AGAINST ALL FORMS OF WICKED ADVERSITY. </text:span><text:span text:style-name="T31"/></text:p>
      <text:p text:style-name="Standard"><text:span text:style-name="T37"><text:s text:c="2"/></text:span><text:span text:style-name="T31"/></text:p>
      <text:p text:style-name="Standard"/>
      <text:p text:style-name="Standard"><text:span text:style-name="T37"><text:s text:c="34"/>“IF THOU FAINT IN THE DAY OF ADVERSITY, THY</text:span><text:span text:style-name="T31"/></text:p>
      <text:p text:style-name="Standard"><text:span text:style-name="T37"><text:s text:c="36"/>STRENGTH IS SMALL”. </text:span><text:span text:style-name="T33">(MASHAL 24:10)</text:span><text:span text:style-name="T31"/></text:p>
      <text:p text:style-name="Standard"/>
      <text:p text:style-name="Standard"/>
      <text:p text:style-name="Standard"/>
      <text:p text:style-name="Standard"/>
      <text:p text:style-name="Standard"/>
      <text:p text:style-name="Standard"/>
      <text:p text:style-name="Standard"><text:span text:style-name="T20"><text:s text:c="17"/>- QAM NAZYRY -</text:span><text:span text:style-name="T31"/></text:p>
      <text:p text:style-name="P35"/>
      <text:p text:style-name="Standard"><text:span text:style-name="T37"><text:s text:c="85"/></text:span><text:span text:style-name="T33">i</text:span><text:span text:style-name="T31"/></text:p>
      <text:p text:style-name="P30"><text:soft-page-break/><text:span text:style-name="T2"><text:s text:c="17"/>DEDICATION</text:span><text:span text:style-name="T31"/></text:p>
      <text:p text:style-name="P30"/>
      <text:p text:style-name="P31"><text:span text:style-name="T34"><text:s text:c="37"/></text:span><text:span text:style-name="T4"><text:s/></text:span><text:span text:style-name="T37"><text:s/>THIS SCROLL IS DEDICATED TO THE 12 LOST SHEEP OF </text:span><text:span text:style-name="T31"/></text:p>
      <text:p text:style-name="P31"><text:span text:style-name="T37"><text:s text:c="41"/>THE HOUSE OF Y’SHAR’AL AND ALL THOSE WHO DESIRE</text:span><text:span text:style-name="T31"/></text:p>
      <text:p text:style-name="P31"><text:span text:style-name="T37"><text:s text:c="41"/>THE RIGHT-RULINGS OF </text:span><draw:frame draw:style-name="fr1" draw:name="Image4" text:anchor-type="as-char" svg:width="0.4957in" svg:height="0.1862in" draw:z-index="7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37">. WE THANK YOU AHBA </text:span><text:span text:style-name="T31"/></text:p>
      <text:p text:style-name="P31"><text:span text:style-name="T37"><text:s text:c="41"/>ETERNALLY, <text:s/>AND UPLIFT YOUR MOST ESTEEMED AND </text:span><text:span text:style-name="T31"/></text:p>
      <text:p text:style-name="P31"><text:span text:style-name="T37"><text:s text:c="41"/>SET-APART NAME. FOR YOU ALONE ARE THE INCOMPRE-</text:span><text:span text:style-name="T31"/></text:p>
      <text:p text:style-name="P31"><text:span text:style-name="T37"><text:s text:c="41"/>HENSIBLE ALL-FATHER, THE PERFECT INCONCEIVABLE </text:span><text:span text:style-name="T31"/></text:p>
      <text:p text:style-name="P31"><text:span text:style-name="T37"><text:s text:c="41"/>ONE, WHO MADE THE TOTALITY, AND WITHIN HIM IS </text:span><text:span text:style-name="T31"/></text:p>
      <text:p text:style-name="P31"><text:span text:style-name="T37"><text:s text:c="41"/>THE TOTALITY OF ALL.</text:span><text:span text:style-name="T31"/></text:p>
      <text:p text:style-name="P31"><text:span text:style-name="T37"><text:s text:c="77"/></text:span><text:span text:style-name="T33">(YASHAYAHU 55:8-9)</text:span><text:span text:style-name="T31"/></text:p>
      <text:p text:style-name="P31"/>
      <text:p text:style-name="P31"><text:span text:style-name="T33"><text:s text:c="18"/></text:span><text:span text:style-name="T37"><text:s text:c="23"/>“WITH MY SOUL HAVE I DESIRED THE</text:span><text:span text:style-name="T38">E</text:span><text:span text:style-name="T37"> IN THE NIGHT; </text:span><text:span text:style-name="T31"/></text:p>
      <text:p text:style-name="P31"><text:span text:style-name="T37"><text:s text:c="41"/>YEA, WITH MY RUAC</text:span><text:span text:style-name="T119">H </text:span><text:span text:style-name="T37">WITHIN ME WILL I SEEK THEE</text:span><text:span text:style-name="T31"/></text:p>
      <text:p text:style-name="P31"><text:span text:style-name="T37"><text:s text:c="41"/>EARLY: FOR WHEN THY JUDGMENTS ARE IN THE EARTH, </text:span><text:span text:style-name="T31"/></text:p>
      <text:p text:style-name="P31"><text:span text:style-name="T37"><text:s text:c="41"/>THE INHABITANTS OF THE WORLD WILL LEARN RIGHT-</text:span><text:span text:style-name="T31"/></text:p>
      <text:p text:style-name="P31"><text:span text:style-name="T37"><text:s text:c="41"/>EOUSNESS.” </text:span><text:span text:style-name="T31"/></text:p>
      <text:p text:style-name="P31"><text:span text:style-name="T33"><text:s text:c="77"/>(YASHAYAHU 26:9)</text:span><text:span text:style-name="T31"/></text:p>
      <text:p text:style-name="P66"><text:span text:style-name="T37"><text:s text:c="41"/></text:span><text:span text:style-name="T31"/></text:p>
      <text:p text:style-name="P66"><text:span text:style-name="T37"><text:s text:c="20"/></text:span><text:span text:style-name="T31"/></text:p>
      <text:p text:style-name="P32"/>
      <text:p text:style-name="P32"/>
      <text:p text:style-name="P33"><text:s text:c="23"/><text:span text:style-name="T31"/></text:p>
      <text:p text:style-name="P33"/>
      <text:p text:style-name="P33"/>
      <text:p text:style-name="P33"><text:s text:c="73"/><text:span text:style-name="T117"><text:s/>ii</text:span><text:span text:style-name="T31"/></text:p>
      <text:p text:style-name="P30"><text:soft-page-break/><text:span text:style-name="T3"><text:s text:c="15"/></text:span><text:span text:style-name="T160">TABLE OF CONTENTS</text:span><text:span text:style-name="T31"/></text:p>
      <text:list text:style-name="WWNum2">
        <text:list-item>
          <text:p text:style-name="P68"><text:span text:style-name="T32">INTRODUCTION …………………………………………………………………………………………………….i</text:span><text:span text:style-name="T31"/></text:p>
        </text:list-item>
        <text:list-item>
          <text:p text:style-name="P68"><text:span text:style-name="T32">DEDICATION………………………………………………………………………………………………………….ii</text:span><text:span text:style-name="T31"/></text:p>
        </text:list-item>
        <text:list-item>
          <text:p text:style-name="P68"><text:span text:style-name="T32">Q’HYLLAT</text:span><text:span text:style-name="T120">H</text:span><text:span text:style-name="T32"> NAZYRY……………………………………………………………………………………………….1</text:span><text:span text:style-name="T31"/></text:p>
        </text:list-item>
        <text:list-item>
          <text:p text:style-name="P68"><text:span text:style-name="T32">PURPOSE………………………………………………………………………………………………………………2</text:span><text:span text:style-name="T31"/></text:p>
        </text:list-item>
        <text:list-item>
          <text:p text:style-name="P68"><text:span text:style-name="T32">T</text:span><text:span text:style-name="T120">H</text:span><text:span text:style-name="T32">ARBUT</text:span><text:span text:style-name="T120">H</text:span><text:span text:style-name="T32">……………………………………………………………………………………………..………………3</text:span><text:span text:style-name="T31"/></text:p>
        </text:list-item>
        <text:list-item>
          <text:p text:style-name="P68"><text:span text:style-name="T32">IN COMPARISON…………………………………………………………………………………………………..4</text:span><text:span text:style-name="T31"/></text:p>
        </text:list-item>
        <text:list-item>
          <text:p text:style-name="P68"><text:span text:style-name="T32">BELIEFS………………………………………………………………………………………………………………...5</text:span><text:span text:style-name="T31"/></text:p>
        </text:list-item>
        <text:list-item>
          <text:p text:style-name="P68"><text:span text:style-name="T32">RULES…………………………………………………………………………………………………………………..6</text:span><text:span text:style-name="T31"/></text:p>
        </text:list-item>
        <text:list-item>
          <text:p text:style-name="P68"><text:span text:style-name="T32">TENETS………...…………………………………………………………………………………..………………….7</text:span><text:span text:style-name="T31"/></text:p>
        </text:list-item>
        <text:list-item>
          <text:p text:style-name="P68"><text:span text:style-name="T32">ORDER OF SERVICE……………………………………………………………………………………………….8</text:span><text:span text:style-name="T31"/></text:p>
        </text:list-item>
        <text:list-item>
          <text:p text:style-name="P68"><text:span text:style-name="T32">CALL TO ORDER…………………………………………………………………………………………………….9</text:span><text:span text:style-name="T31"/></text:p>
        </text:list-item>
        <text:list-item>
          <text:p text:style-name="P68"><text:span text:style-name="T32">T’PHYLLAH…………………………………………………………………………………………………………..11</text:span><text:span text:style-name="T31"/></text:p>
        </text:list-item>
        <text:list-item>
          <text:p text:style-name="P68"><text:span text:style-name="T32">YAHAD………………………………………………………………………………………………………………….14</text:span><text:span text:style-name="T31"/></text:p>
        </text:list-item>
        <text:list-item>
          <text:p text:style-name="P68"><text:span text:style-name="T32">Q’HYLLAT</text:span><text:span text:style-name="T120">H</text:span><text:span text:style-name="T32"> NAZYRY: AMYTHYM…………………………………………………………………………….15</text:span><text:span text:style-name="T31"/></text:p>
        </text:list-item>
        <text:list-item>
          <text:p text:style-name="P68"><text:span text:style-name="T32">ORDER OF AUTHORITIES ……………………………………………………………………………………..16</text:span><text:span text:style-name="T31"/></text:p>
        </text:list-item>
        <text:list-item>
          <text:p text:style-name="P68"><text:span text:style-name="T32">BAYT</text:span><text:span text:style-name="T120">H</text:span><text:span text:style-name="T32"> DYN…………………………………………………………………………………………………………...22</text:span><text:span text:style-name="T31"/></text:p>
        </text:list-item>
        <text:list-item>
          <text:p text:style-name="P68"><text:span text:style-name="T32">PAQYDYM……………………………………………………………………………….……..…………………….23</text:span><text:span text:style-name="T31"/></text:p>
        </text:list-item>
        <text:list-item>
          <text:p text:style-name="P68"><text:span text:style-name="T32">B’GADYM/ALAPH-BAYTH……………... ……………………………………………………………………..24</text:span><text:span text:style-name="T31"/></text:p>
        </text:list-item>
        <text:list-item>
          <text:p text:style-name="P68"><text:span text:style-name="T32">DABARYM ABARYTH……………………………………………………………………………………………..26</text:span><text:span text:style-name="T31"/></text:p>
        </text:list-item>
        <text:list-item>
          <text:p text:style-name="P68"><text:span text:style-name="T32">SHABUA………………………………………………………………………………………………………………..27</text:span><text:span text:style-name="T31"/></text:p>
        </text:list-item>
        <text:list-item>
          <text:p text:style-name="P68"><text:span text:style-name="T32">C</text:span><text:span text:style-name="T120">H</text:span><text:span text:style-name="T32">ADASHYM………………………………………………………………………………………………………...28</text:span><text:span text:style-name="T31"/></text:p>
        </text:list-item>
        <text:list-item>
          <text:p text:style-name="P68"><text:span text:style-name="T32">MU’ADYM……………………………………………………………………………………………………………..29</text:span><text:span text:style-name="T31"/></text:p>
        </text:list-item>
        <text:list-item>
          <text:p text:style-name="P68"><text:span text:style-name="T32">MURASHAT</text:span><text:span text:style-name="T120">H</text:span><text:span text:style-name="T32"> CHAGAYUTH……………………………………………………………………………………..31</text:span><text:span text:style-name="T31"/></text:p>
        </text:list-item>
        <text:list-item>
          <text:p text:style-name="P68"><text:span text:style-name="T32">SH’MA YASHARAHLA……………………………………………………………………………………………..33</text:span><text:span text:style-name="T31"/></text:p>
        </text:list-item>
        <text:list-item>
          <text:p text:style-name="P68"><text:span text:style-name="T32">T’P</text:span><text:span text:style-name="T120">H</text:span><text:span text:style-name="T32">YLLAH 101……………………………………………………………………………………………………….34</text:span><text:span text:style-name="T31"/></text:p>
        </text:list-item>
        <text:list-item>
          <text:p text:style-name="P68"><text:span text:style-name="T32">TALMYDYM………………………………..………………………………………………………………………….36</text:span><text:span text:style-name="T31"/></text:p>
        </text:list-item>
        <text:list-item>
          <text:p text:style-name="P68"><text:span text:style-name="T32">THE SOLEMN OATH OF A TALMYD…………………...…..…………………...………………………….37</text:span><text:span text:style-name="T31"/></text:p>
        </text:list-item>
        <text:list-item>
          <text:p text:style-name="P68"><text:span text:style-name="T32">GLOSSARY……………………………………………………………..…………..………………………………....38</text:span><text:span text:style-name="T31"/></text:p>
        </text:list-item>
      </text:list>
      <text:p text:style-name="P69"><text:s text:c="62"/>iii<text:span text:style-name="T31"/></text:p>
      <text:p text:style-name="P30"><text:soft-page-break/><text:span text:style-name="T2"><text:s text:c="9"/>Q'HYLLATH NAZYRY</text:span><text:span text:style-name="T31"/></text:p>
      <text:p text:style-name="P5"/>
      <text:p text:style-name="P52"><text:span text:style-name="T35">WHAT IS IT?</text:span><text:span text:style-name="T31"/></text:p>
      <text:p text:style-name="P52"><text:span text:style-name="T39">"...COME OUT OF HER</text:span><text:span text:style-name="T42">, </text:span><text:span text:style-name="T94">MY PEOPLE</text:span><text:span text:style-name="T47">,</text:span><text:span text:style-name="T55"> LEST YOU SHARE IN HER </text:span><text:span text:style-name="T50">SINS,</text:span><text:span text:style-name="T55"> AND LEST YOU RECEIVE OF HER </text:span><text:span text:style-name="T74">PLAGUES.</text:span><text:span text:style-name="T55">" </text:span><text:span text:style-name="T47">CHAZAN 18:4</text:span><text:span text:style-name="T31"/></text:p>
      <text:p text:style-name="P52"><text:span text:style-name="T62">"...COME OUT FROM AMONG THEM </text:span><text:span text:style-name="T55"><text:s/></text:span><text:span text:style-name="T82">AND BE SEPARATE</text:span><text:span text:style-name="T55">..." <text:s text:c="50"/></text:span><text:span text:style-name="T47">QURANTY'YM BAYTH 6:17</text:span><text:span text:style-name="T31"/></text:p>
      <text:p text:style-name="P3"><text:span text:style-name="T55">WE ARE "CALLED OUT" FROM AMONG THE MIDST OF THE PEOPLES OF THE WORLD, WHETHER GUYM OR YAHUDYM, TO DO THE WORKS AND SPEAK THE WORDS OF </text:span><draw:frame draw:style-name="fr1" draw:name="Image5" text:anchor-type="as-char" svg:width="0.4957in" svg:height="0.1862in" draw:z-index="10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55"><text:s text:c="2"/>AL'SHADAY. <text:s/>AS COMMANDED, <text:s/>WE </text:span><text:span text:style-name="T75">MUST</text:span><text:span text:style-name="T76"> </text:span><text:span text:style-name="T55">HAVE A MYQRA QUDASH ON THE MU'ADYM OF </text:span><draw:frame draw:style-name="fr1" draw:name="Image6" text:anchor-type="as-char" svg:width="0.4957in" svg:height="0.1862in" draw:z-index="9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55">, INCLUDING HIS</text:span><text:span text:style-name="T121"> <text:s/></text:span><text:span text:style-name="T55">C</text:span><text:span text:style-name="T121">H</text:span><text:span text:style-name="T55">ADASHYM</text:span><text:span text:style-name="T121"> </text:span><text:span text:style-name="T55">(NEW MOONS), TO BUILD IN THE TURAH AND THE NABY'YM. </text:span><text:span text:style-name="T31"/></text:p>
      <text:p text:style-name="P3"><text:span text:style-name="T47">#H5139 </text:span><text:span text:style-name="T55">NAZYR , FROM </text:span><text:span text:style-name="T47">5144</text:span><text:span text:style-name="T55">; </text:span><text:span text:style-name="T76">SEPARATE</text:span><text:span text:style-name="T107"> </text:span><text:span text:style-name="T55">I.E. CONSECRATED (AS PRINCE, A NAZIRITE)</text:span><text:span text:style-name="T31"/></text:p>
      <text:p text:style-name="P3"><text:span text:style-name="T55">WHAT GOOD WOULD IT DO TO COME OUT FROM AMONG "</text:span><text:span text:style-name="T52">THEM</text:span><text:span text:style-name="T107">"</text:span><text:span text:style-name="T55"> IF YOU CONTINUE TO DO WHAT "</text:span><text:span text:style-name="T52">THEY</text:span><text:span text:style-name="T107">"</text:span><text:span text:style-name="T55"> DO SOMEWHERE ELSE? THAT IS THE SAME AS SPREADING UNCLEANNESS. WHEN YOU COME OUT FROM AMONG THEM, <text:s/>ALSO </text:span><text:span text:style-name="T50">SEPARATE</text:span><text:span text:style-name="T107"> <text:s/></text:span><text:span text:style-name="T55">FROM "</text:span><text:span text:style-name="T52">THEIR WAYS</text:span><text:span text:style-name="T107">". <text:s text:c="10"/></text:span><text:span text:style-name="T31"/></text:p>
      <text:p text:style-name="P3"><text:span text:style-name="T55">THUS YOU SHALL </text:span><text:span text:style-name="T50">SEPARATE</text:span><text:span text:style-name="T107">/</text:span><text:span text:style-name="T73">NAZAR</text:span><text:span text:style-name="T48"> </text:span><text:span text:style-name="T73">H5144</text:span><text:span text:style-name="T48"> <text:s/></text:span><text:span text:style-name="T5"><text:s text:c="75"/></text:span><text:span text:style-name="T55">THE CHILDREN OF Y'SHAR’AL FROM THEIR <text:s text:c="95"/></text:span><text:span text:style-name="T50">UNCLEANNESS</text:span><text:span text:style-name="T55">, LEST THEY DIE IN THEIR</text:span><text:span text:style-name="T108"> <text:s text:c="96"/></text:span><text:span text:style-name="T52">UNCLEANNESS</text:span><text:span text:style-name="T107"> </text:span><text:span text:style-name="T55">WHEN THEY </text:span><text:span text:style-name="T77">DEFILE </text:span><text:span text:style-name="T73">MY <text:s text:c="121"/>MYSHKAN</text:span><text:span text:style-name="T56"> </text:span><text:span text:style-name="T55"><text:s text:c="2"/>WHICH IS IN THEIR MIDST,</text:span><text:span text:style-name="T5"> <text:s/></text:span><text:span text:style-name="T33">UYQARA/LEV 15:31 </text:span><text:span text:style-name="T31"/></text:p>
      <text:p text:style-name="P3"><text:span text:style-name="T55">Q'HYLLATH NAZYRY IS ABOUT THE BUILDING OF MALC</text:span><text:span text:style-name="T121">H</text:span><text:span text:style-name="T55">UT</text:span><text:span text:style-name="T121">H </text:span><text:span text:style-name="T55"><text:s/></text:span><draw:frame draw:style-name="fr1" draw:name="Image7" text:anchor-type="as-char" svg:width="0.4957in" svg:height="0.1862in" draw:z-index="13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55"><text:s/>YOU MUST </text:span><text:span text:style-name="T109"><text:s/></text:span><text:span text:style-name="T50">SEPARATE</text:span><text:span text:style-name="T55"> FROM THE WAYS OF LIVING ACCORDING TO THE FLESH AND LIVE BY THE RUACH.</text:span><text:span text:style-name="T47"> <text:s/>(RUMY’YM 8:1-14) <text:s text:c="41"/></text:span><text:span text:style-name="T31"/></text:p>
      <text:p text:style-name="P9"/>
      <text:p text:style-name="P37"/>
      <text:p text:style-name="P3"><text:span text:style-name="T55"><text:s text:c="85"/></text:span><text:span text:style-name="T31"/></text:p>
      <text:p text:style-name="P3"><text:span text:style-name="T60"><text:s text:c="83"/></text:span><text:span text:style-name="T53">1</text:span><text:span text:style-name="T96"> <text:s text:c="220"/></text:span><text:span text:style-name="T68"><text:s text:c="85"/></text:span><text:span text:style-name="T31"/></text:p>
      <text:p text:style-name="P3"><text:soft-page-break/><text:span text:style-name="T59"><text:s text:c="62"/></text:span><text:span text:style-name="T9">PURPOSE</text:span><text:span text:style-name="T31"/></text:p>
      <text:p text:style-name="P3"/>
      <text:p text:style-name="P4"><text:span text:style-name="T36">NAZYRYM ARE A CLASS OF AYBARYM WHO ARE</text:span><text:span text:style-name="T35"> SEPARATED </text:span><text:span text:style-name="T36">FROM THE "WAYS" (PLURAL) OF THE WORLD AND DEDICATED, AVOWED, AND SWORN TO AL ALYUN </text:span><draw:frame draw:style-name="fr1" draw:name="Image8" text:anchor-type="as-char" svg:width="0.4957in" svg:height="0.1862in" draw:z-index="13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36"><text:s/>AL'SHADAY, TO WALK IN THE "WAY" (SINGULAR) OF </text:span><draw:frame draw:style-name="fr1" draw:name="Image9" text:anchor-type="as-char" svg:width="0.4957in" svg:height="0.1862in" draw:z-index="14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36"><text:s/>AND OBEY HIS VOICE. WE SHOULD FOLLOW THE RIGHT EXAMPLES OF OUR NAZYR AC</text:span><text:span text:style-name="T118">H</text:span><text:span text:style-name="T36">YM SUCH AS: SHAMSHUN, SHAMU'AL, AL'YAHU, YAHUC</text:span><text:span text:style-name="T118">H</text:span><text:span text:style-name="T36">ANAN MATBYL, AND SHA'UL OF TARSUS. WE ARE TO BE A LIGHT TO Y'SHAR'AL AND TO THE GUYM, TO LEAD THEM TO </text:span><text:span text:style-name="T35">HADEREK</text:span><text:span text:style-name="T36">, THE WAY OF </text:span><draw:frame draw:style-name="fr1" draw:name="Image10" text:anchor-type="as-char" svg:width="0.4957in" svg:height="0.1862in" draw:z-index="14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31"/></text:p>
      <text:p text:style-name="P4"><text:span text:style-name="T36">AUTHORITIES</text:span><text:span text:style-name="T31"/></text:p>
      <text:p text:style-name="P4"><text:span text:style-name="T36">*</text:span><text:span text:style-name="T40">KAHAN</text:span><text:span text:style-name="T42">- ADMINISTRATOR, INSTRUCTOR, AND GUIDE IN RIGHTEOUSNESS AND TRUTH.</text:span><text:span text:style-name="T31"/></text:p>
      <text:p text:style-name="P4"><text:span text:style-name="T42">*</text:span><text:span text:style-name="T40">SHAR</text:span><text:span text:style-name="T42">- ASSISTANT TO THE KAHAN. COORDINATES THE QAHAL FOR PROPER SERVICE AND ORDER.</text:span><text:span text:style-name="T31"/></text:p>
      <text:p text:style-name="P4"><text:span text:style-name="T42">*</text:span><text:span text:style-name="T40">ZAQANYM</text:span><text:span text:style-name="T42">- THE COUNSELORS OF THE NAZYR ASSEMBLY. THE JUDGES OF TURAH REGARDING THE COMMUNITY. <text:s text:c="2"/></text:span><text:span text:style-name="T31"/></text:p>
      <text:p text:style-name="P4"><text:span text:style-name="T44">&gt;</text:span><text:span text:style-name="T40">BAYTH DYN</text:span><text:span text:style-name="T42">- THE ZAQANYM, RAB SHAMASH, RAGAM KAHAN, RAB SHUMAR, AND AMAR H</text:span><text:span text:style-name="T133">A</text:span><text:span text:style-name="T42">BAYT</text:span><text:span text:style-name="T133">H</text:span><text:span text:style-name="T42">, TO HOLD COURT FOR ALL UNDECIDED MATTERS OF TURAH. </text:span><text:span text:style-name="T31"/></text:p>
      <text:p text:style-name="P4"><text:span text:style-name="T42">*</text:span><text:span text:style-name="T40">AMAR H</text:span><text:span text:style-name="T136">A</text:span><text:span text:style-name="T40">BAYT</text:span><text:span text:style-name="T136">H</text:span><text:span text:style-name="T42">- THE VOICE OF THE DYN. READER OF THE SCRIPTURE AND ALL PROCLAMATIONS TO THE ASSEMBLY. </text:span><text:span text:style-name="T31"/></text:p>
      <text:p text:style-name="P4"><text:span text:style-name="T42">*</text:span><text:span text:style-name="T40">SHAMARYM</text:span><text:span text:style-name="T42">- THE KEEPERS OF ORDER. ENSURES PEACE AND SAFETY FOR THE ASSEMBLY... <text:s text:c="19"/></text:span><text:span text:style-name="T73">REF: TSABA CHAYL PYQUDAH</text:span><text:span text:style-name="T7"> </text:span><text:span text:style-name="T55"><text:s/>(MIGHTY HOST RANKING)</text:span><text:span text:style-name="T31"/></text:p>
      <text:p text:style-name="P4"><text:span text:style-name="T55">*</text:span><text:span text:style-name="T65">SHAMASHYM</text:span><text:span text:style-name="T55">- ATTENDS TO THE NAZYR QAHAL. RESPONSIBLE FOR SETTING UP AND BREAKING DOWN FOR SHABATH AND MU'ADYM.</text:span><text:span text:style-name="T31"/></text:p>
      <text:p text:style-name="P4"><text:span text:style-name="T55">&gt;</text:span><text:span text:style-name="T65">SUP</text:span><text:span text:style-name="T128">H</text:span><text:span text:style-name="T65">EYR</text:span><text:span text:style-name="T55">- RECORDS MINUTES FOR THE QAHAL AND RESOLVES ANY CONFLICT OF THE RECORD.</text:span><text:span text:style-name="T31"/></text:p>
      <text:p text:style-name="P4"><text:span text:style-name="T55">*</text:span><text:span text:style-name="T65">GUEST</text:span><text:span text:style-name="T55">- ARE ALLOWED TO COME AND OBSERVE OUR FELLOWSHIP IN A QUIET AND RESPECTFUL MANNER.</text:span><text:span text:style-name="T31"/></text:p>
      <text:p text:style-name="P4"><text:span text:style-name="T50">EVERY </text:span><text:span text:style-name="T55">MEMBER IN THE NAZYR QAHAL HAS A </text:span><text:span text:style-name="T49">PURPOSE</text:span><text:span text:style-name="T7"> </text:span><text:span text:style-name="T55">TO SERVE MAKING EACH INDIVIDUAL VALUABLE <text:s text:c="27"/></text:span><text:span text:style-name="T47"><text:s text:c="3"/></text:span><text:span text:style-name="T55"><text:s text:c="36"/></text:span><text:span text:style-name="T31"/></text:p>
      <text:p text:style-name="P4"/>
      <text:p text:style-name="P4"><text:span text:style-name="T55"><text:s text:c="85"/></text:span><text:span text:style-name="T47">2</text:span><text:span text:style-name="T31"/></text:p>
      <text:p text:style-name="P1"><text:soft-page-break/><text:span text:style-name="T55"><text:s text:c="48"/></text:span><text:span text:style-name="T8">T</text:span><text:span text:style-name="T142">H</text:span><text:span text:style-name="T8">ARBUT</text:span><text:span text:style-name="T142">H</text:span><text:span text:style-name="T8"> (CULTURE)</text:span><text:span text:style-name="T31"/></text:p>
      <text:p text:style-name="P1"/>
      <text:p text:style-name="P4"><text:span text:style-name="T90">"FOR THE LAMP </text:span><text:span text:style-name="T86">(M</text:span><text:span text:style-name="T139">A</text:span><text:span text:style-name="T86">NURAH)</text:span><text:span text:style-name="T85"> IS A COMMAND</text:span><text:span text:style-name="T111">, </text:span><text:span text:style-name="T87">AND <text:s/>THE TURAH</text:span><text:span text:style-name="T91"> </text:span><text:span text:style-name="T85">A LIGHT, </text:span><text:span text:style-name="T97">AND </text:span><text:span text:style-name="T88">REPROOFS OF DISCIPLINE </text:span><text:span text:style-name="T86">A WAY OF LIFE</text:span><text:span text:style-name="T85">."(MASHAL 6:23)</text:span><text:span text:style-name="T31"/></text:p>
      <text:p text:style-name="P4"><text:span text:style-name="T70">CULTURE= </text:span><text:span text:style-name="T69">WAY OF LIFE</text:span><text:span text:style-name="T114"> <text:s text:c="101"/></text:span><text:span text:style-name="T70">CULTURE= (6a) THE IDEAS, CUSTOMS, SKILLS, ARTS, ETC. OF A </text:span><text:span text:style-name="T62">PARTICULAR</text:span><text:span text:style-name="T115"> </text:span><text:span text:style-name="T54">PEOPLE</text:span><text:span text:style-name="T47"> </text:span><text:span text:style-name="T55">OR </text:span><text:span text:style-name="T54">GROUP,</text:span><text:span text:style-name="T112"> </text:span><text:span text:style-name="T55">THAT ARE TRANSFERRED, COMMUNICATED, OR PASSED ALONG. AS IN OR TO </text:span><text:span text:style-name="T46">SUCCEEDING GENERATIONS</text:span><text:span text:style-name="T55">. WEBSTERS NEW COLLEGE DICTIONARY PG.353,</text:span><text:span text:style-name="T112"> </text:span><text:span text:style-name="T31"/></text:p>
      <text:p text:style-name="P4"><text:span text:style-name="T55">T</text:span><text:span text:style-name="T121">H</text:span><text:span text:style-name="T55">ARBUT</text:span><text:span text:style-name="T121">H</text:span><text:span text:style-name="T55"> ALSO MEANS </text:span><text:span text:style-name="T46">MULTIPLICATION OR PROGENY (H8635), <text:s/></text:span><text:span text:style-name="T55">AS THE TURAH EXPRESSES US TO, "IMPRESS THEM UPON YOUR CHILDREN," </text:span><text:span text:style-name="T46">(DABARYM 6:7).</text:span><text:span text:style-name="T17"> </text:span><text:span text:style-name="T55">AS WE PASS ALONG TO OUR CHILDREN THIS WAY OF CHAY </text:span><text:span text:style-name="T46">(MASHAL 22:6)</text:span><text:span text:style-name="T55">, THEY WILL RAISE THEMSELVES UP TO A HIGHER AWARENESS IN THE RUACH. <text:s text:c="166"/></text:span><text:span text:style-name="T47">SEE: </text:span><text:span text:style-name="T46">(MASHAL 10:17; 12:28; 15:24; MA'ASHEH 2:25-28)</text:span><text:span text:style-name="T31"/></text:p>
      <text:p text:style-name="P71"><text:span text:style-name="T55">THE NAZYRY CULTURE IS ONE OF CLEANLINESS AND DEDICATION. WE STRIVE TO BE SEPARATE FROM THE WORLD AND ITS CUSTOMS, RELIGIONS, OR ANY OTHER FORM OF APOSTASY. OUR LIVES ARE SET APART TO THE SERVICE OF <text:s/></text:span><draw:frame draw:style-name="fr1" draw:name="Image11" text:anchor-type="as-char" svg:width="0.4957in" svg:height="0.1862in" draw:z-index="14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93"><text:s/></text:span><text:span text:style-name="T55">AND FOLLOWING HIS VOICE. OUR INSTRUCTIONS FOR THE VOW: </text:span><text:span text:style-name="T47">(BAMYDBAR 6). </text:span><text:span text:style-name="T31"/></text:p>
      <text:p text:style-name="P71"><text:span text:style-name="T55">WE ARE A WARNING TO THE PEOPLE, THE CHILDREN OF Y'SHAR'AL, TO REPENT OF THEIR SINS AND COME OUT OF "HER" </text:span><text:span text:style-name="T47">(CHAZAN 18:4), </text:span><text:span text:style-name="T55">THE GREAT WHORE THAT SITS UPON MANY "WATERS" </text:span><text:span text:style-name="T47">(CHAZAN 17:15); (Y'RMAYAHU 51:13). </text:span><text:span text:style-name="T55">WE ARE A LIGHT TO THE LOST SHEEP </text:span><text:span text:style-name="T47">(MATYT</text:span><text:span text:style-name="T125">H</text:span><text:span text:style-name="T47">YAHU 5:14-16) </text:span><text:span text:style-name="T55">AND TO THE GENTILES </text:span><text:span text:style-name="T46">(YASHAYAHU 42:6)</text:span><text:span text:style-name="T55">, TO CALL THEM OUT OF DARKNESS AND INTO THE ESTEEM OF <text:s/></text:span><draw:frame draw:style-name="fr1" draw:name="Image12" text:anchor-type="as-char" svg:width="0.5457in" svg:height="0.1862in" draw:z-index="14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93"><text:s/>.</text:span><text:span text:style-name="T55">.</text:span><text:span text:style-name="T31"/></text:p>
      <text:p text:style-name="P71"><text:span text:style-name="T55">OUR NAZYR CULTURE IS BARAK AND OUR HISTORY IS RENOWNED ALL THROUGHOUT THE KYTAB. </text:span><text:span text:style-name="T50">A</text:span><text:span text:style-name="T108"> </text:span><text:span text:style-name="T50">NAZYR</text:span><text:span text:style-name="T108"> </text:span><text:span text:style-name="T55">PULLED DOWN THE TEMPLE OF DAGUN ON THE P</text:span><text:span text:style-name="T121">H</text:span><text:span text:style-name="T55">ALASHT</text:span><text:span text:style-name="T121">H</text:span><text:span text:style-name="T55">YM KILLING OVER 3,000 MEN </text:span><text:span text:style-name="T46">(SHAPHATYM 16:21-30); <text:s/></text:span><text:span text:style-name="T50">A NAZYR </text:span><text:span text:style-name="T108"><text:s/></text:span><text:span text:style-name="T56">ANOINTED THE FIRST MALAK OF Y'SHAR'AL</text:span><text:span text:style-name="T95"> </text:span><text:span text:style-name="T108"><text:s/></text:span><text:span text:style-name="T46">(SHAMU'AL ALAP</text:span><text:span text:style-name="T124">H</text:span><text:span text:style-name="T46"> 10:1) </text:span><text:span text:style-name="T55">AND DA'UD H</text:span><text:span text:style-name="T121">A</text:span><text:span text:style-name="T55">MALAK </text:span><text:span text:style-name="T46">(SHAMU'AL <text:s/>ALAP</text:span><text:span text:style-name="T124">H</text:span><text:span text:style-name="T46"> 16:13); </text:span><text:span text:style-name="T50">A NAZYR </text:span><text:span text:style-name="T55">CHALLENGED 450 PROPHETS OF BA'AL AND 400 PROPHETS OF ASHERAH AND KILLED THEM ALL </text:span><text:span text:style-name="T46">(MALAKYM ALAP</text:span><text:span text:style-name="T124">H</text:span><text:span text:style-name="T46"> 18:15-40)</text:span><text:span text:style-name="T55">; </text:span><text:span text:style-name="T50">A NAZYR</text:span><text:span text:style-name="T108"> <text:s/></text:span><text:span text:style-name="T55">TRAVELED 1,000'S OF MILES TEACHING THE LOST SHEEP AND THE GENTILES <text:s/></text:span><text:span text:style-name="T46">(MA'ASHEH 9:18-28:31)</text:span><text:span text:style-name="T17"> </text:span><text:span text:style-name="T50">A NAZYR </text:span><text:span text:style-name="T108"><text:s/></text:span><text:span text:style-name="T50">IMMERSED THE MASHYACH YAHUSHA (YAHUCHANAN 3:13-17).</text:span><text:span text:style-name="T31"/></text:p>
      <text:p text:style-name="P14"/>
      <text:p text:style-name="P14"/>
      <text:p text:style-name="P1"><text:span text:style-name="T47"><text:s text:c="86"/>3</text:span><text:span text:style-name="T31"/></text:p>
      <text:p text:style-name="P1"><text:soft-page-break/><text:span text:style-name="T61"><text:s text:c="55"/></text:span><text:span text:style-name="T12">IN COMPARISON</text:span><text:span text:style-name="T31"/></text:p>
      <text:p text:style-name="P1"><text:span text:style-name="T56">WE ARE </text:span><text:span text:style-name="T50">NOT; </text:span><text:span text:style-name="T56">CHRISTIANS, MUSLIMS, MESSIANIC JEWS, ORTHODOX JEWS, (OR ANY FORM OF JUDAISM), 7TH DAY ADVENTIST, JEHOVAHS WITNESSES, HEBREW ISRAELITE </text:span><text:span text:style-name="T63">RELIGIONS</text:span><text:span text:style-name="T56">*, OR ANY YAHWIST GROUPS, NOR DO WE MIX WORSHIP. <text:s text:c="137"/></text:span><text:span text:style-name="T52">*WE ARE OF THE HEBREW</text:span><text:span text:style-name="T113"> </text:span><text:span text:style-name="T50">RACE</text:span><text:span text:style-name="T110"> </text:span><text:span text:style-name="T52">AS DESCENDANTS OF ABRAHAM AND </text:span><text:span text:style-name="T66">Y’SHAR’ALY</text:span><text:span text:style-name="T52"> IN</text:span><text:span text:style-name="T50"> ETHNICITY </text:span><text:span text:style-name="T52">AS DESCENDANTS OF YA’AQUB. THERE IS </text:span><text:span text:style-name="T50">NO RELIGION </text:span><text:span text:style-name="T52">CALLED HEBREW ISRAELITE. THIS IS AN IDENTITY AND CULTURE RECORDED IN DABAR </text:span><draw:frame draw:style-name="fr1" draw:name="Image13" text:anchor-type="as-char" svg:width="0.5457in" svg:height="0.1752in" draw:z-index="14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52">.</text:span><text:span text:style-name="T31"/></text:p>
      <text:p text:style-name="P1"><text:span text:style-name="T57">WE DO </text:span><text:span text:style-name="T50">NOT</text:span><text:span text:style-name="T58"> PRACTICE</text:span><text:span text:style-name="T116"> </text:span><text:span text:style-name="T50">ANY</text:span><text:span text:style-name="T110"> </text:span><text:span text:style-name="T58">HOLIDAYS, BIRTHDAYS, MEMORIALS, PARENTS DAY, OR </text:span><text:span text:style-name="T50">ANY </text:span><text:span text:style-name="T58">FESTIVAL THAT IS NOT REQUIRED BY <text:s/></text:span><draw:frame draw:style-name="fr1" draw:name="Image14" text:anchor-type="as-char" svg:width="0.5457in" svg:height="0.1752in" draw:z-index="14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58">. WE ONLY OBSERVE AND PERFORM THE MU’ADYM OF </text:span><draw:frame draw:style-name="fr1" draw:name="Image15" text:anchor-type="as-char" svg:width="0.5457in" svg:height="0.1752in" draw:z-index="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58"><text:s/>RECORDED IN THE TURAH.</text:span><text:span text:style-name="T31"/></text:p>
      <text:p text:style-name="P1"><text:span text:style-name="T57">WE DO </text:span><text:span text:style-name="T50">NOT</text:span><text:span text:style-name="T57"> PRAY TO </text:span><text:span text:style-name="T50">ANY MAN,</text:span><text:span text:style-name="T57"> DEAD OR ALIVE, NOR DO WE RELY ON ANYONE BUT </text:span><draw:frame draw:style-name="fr1" draw:name="Image16" text:anchor-type="as-char" svg:width="0.5457in" svg:height="0.1752in" draw:z-index="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57"><text:s/>FOR HELP.</text:span><text:span text:style-name="T52"> (T’HYLLAH 124:8; YASHAYAHU 41:10)</text:span><text:span text:style-name="T31"/></text:p>
      <text:p text:style-name="P1"><text:span text:style-name="T57">WE DO </text:span><text:span text:style-name="T50">NOT</text:span><text:span text:style-name="T57"> SUBMIT TO </text:span><text:span text:style-name="T50">ANY MAN</text:span><text:span text:style-name="T110"> </text:span><text:span text:style-name="T57">CALLED RABBI, IMAM OR PASTOR, DOCTOR, FATHER, BISHOP, POPE, GURU, ELECT, OR ANY OTHER TITLES THAT MEN ARE GIVEN OR TAKE UPON THEMSELVES.</text:span><text:span text:style-name="T31"/></text:p>
      <text:p text:style-name="P1"><text:span text:style-name="T57">WE ONLY RELY UPON THE INSPIRED TEXTS ASCRIBED IN THE HEBREW TONGUE FOR GUIDANCE AND INSTRUCTION IN WORSHIP AND LIVING. </text:span><text:span text:style-name="T31"/></text:p>
      <text:p text:style-name="P1"><text:span text:style-name="T57">WE PRACTICE THE FULLNESS OF TURAH, </text:span><text:span text:style-name="T50">EVERY WORD</text:span><text:span text:style-name="T110"> </text:span><text:span text:style-name="T57">THAT COMES FROM THE MOUTH OF </text:span><draw:frame draw:style-name="fr1" draw:name="Image17" text:anchor-type="as-char" svg:width="0.5457in" svg:height="0.1752in" draw:z-index="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57">. </text:span><text:span text:style-name="T52">(MATYT</text:span><text:span text:style-name="T126">H</text:span><text:span text:style-name="T52">YAHU 4:4)</text:span><text:span text:style-name="T31"/></text:p>
      <text:p text:style-name="P1"><text:span text:style-name="T57">WE DO </text:span><text:span text:style-name="T50">NOT</text:span><text:span text:style-name="T57"> HEAR JESUS, YESHUA, YAHSHUA, ISA, OR ANY FORM OF</text:span><text:span text:style-name="T110"> </text:span><text:span text:style-name="T50">MISNOMER</text:span><text:span text:style-name="T57"> CONCERNING MASHYACH YAHUSHA, HAQADASH BARAK HU </text:span><text:span text:style-name="T52">(HBH), </text:span><text:span text:style-name="T57">NOR ANY WHO WAS BORN BY RELIGIOUS DECEPTION*. WE FOLLOW THE TEACHINGS AND BASHURAH OF THE ANOINTED NABY YAHUSHA BN YAHUSAP</text:span><text:span text:style-name="T122">H</text:span><text:span text:style-name="T57">, WHO WAS IMPALED ON THE TREE </text:span><text:span text:style-name="T52">(MA’ASHEH 5:30) BY THE FALSE KUHANYM.</text:span><text:span text:style-name="T31"/></text:p>
      <text:p text:style-name="P1"><text:span text:style-name="T57">WE DO</text:span><text:span text:style-name="T110"> </text:span><text:span text:style-name="T50">NOT</text:span><text:span text:style-name="T57"> ENTER INTO SYNAGOGUES OR CHURCHES AS WE ARE THE HEYKAL OF </text:span><draw:frame draw:style-name="fr1" draw:name="Image18" text:anchor-type="as-char" svg:width="0.5457in" svg:height="0.1752in" draw:z-index="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57"><text:s/></text:span><text:span text:style-name="T52">(QURANTY’YM ALAP</text:span><text:span text:style-name="T126">H</text:span><text:span text:style-name="T52"> 3:16-17;6:19-20; <text:s/>QURANTY’YM BAYT</text:span><text:span text:style-name="T126">H </text:span><text:span text:style-name="T52">6:16)</text:span><text:span text:style-name="T57"> WHO DWELLS IN US. WE ARE THE LIVING STONES THAT COME TOGETHER WITH THE CHIEF CORNERSTONE </text:span><text:span text:style-name="T52">(KAP</text:span><text:span text:style-name="T126">H</text:span><text:span text:style-name="T52">A ALAP</text:span><text:span text:style-name="T126">H</text:span><text:span text:style-name="T52"> 2:4-6)</text:span><text:span text:style-name="T57"> TO FORM THE MYSHKAN OF </text:span><draw:frame draw:style-name="fr1" draw:name="Image19" text:anchor-type="as-char" svg:width="0.5457in" svg:height="0.1752in" draw:z-index="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57"><text:s/></text:span><text:span text:style-name="T52">(APHASY’YM 2:19-22).</text:span><text:span text:style-name="T31"/></text:p>
      <text:p text:style-name="P1"><text:span text:style-name="T83">*</text:span><text:span text:style-name="T52">RELIGIOUS DECEPTION IS CLASSIFIED AS THE PERSON, DOCTRINES AND MYTHOLOGIES OF MEN.</text:span><text:span text:style-name="T6"> <text:s/></text:span><text:span text:style-name="T31"/></text:p>
      <text:p text:style-name="P1"><text:span text:style-name="T6"><text:s text:c="64"/></text:span><text:span text:style-name="T52">4</text:span><text:span text:style-name="T31"/></text:p>
      <text:p text:style-name="P1"><text:soft-page-break/><text:span text:style-name="T52"><text:s text:c="65"/></text:span><text:span text:style-name="T10"><text:s/>BELIEFS</text:span><text:span text:style-name="T31"/></text:p>
      <text:p text:style-name="P1"><text:span text:style-name="T57">WE</text:span><text:span text:style-name="T52"> BELIEVE </text:span><text:span text:style-name="T57">IN <text:s/></text:span><draw:frame draw:style-name="fr1" draw:name="Image20" text:anchor-type="as-char" svg:width="0.5457in" svg:height="0.1862in" draw:z-index="1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57">, THE CREATOR AND ORIGINATOR OF ALL CHAY.</text:span><text:span text:style-name="T52"> (BARASHYT 1-2).</text:span><text:span text:style-name="T57"> HE IS THE ALL-POWER, THE ALL-FATHER AND IS ALL-KNOWING.</text:span><text:span text:style-name="T52"> (YAHUC</text:span><text:span text:style-name="T126">H</text:span><text:span text:style-name="T52">ANAN ALAP</text:span><text:span text:style-name="T126">H</text:span><text:span text:style-name="T52"> 3:20)</text:span><text:span text:style-name="T57"> </text:span><draw:frame draw:style-name="fr1" draw:name="Image21" text:anchor-type="as-char" svg:width="0.5457in" svg:height="0.1862in" draw:z-index="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57"><text:s/>IS ONE. (</text:span><text:span text:style-name="T52">DABARYM 6:4). </text:span><draw:frame draw:style-name="fr1" draw:name="Image22" text:anchor-type="as-char" svg:width="0.5457in" svg:height="0.1862in" draw:z-index="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57"><text:s/>HAS ONE WAY THAT MANKIND IS TO WALK IN AND THAT IS HIS TURAH. </text:span><text:span text:style-name="T52">(T’HYLLYM 119:1). </text:span><text:span text:style-name="T31"/></text:p>
      <text:p text:style-name="P1"><text:span text:style-name="T57">WE </text:span><text:span text:style-name="T52">BELIEVE</text:span><text:span text:style-name="T57"> IN CHA’AKAMUAT</text:span><text:span text:style-name="T122">H</text:span><text:span text:style-name="T57"> (RUAC</text:span><text:span text:style-name="T122">H</text:span><text:span text:style-name="T57"> QUDASH), THE WISDOM OF </text:span><draw:frame draw:style-name="fr1" draw:name="Image23" text:anchor-type="as-char" svg:width="0.5457in" svg:height="0.1752in" draw:z-index="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57">, THE MOTHER OF THE TSADYQY </text:span><text:span text:style-name="T52">(LUCAS 7:35 ; SYRACH 14:20 ; 15:2), </text:span><text:span text:style-name="T57">WHO LIFTS US UP TO </text:span><draw:frame draw:style-name="fr1" draw:name="Image24" text:anchor-type="as-char" svg:width="0.5457in" svg:height="0.1752in" draw:z-index="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57"><text:s/>FOR A BARAKAH AND CORRECTS US IN OUR WAY </text:span><text:span text:style-name="T52">(SYRACH 4:11-19).</text:span><text:span text:style-name="T31"/></text:p>
      <text:p text:style-name="P1"><text:span text:style-name="T57">WE </text:span><text:span text:style-name="T52">BELIEVE</text:span><text:span text:style-name="T57"> IN THE </text:span><text:span text:style-name="T52">TURAH</text:span><text:span text:style-name="T57"> AND THE </text:span><text:span text:style-name="T52">NABY’YM</text:span><text:span text:style-name="T57">. </text:span><text:span text:style-name="T52">(MA’ASHEH 24:14 ; LUCAS 16;27-31 ; MATYT</text:span><text:span text:style-name="T126">H</text:span><text:span text:style-name="T52">YAHU 5:17)</text:span><text:span text:style-name="T57"> </text:span><draw:frame draw:style-name="fr1" draw:name="Image25" text:anchor-type="as-char" svg:width="0.5457in" svg:height="0.1752in" draw:z-index="1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57">WROTE THE ASHERET</text:span><text:span text:style-name="T122">H </text:span><text:span text:style-name="T57">H</text:span><text:span text:style-name="T122">A</text:span><text:span text:style-name="T57">DABARYM WITH HIS FINGER </text:span><text:span text:style-name="T52">(SHAMUT</text:span><text:span text:style-name="T126">H</text:span><text:span text:style-name="T52"> 32:15-16 ; 34:28) </text:span><text:span text:style-name="T57">AND GAVE THEM TO MASHAH AND HE SPOKE TO MASHAH ALL OF HIS </text:span><text:span text:style-name="T52">TURAH, PYQUDYM, MYS</text:span><text:span text:style-name="T126">H</text:span><text:span text:style-name="T52">PATYM,</text:span><text:span text:style-name="T57"> </text:span><text:span text:style-name="T52">ADUTHYM</text:span><text:span text:style-name="T57"> WHICH MASHAH RECORDED THROUGHOUT THE 5 MAGYLUT</text:span><text:span text:style-name="T122">H</text:span><text:span text:style-name="T57">. </text:span><draw:frame draw:style-name="fr1" draw:name="Image26" text:anchor-type="as-char" svg:width="0.5457in" svg:height="0.1752in" draw:z-index="1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57"><text:s/>GAVE INSTRUCTIONS TO HIS MALAKYM, KAHANYM, AND NABY’YM THROUGH Y’SHAR’ALS HISTORY, AND TODAY, TO HIS LOST AND SCATTERED PEOPLE</text:span><text:span text:style-name="T52"> (RUMY’YM <text:s/>3:1 ; DABARYM 29:29 ; AMUS 3:7)</text:span><text:span text:style-name="T31"/></text:p>
      <text:p text:style-name="P1"><text:span text:style-name="T57">WE </text:span><text:span text:style-name="T52">BELIEVE</text:span><text:span text:style-name="T57"> IN THE C</text:span><text:span text:style-name="T122">H</text:span><text:span text:style-name="T57">AKAM H</text:span><text:span text:style-name="T122">A</text:span><text:span text:style-name="T57">KATABYM WRITTEN BY DA’UD, ASAPH, AND SH’LAMUH, THE KATAB</text:span><text:span text:style-name="T122">E</text:span><text:span text:style-name="T57">Y BARUCH, RUTH, AND C</text:span><text:span text:style-name="T122">H</text:span><text:span text:style-name="T57">ADASAH. (C</text:span><text:span text:style-name="T122">H</text:span><text:span text:style-name="T57">AKAMAH, SYRACH, T’HYLLYM, MASHAL…)</text:span><text:span text:style-name="T31"/></text:p>
      <text:p text:style-name="P1"><text:span text:style-name="T57">WE </text:span><text:span text:style-name="T52">BELIEVE</text:span><text:span text:style-name="T57"> IN THE MAGYLUTH THAT WERE HIDDEN BY THE 4TH BEAST; DEAD SEA SCROLLS, SEPHER YASHAR, SEPHER CHANUK, SEPHER YUBALYM, APOPCRYPHA, SEPHER ADAM UACHUAH, ETC. (TYMUTHYUS BAYTH 3:14-17).</text:span><text:span text:style-name="T31"/></text:p>
      <text:p text:style-name="P1"><text:span text:style-name="T57">WE </text:span><text:span text:style-name="T52">BELIEVE</text:span><text:span text:style-name="T57"> IN YAHUSHA BN YAHUSAP</text:span><text:span text:style-name="T122">H</text:span><text:span text:style-name="T57">, BORN OF Y’SHAR’AL, UNDER THE HOUSE OF YAHUSAP</text:span><text:span text:style-name="T122">H</text:span><text:span text:style-name="T57">, BN OF DA’UD </text:span><text:span text:style-name="T52">(RUMY’YM 1:1-13; ABAR’YM 2:16-17). </text:span><text:span text:style-name="T57">HE HAS ASCENDED TO </text:span><draw:frame draw:style-name="fr1" draw:name="Image27" text:anchor-type="as-char" svg:width="0.5457in" svg:height="0.1752in" draw:z-index="1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57">, THE ONLY ONE WHO HAS EVER ASCENDED INTO SHAMAYM </text:span><text:span text:style-name="T52">(YAHUCHANAN 3:13), </text:span><text:span text:style-name="T57">TO BE THE FIRST BEGOTTEN BN OF </text:span><draw:frame draw:style-name="fr1" draw:name="Image28" text:anchor-type="as-char" svg:width="0.5457in" svg:height="0.1752in" draw:z-index="1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57"><text:s/></text:span><text:span text:style-name="T52">(C</text:span><text:span text:style-name="T126">H</text:span><text:span text:style-name="T52">AZAN 1:5 ; RUMY’YM 1:4)</text:span><text:span text:style-name="T57"> HE WAS THE NABY LIKE MASHAH RAISED FROM THE MIDST OF HIS OWN </text:span><text:span text:style-name="T52">(DABARYM 18:17-22).</text:span><text:span text:style-name="T31"/></text:p>
      <text:p text:style-name="P1"><text:span text:style-name="T57">WE </text:span><text:span text:style-name="T52">BELIEVE</text:span><text:span text:style-name="T57"> IN</text:span><text:span text:style-name="T50"> HAYUM H</text:span><text:span text:style-name="T127">A</text:span><text:span text:style-name="T50">T</text:span><text:span text:style-name="T127">H</text:span><text:span text:style-name="T50">QUMAH BAYUM H</text:span><text:span text:style-name="T127">A</text:span><text:span text:style-name="T50">ACHARUN</text:span><text:span text:style-name="T57"> (</text:span><text:span text:style-name="T52">YAHUC</text:span><text:span text:style-name="T126">H</text:span><text:span text:style-name="T52">ANAN 6:44,54)</text:span><text:span text:style-name="T31"/></text:p>
      <text:p text:style-name="P1"><text:span text:style-name="T57">WE </text:span><text:span text:style-name="T52">BELIEVE</text:span><text:span text:style-name="T57"> THAT Y’SHAR’AL WILL BE </text:span><text:span text:style-name="T52">REGATHERED </text:span><text:span text:style-name="T57">TO BEGIN THE BRYTH C</text:span><text:span text:style-name="T122">H</text:span><text:span text:style-name="T57">ADASHAH. </text:span><text:span text:style-name="T52">(YUAL 3)</text:span><text:span text:style-name="T31"/></text:p>
      <text:p text:style-name="P1"><text:span text:style-name="T57">WE </text:span><text:span text:style-name="T52">BELIEVE</text:span><text:span text:style-name="T57"> IN</text:span><text:span text:style-name="T52"> PARYUT</text:span><text:span text:style-name="T126">H</text:span><text:span text:style-name="T52"> TYSHA HARUAC</text:span><text:span text:style-name="T126">H</text:span><text:span text:style-name="T52"> (GALATHY’YM 5:22-23). </text:span><text:span text:style-name="T31"/></text:p>
      <text:p text:style-name="P10"/>
      <text:p text:style-name="P1"><text:span text:style-name="T98"><text:s text:c="50"/></text:span><text:span text:style-name="T52"><text:s/>5</text:span><text:span text:style-name="T31"/></text:p>
      <text:p text:style-name="P1"><text:soft-page-break/><text:span text:style-name="T57"><text:s text:c="73"/></text:span><text:span text:style-name="T10">RULES</text:span><text:span text:style-name="T31"/></text:p>
      <text:p text:style-name="P10"/>
      <text:p text:style-name="P1"><text:span text:style-name="T57">1. </text:span><draw:frame draw:style-name="fr1" draw:name="Image29" text:anchor-type="as-char" svg:width="0.5457in" svg:height="0.1752in" draw:z-index="1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57">IS AL’HYM, </text:span><draw:frame draw:style-name="fr1" draw:name="Image30" text:anchor-type="as-char" svg:width="0.5457in" svg:height="0.1752in" draw:z-index="1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57"><text:s/>IS ONE. <text:s/></text:span><text:span text:style-name="T52">(DABARYM 6:4)</text:span><text:span text:style-name="T31"/></text:p>
      <text:p text:style-name="P10"/>
      <text:p text:style-name="P1"><text:span text:style-name="T57">2. EQUALITY AMONG AC</text:span><text:span text:style-name="T122">H</text:span><text:span text:style-name="T57">YM</text:span><text:span text:style-name="T52"> (613 MYTSUT</text:span><text:span text:style-name="T126">H</text:span><text:span text:style-name="T52">)</text:span><text:span text:style-name="T57"> ONE ACCORD OBEDIENCE.</text:span><text:span text:style-name="T52"> (UYQARA 19:18)</text:span><text:span text:style-name="T31"/></text:p>
      <text:p text:style-name="P10"/>
      <text:p text:style-name="P1"><text:span text:style-name="T57">3. ALLOW SHAMASHYM TO SET UP THE ROOM (HOUSE) BEFORE SITTING. </text:span><text:span text:style-name="T52">(BARASHYT</text:span><text:span text:style-name="T126">H </text:span><text:span text:style-name="T52">24:31-34)</text:span><text:span text:style-name="T31"/></text:p>
      <text:p text:style-name="P10"/>
      <text:p text:style-name="P1"><text:span text:style-name="T57">4. ENTER THE SHEEPFOLD WITH RESPECT. </text:span><text:span text:style-name="T52">(QAHALAT</text:span><text:span text:style-name="T126">H </text:span><text:span text:style-name="T52">5:1-2)</text:span><text:span text:style-name="T31"/></text:p>
      <text:p text:style-name="P10"/>
      <text:p text:style-name="P1"><text:span text:style-name="T57">5. <text:s/>ONCE OUR T’PHYLLAH BEGINS WE WILL BE IN THE PRESENCE OF THE RU</text:span><text:span text:style-name="T122">A</text:span><text:span text:style-name="T57">CH; UPHOLD</text:span><text:span text:style-name="T31"/></text:p>
      <text:p text:style-name="P1"><text:span text:style-name="T57"><text:s/>RIGHTEOUSNESS!</text:span><text:span text:style-name="T52"> (TYMUTHYUS <text:s/>ALAP</text:span><text:span text:style-name="T126">H</text:span><text:span text:style-name="T52"> 2:8)</text:span><text:span text:style-name="T31"/></text:p>
      <text:p text:style-name="Standard"><text:span text:style-name="T32">6. AN AC</text:span><text:span text:style-name="T120">H</text:span><text:span text:style-name="T32"> SHOULD ANNOUNCE IF HE IS UNCLEAN.</text:span><text:span text:style-name="T33"> (BAMYDBAR 19:22; DABARYM 23:10-12)</text:span><text:span text:style-name="T31"/></text:p>
      <text:p text:style-name="P21"/>
      <text:p text:style-name="Standard"/>
      <text:p text:style-name="Standard"><text:span text:style-name="T32">7. ONCE SCRIPTURE IS BEING READ THERE SHOULD NOT BE ANY INTERRUPTIONS UNLESS IT IS AN EMERGENCY. SCRIPTURE IS THE DABAR OF </text:span><draw:frame draw:style-name="fr1" draw:name="Image31" text:anchor-type="as-char" svg:width="0.5457in" svg:height="0.1752in" draw:z-index="1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32"><text:s/>AND SHOULD NEVER BE BROKEN. </text:span><text:span text:style-name="T33">(YAHUCHANAN 10:35)</text:span><text:span text:style-name="T31"/></text:p>
      <text:p text:style-name="Standard"/>
      <text:p text:style-name="Standard"/>
      <text:p text:style-name="Standard"><text:span text:style-name="T32">8. AN AC</text:span><text:span text:style-name="T120">H </text:span><text:span text:style-name="T32">SHOULD NEVER INTERRUPT ANOTHER AC</text:span><text:span text:style-name="T120">H</text:span><text:span text:style-name="T32"> WHILE HE IS SPEAKING. IF YOU DISAGREE WITH HIS WORDS, DURING YOUR TIME TO SPEAK YOU MAY EXPRESS YOUR REASON ACCORDING TO TURAH.</text:span><text:span text:style-name="T31"/></text:p>
      <text:p text:style-name="Standard"><text:span text:style-name="T33">(YA’AQUB 1:19)</text:span><text:span text:style-name="T31"/></text:p>
      <text:p text:style-name="Standard"/>
      <text:p text:style-name="Standard"><text:span text:style-name="T32">9. WHEN AVAILABLE WEAR YOUR TURBAN</text:span><text:span text:style-name="T33"> (ZAKARYAH 3:5)</text:span><text:span text:style-name="T32">, TSYTSYUT</text:span><text:span text:style-name="T120">H </text:span><text:span text:style-name="T33">(BAMYDBAR 15:37-41),</text:span><text:span text:style-name="T32"> AND MANURAH</text:span><text:span text:style-name="T33"> (MASHAL 6:23) (MATYT</text:span><text:span text:style-name="T137">H</text:span><text:span text:style-name="T33">YAHU 5:14-16), </text:span><text:span text:style-name="T37">WHILE YOU STAND ON YOUR DYN.</text:span><text:span text:style-name="T31"/></text:p>
      <text:p text:style-name="P21"/>
      <text:p text:style-name="Standard"/>
      <text:p text:style-name="Standard"><text:span text:style-name="T32">10. AS </text:span><draw:frame draw:style-name="fr1" draw:name="Image32" text:anchor-type="as-char" svg:width="0.5457in" svg:height="0.1752in" draw:z-index="2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32"><text:s/>LIVES, YOU ARE YOUR BROTHERS <text:s/>GUARD. </text:span><text:span text:style-name="T33">(T’HYLLYM 122:8-9)</text:span><text:span text:style-name="T31"/></text:p>
      <text:p text:style-name="P1"><text:span text:style-name="T57"><text:s/></text:span><text:span text:style-name="T31"/></text:p>
      <text:p text:style-name="P1"><text:span text:style-name="T57"><text:s text:c="85"/></text:span><text:span text:style-name="T52">6</text:span><text:span text:style-name="T31"/></text:p>
      <text:p text:style-name="P1"><text:soft-page-break/><text:span text:style-name="T57"><text:s text:c="68"/></text:span><text:span text:style-name="T21">TENETS</text:span><text:span text:style-name="T31"/></text:p>
      <text:p text:style-name="P10"/>
      <text:p text:style-name="P1"><text:span text:style-name="T57">1. <text:s/></text:span><draw:frame draw:style-name="fr1" draw:name="Image33" text:anchor-type="as-char" svg:width="0.5457in" svg:height="0.1752in" draw:z-index="2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57">IS ONE.</text:span><text:span text:style-name="T52"> (DABARYM 6:4; MARQUS 12:29)</text:span><text:span text:style-name="T31"/></text:p>
      <text:p text:style-name="P1"><text:span text:style-name="T57">2. GUARD THE SHABAT</text:span><text:span text:style-name="T126">H</text:span><text:span text:style-name="T57"> (7</text:span><text:span text:style-name="T126">TH</text:span><text:span text:style-name="T57"> DAY). </text:span><text:span text:style-name="T52">(SHAMUT</text:span><text:span text:style-name="T126">H</text:span><text:span text:style-name="T52"> 20:8-11; 31:12-18)</text:span><text:span text:style-name="T31"/></text:p>
      <text:p text:style-name="P1"><text:span text:style-name="T57">3.GUARD THE C</text:span><text:span text:style-name="T126">H</text:span><text:span text:style-name="T57">ADASH. </text:span><text:span text:style-name="T52">(T’HYLLYM 81:3-4; 104:19; BAMYDBAR 10:10)</text:span><text:span text:style-name="T31"/></text:p>
      <text:p text:style-name="P1"><text:span text:style-name="T57">4. GUARD THE MU’ADYM </text:span><text:span text:style-name="T52">(UYQARA 23),</text:span><text:span text:style-name="T57"> TSUMYM. </text:span><text:span text:style-name="T52">(ZAKARYAH 8)</text:span><text:span text:style-name="T31"/></text:p>
      <text:p text:style-name="P1"><text:span text:style-name="T57">*5. “SHAC</text:span><text:span text:style-name="T126">H</text:span><text:span text:style-name="T57">AH” 3x PER DAY. </text:span><text:span text:style-name="T52">(T’HYLLYM 55:16-17; DANAYAL 6:10,13)</text:span><text:span text:style-name="T31"/></text:p>
      <text:p text:style-name="P1"><text:span text:style-name="T57">6. LIGHTING M</text:span><text:span text:style-name="T122">A</text:span><text:span text:style-name="T57">NURAH (7 BRANCHED) REPRESENTS THE LIGHT OF Y’SHAR’AL</text:span><text:span text:style-name="T52"> (SHAMUT</text:span><text:span text:style-name="T126">H</text:span><text:span text:style-name="T52"> 25:31-39; 27:20) </text:span><text:span text:style-name="T57">AND YAHUSHA OUR MASHYACH </text:span><text:span text:style-name="T52">(</text:span><text:span text:style-name="T152">C</text:span><text:span text:style-name="T149">H</text:span><text:span text:style-name="T152">AZAN 1:12-13; ZAKARYAH 4:1-5, 11-14). </text:span><text:span text:style-name="T153">IT IS OUR </text:span><text:span text:style-name="T152">SYMBOL</text:span><text:span text:style-name="T153"> AND BANNER.</text:span><text:span text:style-name="T31"/></text:p>
      <text:p text:style-name="P1"><text:span text:style-name="T153">7. WEARING THE TURBAN OF RENEWAL AND RIGHTEOUSNESS AT ALL TIMES. </text:span><text:span text:style-name="T152">(ZAKARYAH 3:5; UYQARA 10:6; 21:10)</text:span><text:span text:style-name="T31"/></text:p>
      <text:p text:style-name="P1"><text:span text:style-name="T153">8. WEARING THE TSYTSYUT</text:span><text:span text:style-name="T149">H</text:span><text:span text:style-name="T153"> TO REMEMBER AND DO ALL OF THE MATSU’T</text:span><text:span text:style-name="T149">H</text:span><text:span text:style-name="T153"> AND BE QUDASH TO </text:span><draw:frame draw:style-name="fr1" draw:name="Image34" text:anchor-type="as-char" svg:width="0.5457in" svg:height="0.1752in" draw:z-index="1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153"><text:s/></text:span><text:span text:style-name="T152">(BAMYDBAR 15:37-41; DABARYM 22:12; MATYT</text:span><text:span text:style-name="T149">H</text:span><text:span text:style-name="T152">YAHU 9:20; 14:36)</text:span><text:span text:style-name="T31"/></text:p>
      <text:p text:style-name="P1"><text:span text:style-name="T153">**9. DIETARY LAWS/SCRIPTURAL KASHER</text:span><text:span text:style-name="T152"> (UYQARA 11; DABARYM 14)</text:span><text:span text:style-name="T31"/></text:p>
      <text:p text:style-name="P1"><text:span text:style-name="T153">10. GUARD </text:span><text:span text:style-name="T152">ALL WRITTEN</text:span><text:span text:style-name="T153"> IN TURAH AND NABY’YM</text:span><text:span text:style-name="T152"> (MATYT</text:span><text:span text:style-name="T149">H</text:span><text:span text:style-name="T152">YAHU 4:4; MA’ASHEH 24:14; RUNY’YM 8:4; 3:21) </text:span><text:span text:style-name="T31"/></text:p>
      <text:p text:style-name="P1"><text:span text:style-name="T153">11. SPEAK ACCORDING TO TURAH AND BASHURAH</text:span><text:span text:style-name="T152"> (YASHAYAHU 8:16-20; C</text:span><text:span text:style-name="T149">H</text:span><text:span text:style-name="T152">AZAN 14:12; RUMY’YM 3:1-4)</text:span><text:span text:style-name="T31"/></text:p>
      <text:p text:style-name="P1"><text:span text:style-name="T153">12. WEARING THE M</text:span><text:span text:style-name="T151">A</text:span><text:span text:style-name="T153">NURAH PENDANT, THE SYMBOL OF THE LIGHT OF MASHYACH. </text:span><text:span text:style-name="T152">(MASHAL 6:23; MATYT</text:span><text:span text:style-name="T149">H</text:span><text:span text:style-name="T152">YAHU 5:14-16)</text:span><text:span text:style-name="T31"/></text:p>
      <text:p text:style-name="P1"/>
      <text:p text:style-name="P1"/>
      <text:p text:style-name="P1"><text:span text:style-name="T153">* KNEELING ON OUR KNEES IN SHAC</text:span><text:span text:style-name="T151">H</text:span><text:span text:style-name="T153">AH (</text:span><text:span text:style-name="T152">#H7812</text:span><text:span text:style-name="T153">-WORSHIP)</text:span><text:span text:style-name="T152"> (T’HYLLAH 95:6).</text:span><text:span text:style-name="T31"/></text:p>
      <text:p text:style-name="P1"><text:span text:style-name="T153">**NOT ACCORDING TO RABBINIC KOSHER RULES.</text:span><text:span text:style-name="T31"/></text:p>
      <text:p text:style-name="P1"><text:span text:style-name="T153"><text:s text:c="85"/></text:span><text:span text:style-name="T152">7</text:span><text:span text:style-name="T31"/></text:p>
      <text:p text:style-name="P1"><text:soft-page-break/><text:span text:style-name="T153"><text:s text:c="51"/></text:span><text:span text:style-name="T155">ORDER OF SERVICE</text:span><text:span text:style-name="T31"/></text:p>
      <text:p text:style-name="P1"/>
      <text:p text:style-name="P1"/>
      <text:p text:style-name="P1"/>
      <text:list text:style-name="WWNum3">
        <text:list-item>
          <text:p text:style-name="P55"><text:span text:style-name="T154">CALL TO ORDER (SHABAT</text:span><text:span text:style-name="T150">H </text:span><text:span text:style-name="T154">SHALAM/SHALUM ALEYKEM/ALEYNU) <text:s text:c="69"/>&lt; COME TOGETHER IN THE NAME OF <text:s/></text:span><draw:frame draw:style-name="fr1" draw:name="Image35" text:anchor-type="as-char" svg:width="0.5457in" svg:height="0.1752in" draw:z-index="3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154"><text:s text:c="24"/></text:span><text:span text:style-name="T31"/></text:p>
        </text:list-item>
        <text:list-item>
          <text:p text:style-name="P55"><text:span text:style-name="T32">T’P</text:span><text:span text:style-name="T120">H</text:span><text:span text:style-name="T32">YLLAH (HA’AZAN-HYT</text:span><text:span text:style-name="T137">H</text:span><text:span text:style-name="T32">’HALAL-K’NYYAH-BAQASHAH-HAZAN)</text:span><text:span text:style-name="T31"/></text:p>
        </text:list-item>
      </text:list>
      <text:list text:style-name="WWNum4">
        <text:list-item>
          <text:p text:style-name="P56"><text:span text:style-name="T32">REASONING OF THE DYN/T</text:span><text:span text:style-name="T120">H</text:span><text:span text:style-name="T32">ARBUTH/LASHUN QUDASH</text:span><text:span text:style-name="T31"/></text:p>
        </text:list-item>
      </text:list>
      <text:list text:style-name="WWNum5">
        <text:list-item>
          <text:p text:style-name="P57"><text:span text:style-name="T32">CONTRIBUTIONS </text:span><text:span text:style-name="T31"/></text:p>
        </text:list-item>
      </text:list>
      <text:list text:style-name="WWNum6">
        <text:list-item>
          <text:p text:style-name="P58"><text:span text:style-name="T32">ORDERS</text:span><text:span text:style-name="T31"/></text:p>
        </text:list-item>
      </text:list>
      <text:list text:style-name="WWNum7">
        <text:list-item>
          <text:p text:style-name="P59"><text:span text:style-name="T32">ISSUES</text:span><text:span text:style-name="T31"/></text:p>
        </text:list-item>
        <text:list-item>
          <text:p text:style-name="P59"><text:span text:style-name="T32">NEEDS</text:span><text:span text:style-name="T31"/></text:p>
        </text:list-item>
        <text:list-item>
          <text:p text:style-name="P59"><text:span text:style-name="T32">PRAYER REQUEST-FULFILL AT EVENING OFFERING</text:span><text:span text:style-name="T31"/></text:p>
        </text:list-item>
        <text:list-item>
          <text:p text:style-name="P59"><text:span text:style-name="T32">YAHAD</text:span><text:span text:style-name="T31"/></text:p>
        </text:list-item>
        <text:list-item>
          <text:p text:style-name="P59"><text:span text:style-name="T32">CLOSING (SH’MA AND B’RAKAH H</text:span><text:span text:style-name="T120">A</text:span><text:span text:style-name="T32">AHRUN)</text:span><text:span text:style-name="T31"/></text:p>
        </text:list-item>
      </text:list>
      <text:p text:style-name="P25"/>
      <text:p text:style-name="P25"/>
      <text:p text:style-name="P25"/>
      <text:p text:style-name="P25"/>
      <text:p text:style-name="P25"/>
      <text:p text:style-name="P25"/>
      <text:p text:style-name="P25"/>
      <text:p text:style-name="P25"/>
      <text:p text:style-name="P25"/>
      <text:p text:style-name="P22"/>
      <text:p text:style-name="P1"><text:span text:style-name="T33"><text:s text:c="85"/>8</text:span><text:span text:style-name="T31"/></text:p>
      <text:p text:style-name="P1"><text:soft-page-break/><text:span text:style-name="T33"><text:s text:c="54"/></text:span><text:span text:style-name="T31"/></text:p>
      <text:p text:style-name="P1"><text:span text:style-name="T33"><text:s text:c="58"/></text:span><text:span text:style-name="T13">CALL TO ORDER</text:span><text:span text:style-name="T31"/></text:p>
      <text:p text:style-name="P22"/>
      <text:p text:style-name="P1"><draw:frame draw:style-name="fr2" draw:name="Image36" text:anchor-type="char" svg:x="0.0839in" svg:y="-0.0311in" svg:width="0.3535in" svg:height="0.2547in" draw:z-index="27"><draw:image xlink:href="Pictures/10000001000000EF000001237F7F003225BE4F9F.png" xlink:type="simple" xlink:show="embed" xlink:actuate="onLoad" draw:mime-type="image/png"/></draw:frame><text:span text:style-name="T37"><text:s/>THE CALL TO ORDER IS TO BRING ATTENTION TO THE QAHAL TO BEGIN SERVICE. THE AMAR H</text:span><text:span text:style-name="T119">A</text:span><text:span text:style-name="T37">BAYT</text:span><text:span text:style-name="T119">H</text:span><text:span text:style-name="T37"> WILL QUOTE WITH A LOUD VOICE </text:span><text:span text:style-name="T33">YASHAYAHU 1:18-19 <text:s/></text:span><text:span text:style-name="T37">AND GREET US WITH SHALAM ALEYKEM!</text:span><text:span text:style-name="T31"/></text:p>
      <text:p text:style-name="P1"><draw:frame draw:style-name="fr2" draw:name="Image37" text:anchor-type="char" svg:x="0.0839in" svg:y="-0.0311in" svg:width="0.3535in" svg:height="0.2547in" draw:z-index="5"><draw:image xlink:href="Pictures/10000001000000EF000001237F7F003225BE4F9F.png" xlink:type="simple" xlink:show="embed" xlink:actuate="onLoad" draw:mime-type="image/png"/></draw:frame><text:span text:style-name="T37"><text:s text:c="2"/>THE</text:span><text:span text:style-name="T79"> </text:span><text:span text:style-name="T80">KAHAN</text:span><text:span text:style-name="T68"> </text:span><text:span text:style-name="T71">WILL BRING US TO TOGETHER AND OPEN OUR SERVICE IN GIVING ESTEEM TO THE NAME OF <text:s text:c="2"/></text:span><draw:frame draw:style-name="fr1" draw:name="Image38" text:anchor-type="as-char" svg:width="0.5457in" svg:height="0.1752in" draw:z-index="2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71"><text:s/>: HALLALUYAH 3x.</text:span><text:span text:style-name="T31"/></text:p>
      <text:p text:style-name="P1"><draw:frame draw:style-name="fr2" draw:name="Image39" text:anchor-type="char" svg:x="0.0839in" svg:y="-0.0311in" svg:width="0.3535in" svg:height="0.2547in" draw:z-index="28"><draw:image xlink:href="Pictures/10000001000000EF000001237F7F003225BE4F9F.png" xlink:type="simple" xlink:show="embed" xlink:actuate="onLoad" draw:mime-type="image/png"/></draw:frame><text:span text:style-name="T71"><text:s/>THE </text:span><text:span text:style-name="T68">KAHAN </text:span><text:span text:style-name="T71">WILL LEAD THE QAHAL IN T’PHYLLAH.</text:span><text:span text:style-name="T31"/></text:p>
      <text:p text:style-name="P1"><draw:frame draw:style-name="fr2" draw:name="Image40" text:anchor-type="char" svg:x="0.0839in" svg:y="-0.0311in" svg:width="0.3535in" svg:height="0.2547in" draw:z-index="29"><draw:image xlink:href="Pictures/10000001000000EF000001237F7F003225BE4F9F.png" xlink:type="simple" xlink:show="embed" xlink:actuate="onLoad" draw:mime-type="image/png"/></draw:frame><text:span text:style-name="T71"><text:s/>REASONING (SHABAT</text:span><text:span text:style-name="T130">H</text:span><text:span text:style-name="T71"> STUDY), T</text:span><text:span text:style-name="T130">H</text:span><text:span text:style-name="T71">ARBUT</text:span><text:span text:style-name="T130">H</text:span><text:span text:style-name="T71"> (CULTURE), OR LASHUN QUDASH (LANGUAGE) WILL BE TAUGHT. </text:span><text:span text:style-name="T31"/></text:p>
      <text:p text:style-name="P1"><draw:frame draw:style-name="fr2" draw:name="Image41" text:anchor-type="char" svg:x="0.0839in" svg:y="-0.0311in" svg:width="0.3535in" svg:height="0.2547in" draw:z-index="22"><draw:image xlink:href="Pictures/10000001000000EF000001237F7F003225BE4F9F.png" xlink:type="simple" xlink:show="embed" xlink:actuate="onLoad" draw:mime-type="image/png"/></draw:frame><text:span text:style-name="T157"><text:s/></text:span><text:span text:style-name="T72">CONTRIBUTIONS ARE WELCOME TO SUPPORT THE QAHAL IN MANY WAYS SUCH AS FEAST DAY MEALS, NEW MOON, OR INDIVIDUAL SUPPORT FOR OUR ACHYM WHO FARE LESS. ALL CONTRIBUTIONS WILL BE HELD BY THE</text:span><text:span text:style-name="T68"> RAB SHAMASH </text:span><text:span text:style-name="T81"><text:s/></text:span><text:span text:style-name="T72">OR THE</text:span><text:span text:style-name="T157"> </text:span><text:span text:style-name="T68">SHAR.</text:span><text:span text:style-name="T81"> <text:s/></text:span><text:span text:style-name="T72">CONTRIBUTIONS CAN BE IN THE FORM OF: </text:span><text:span text:style-name="T68">PAPER, STAMPS, ENVELOPES, HYGIENE PRODUCTS, FOOD PRODUCTS, <text:s/>BOOKS, DVD’S, CD’S, RITUAL GARMENTS, PHONE CALLS, E-MAILS, OUTSIDE ASSISTANCE, OR ANY SPONSORSHIP</text:span><text:span text:style-name="T158"> </text:span><text:span text:style-name="T72">THAT CAN BE GRANTED. A CONTRIBUTION CAN ALSO BE A BROTHERS TIME AND HIS EXPERTISE IN ANY FIELD. IF AN AC</text:span><text:span text:style-name="T131">H</text:span><text:span text:style-name="T72"> WOULD DESIRE TO DONATE TO THE</text:span><text:span text:style-name="T157"> </text:span><text:span text:style-name="T80">KAHAN</text:span><text:span text:style-name="T72"> FOR HIS SERVICE, AN AC</text:span><text:span text:style-name="T131">H</text:span><text:span text:style-name="T72"> MAY DO SO OF HIS OWN FREE WILL. THESE ARE NOT REQUIRED. </text:span><text:span text:style-name="T31"/></text:p>
      <text:p text:style-name="P1"><draw:frame draw:style-name="fr2" draw:name="Image42" text:anchor-type="char" svg:x="0.0839in" svg:y="-0.0311in" svg:width="0.3535in" svg:height="0.2547in" draw:z-index="23"><draw:image xlink:href="Pictures/10000001000000EF000001237F7F003225BE4F9F.png" xlink:type="simple" xlink:show="embed" xlink:actuate="onLoad" draw:mime-type="image/png"/></draw:frame><text:span text:style-name="T37"><text:s/>ISSUES SHALL BE DISCUSSED BY THE COMMUNITY AS A WHOLE TO FIND THE MOST RIGHTEOUS RESOLUTION. <text:s text:c="11"/></text:span><text:span text:style-name="T31"/></text:p>
      <text:p text:style-name="P1"><draw:frame draw:style-name="fr2" draw:name="Image43" text:anchor-type="char" svg:x="0.0839in" svg:y="-0.0311in" svg:width="0.3535in" svg:height="0.2547in" draw:z-index="36"><draw:image xlink:href="Pictures/10000001000000EF000001237F7F003225BE4F9F.png" xlink:type="simple" xlink:show="embed" xlink:actuate="onLoad" draw:mime-type="image/png"/></draw:frame><text:span text:style-name="T37"><text:s/>NEEDS OF THE QAHAL SUCH AS: BOOKS, RITUAL GARMENTS, SHUP</text:span><text:span text:style-name="T119">H</text:span><text:span text:style-name="T37">AR, M</text:span><text:span text:style-name="T119">A</text:span><text:span text:style-name="T37">NURAH, OR ANY OTHER NEEDS SHALL BE DISCUSSED AT THIS TIME.</text:span><text:span text:style-name="T31"/></text:p>
      <text:p text:style-name="P1"><draw:frame draw:style-name="fr2" draw:name="Image44" text:anchor-type="char" svg:x="0.0839in" svg:y="-0.0311in" svg:width="0.3535in" svg:height="0.2547in" draw:z-index="33"><draw:image xlink:href="Pictures/10000001000000EF000001237F7F003225BE4F9F.png" xlink:type="simple" xlink:show="embed" xlink:actuate="onLoad" draw:mime-type="image/png"/></draw:frame><text:span text:style-name="T37">PRAYER REQUESTS SHALL BE RECORDED FOR EVERY AC</text:span><text:span text:style-name="T119">H</text:span><text:span text:style-name="T37">, AC</text:span><text:span text:style-name="T119">H</text:span><text:span text:style-name="T37">UT</text:span><text:span text:style-name="T119">H</text:span><text:span text:style-name="T37">, OR YALAD FOR EACH MEMBER TO INCLUDE IN HIS T’P</text:span><text:span text:style-name="T119">H</text:span><text:span text:style-name="T37">YLLAH ARAB. </text:span><text:span text:style-name="T31"/></text:p>
      <text:p text:style-name="P6"/>
      <text:p text:style-name="P1"><draw:frame draw:style-name="fr2" draw:name="Image45" text:anchor-type="char" svg:x="0.0839in" svg:y="-0.0311in" svg:width="0.3535in" svg:height="0.2547in" draw:z-index="30"><draw:image xlink:href="Pictures/10000001000000EF000001237F7F003225BE4F9F.png" xlink:type="simple" xlink:show="embed" xlink:actuate="onLoad" draw:mime-type="image/png"/></draw:frame><text:span text:style-name="T37"><text:s/>YAHAD IS THE VOW AN ABARY MAKES BEFORE THE QAHAL TO SERVE </text:span><draw:frame draw:style-name="fr1" draw:name="Image46" text:anchor-type="as-char" svg:width="0.5457in" svg:height="0.1752in" draw:z-index="4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37"><text:s/>AS DID THE ABUT</text:span><text:span text:style-name="T119">H</text:span><text:span text:style-name="T37"> </text:span><text:span text:style-name="T68">ABRAHAM, Y’TSC</text:span><text:span text:style-name="T132">H</text:span><text:span text:style-name="T68">AQ</text:span><text:span text:style-name="T79">, AND</text:span><text:span text:style-name="T68"> YA’AQUB. <text:s/></text:span><text:span text:style-name="T31"/></text:p>
      <text:p text:style-name="P1"><text:span text:style-name="T14"><text:s text:c="35"/></text:span><text:span text:style-name="T19"><text:s/></text:span><text:span text:style-name="T50">9</text:span><text:span text:style-name="T31"/></text:p>
      <text:p text:style-name="P6"><text:soft-page-break/></text:p>
      <text:p text:style-name="P1"><draw:frame draw:style-name="fr2" draw:name="Image47" text:anchor-type="char" svg:x="0.0839in" svg:y="-0.0311in" svg:width="0.3535in" svg:height="0.2547in" draw:z-index="35"><draw:image xlink:href="Pictures/10000001000000EF000001237F7F003225BE4F9F.png" xlink:type="simple" xlink:show="embed" xlink:actuate="onLoad" draw:mime-type="image/png"/></draw:frame><text:span text:style-name="T71"><text:s/>THE </text:span><text:span text:style-name="T68">KAHAN</text:span><text:span text:style-name="T71"> WILL BRING US TOGETHER AND CLOSE OUR SERVICE BY SINGING THE SH’MA, AND READING THE B’RAKAH OVER THE ASSEMBLY. </text:span><text:span text:style-name="T31"/></text:p>
      <text:p text:style-name="P6"/>
      <text:p text:style-name="P26"/>
      <text:p text:style-name="P1"><text:span text:style-name="T100">“Y’BARAKEKA <text:s/></text:span><draw:frame draw:style-name="fr1" draw:name="Image48" text:anchor-type="as-char" svg:width="0.5457in" svg:height="0.1752in" draw:z-index="4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100"><text:s/>U</text:span><text:span text:style-name="T140">A</text:span><text:span text:style-name="T100">YSH’MAREKA <text:s text:c="112"/></text:span><text:span text:style-name="T102">“YHUH HE WILL BARAK YOU AND GUARD YOU, <text:s text:c="74"/></text:span><text:span text:style-name="T99"><text:s text:c="22"/></text:span><text:span text:style-name="T103">YA’AR <text:s/></text:span><draw:frame draw:style-name="fr1" draw:name="Image49" text:anchor-type="as-char" svg:width="0.5457in" svg:height="0.1752in" draw:z-index="5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103"><text:s/>P’NAYU ELEYKHA U</text:span><text:span text:style-name="T141">A</text:span><text:span text:style-name="T103">YC</text:span><text:span text:style-name="T141">H</text:span><text:span text:style-name="T103">ANEKA, <text:s text:c="93"/></text:span><text:span text:style-name="T102">YHUH HE WILL SHINE HIS FACE UPON YOU AND <text:s/>SHOW YOU FAVOR, <text:s text:c="197"/></text:span><text:span text:style-name="T99"><text:s/></text:span><text:span text:style-name="T100">Y’SHA <text:s/></text:span><draw:frame draw:style-name="fr1" draw:name="Image50" text:anchor-type="as-char" svg:width="0.5457in" svg:height="0.1752in" draw:z-index="5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100"><text:s/>P’NAYU ELEYKHA U</text:span><text:span text:style-name="T140">A</text:span><text:span text:style-name="T100">YASHAM L’KA SHALUAM” <text:s text:c="72"/></text:span><text:span text:style-name="T101">Y</text:span><text:span text:style-name="T102">HUH WILL LIFT HIS FACE UPON YOU <text:s/>AND GIVE TO YOU PEACE !” <text:s text:c="71"/></text:span><text:span text:style-name="T31"/></text:p>
      <text:p text:style-name="P6"/>
      <text:p text:style-name="P6"/>
      <text:p text:style-name="P6"/>
      <text:p text:style-name="P6"/>
      <text:p text:style-name="P6"/>
      <text:p text:style-name="P6"/>
      <text:p text:style-name="P6"/>
      <text:p text:style-name="P1"><text:span text:style-name="T79"><text:s text:c="85"/></text:span><text:span text:style-name="T68">10</text:span><text:span text:style-name="T31"/></text:p>
      <text:p text:style-name="P1"/>
      <text:p text:style-name="P1"><text:soft-page-break/><text:span text:style-name="T23"><text:s text:c="23"/>T’PHYLLAH</text:span><text:span text:style-name="T31"/></text:p>
      <text:p text:style-name="P18"/>
      <text:p text:style-name="P1"><text:span text:style-name="T68">T’PHYLLAH 3x PER DAY (T’HYLLYM 55:16-17) <text:s text:c="105"/>SUNSET (ARA’AB-EVENING)-SUNRISE (BUQAR-MORNING)-NOON (TSAHAR T’SHY’Y- 9</text:span><text:span text:style-name="T132">TH</text:span><text:span text:style-name="T68"> HOUR)</text:span><text:span text:style-name="T31"/></text:p>
      <text:p text:style-name="P1"><text:span text:style-name="T71">STANDING--</text:span><text:span text:style-name="T68"> <text:s/></text:span><text:span text:style-name="T80">HA’AZAN- THE LISTENING </text:span><text:span text:style-name="T68">(CALL FOR PRAYER TO BEGIN) <text:s text:c="2"/></text:span><text:span text:style-name="T71"><text:s text:c="69"/>HALAL-YAH!… HALALUYAH!… HALALUYAHUAH HAQADASH BARAK HU! <text:s text:c="51"/></text:span><text:span text:style-name="T68">SELAH </text:span><text:span text:style-name="T71">(KNEEL DOWN)</text:span><text:span text:style-name="T31"/></text:p>
      <text:p text:style-name="P1"><text:span text:style-name="T71">KNEELING-- </text:span><text:span text:style-name="T79"><text:s text:c="2"/></text:span><text:span text:style-name="T80">HYT’HALAL- GREAT PRAISE <text:s/></text:span><text:span text:style-name="T68">(BOAST IN HIS NAME) <text:s text:c="4"/></text:span><text:span text:style-name="T71"><text:s text:c="66"/>BARUK ATAH </text:span><draw:frame draw:style-name="fr1" draw:name="Image51" text:anchor-type="as-char" svg:width="0.5457in" svg:height="0.1752in" draw:z-index="4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71"><text:s/>AL’HYNU MALAK HA’ULAM! <text:s text:c="190"/></text:span><text:span text:style-name="T89">*</text:span><text:span text:style-name="T71"> (PROSTRATE/BOW ON YOUR FACE FOR 3-SECONDS)</text:span><text:span text:style-name="T89">***</text:span><text:span text:style-name="T31"/></text:p>
      <text:p text:style-name="P29"><text:span text:style-name="T71">SH’MA Y’SHAR’AL <text:s/></text:span><draw:frame draw:style-name="fr1" draw:name="Image52" text:anchor-type="as-char" svg:width="0.5457in" svg:height="0.1752in" draw:z-index="1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71"><text:s/>AL’HYNU <text:s text:c="3"/></text:span><draw:frame draw:style-name="fr1" draw:name="Image53" text:anchor-type="as-char" svg:width="0.5457in" svg:height="0.1752in" draw:z-index="2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71"><text:s/>ACHAD! </text:span><text:span text:style-name="T31"/></text:p>
      <text:p text:style-name="P29"><text:span text:style-name="T89">*</text:span><text:span text:style-name="T71">(PROSTRATE/BOW-UP)</text:span><text:span text:style-name="T89">***</text:span><text:span text:style-name="T31"/></text:p>
      <text:p text:style-name="P29"><text:span text:style-name="T71">Y</text:span><text:span text:style-name="T130">E</text:span><text:span text:style-name="T71">HEY SH’MEY RABAH M’BARAK L’ALAM UL’ALAMEY ALMAY</text:span><text:span text:style-name="T130">A</text:span><text:span text:style-name="T71">. </text:span><text:span text:style-name="T68">SELAH!</text:span><text:span text:style-name="T31"/></text:p>
      <text:p text:style-name="P29"><text:span text:style-name="T89">* </text:span><text:span text:style-name="T71">(IN THE LOWEST KNEELING POSITION/ NASHYMS POSITION, REST YOUR HANDS ON YOUR THIGHS AND REMEMBER YOUR SINS.)</text:span><text:span text:style-name="T31"/></text:p>
      <text:p text:style-name="P29"><text:span text:style-name="T71"><text:s text:c="194"/></text:span><text:span text:style-name="T80">K’NYYAH-SUBMISSION(MYT’KHARET-REPENT)**</text:span><text:span text:style-name="T68"> <text:s text:c="62"/></text:span><text:span text:style-name="T72"><text:s/>BOWING*(PROSTRATE/BOW ON YOUR FACE AND SUBMIT YOURSELF TO THE AUTHORITY OF </text:span><draw:frame draw:style-name="fr1" draw:name="Image54" text:anchor-type="as-char" svg:width="0.5457in" svg:height="0.1752in" draw:z-index="2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72"><text:s/>OR SEEK FORGIVENESS BY REPENTANCE OF </text:span><text:span text:style-name="T81">C</text:span><text:span text:style-name="T138">H</text:span><text:span text:style-name="T81">ATA</text:span><text:span text:style-name="T72">) WHEN FINISHED, AND PRAYING WITH THE UMMAH, RISE UP INTO THE NASHYM POSITION AND SAY, </text:span><text:span text:style-name="T68">“SELAH.”</text:span><text:span text:style-name="T31"/></text:p>
      <text:p text:style-name="P74"><text:span text:style-name="T71">AFTER ALL HAVE SPOKEN </text:span><text:span text:style-name="T68">“SELAH”, </text:span><text:span text:style-name="T71">THE</text:span><text:span text:style-name="T68"> AZAN</text:span><text:span text:style-name="T71"> WILL KNEEL AND SAY, </text:span><text:span text:style-name="T68">“HALALUYAH!” </text:span><text:span text:style-name="T71">TO WHICH THE UMMAH WILL KNEEL AND RESPOND THE SAME.</text:span><text:span text:style-name="T161"/></text:p>
      <text:p text:style-name="P29"><text:span text:style-name="T68">BAQASHAH-PETITION (ATYRAH-PLEA)</text:span><text:span text:style-name="T86">** </text:span><text:span text:style-name="T92"><text:s text:c="62"/></text:span><text:span text:style-name="T31"/></text:p>
      <text:p text:style-name="P29"><text:span text:style-name="T32">KNEELING--(LOOK UP. AN AC</text:span><text:span text:style-name="T120">H</text:span><text:span text:style-name="T32"> WILL MAKE A GENERAL PETITION FOR ALL Y’SHARAHLA, THE QAHAL, AND/OR WHOEVER OR WHATEVER NEEDS, UNLESS A SILENT PETITION IS CALLED FOR. WHEN HE IS FINISHED, ANY AC</text:span><text:span text:style-name="T120">H</text:span><text:span text:style-name="T32"> MAY SAY,</text:span><text:span text:style-name="T33"> <text:s/>“SLYC</text:span><text:span text:style-name="T137">H</text:span><text:span text:style-name="T33">AH“</text:span><text:span text:style-name="T37"> <text:s/>TO WHERE HE MAY BEGIN A PETITION/PLEA. THIS MAY OCCUR AS CALLED FOR.</text:span><text:span text:style-name="T79"> AT THE END OF EACH PETITION/PLEA, THE PETITIONER SAYS,</text:span><text:span text:style-name="T68"> “HALALUYAH!”</text:span><text:span text:style-name="T79"> AND THE UMMAH RESPONDS THE SAME.</text:span><text:span text:style-name="T31"/></text:p>
      <text:p text:style-name="P29"/>
      <text:p text:style-name="P1"><text:span text:style-name="T74"><text:s text:c="83"/></text:span><text:span text:style-name="T50">11</text:span><text:span text:style-name="T47"> <text:s text:c="12"/></text:span><text:span text:style-name="T31"/></text:p>
      <text:p text:style-name="P1"><text:soft-page-break/><text:span text:style-name="T24"><text:s text:c="10"/>ORDER OF AUTHORITIES</text:span><text:span text:style-name="T31"/></text:p>
      <text:p text:style-name="P1"><text:span text:style-name="T33">KAHUNNAH (</text:span><text:span text:style-name="T37">PRIESTHOOD)</text:span><text:span text:style-name="T31"/></text:p>
      <text:p text:style-name="P1"><text:span text:style-name="T33">KAHAN- #H3547 </text:span><text:span text:style-name="T32"><text:s/></text:span><text:span text:style-name="T37">&lt;ROOT&gt; TO MEDIATE IN RELIGIOUS SERVICES; <text:s text:c="108"/>TO OFFICIATE AS A PRIEST, TO PUT ON REGALIA -DECK, BE (DO THE OFFICE OF A, EXECUTE THE, MINISTER IN THE) PRIEST (‘S OFFICE). <text:s text:c="7"/></text:span><text:span text:style-name="T31"/></text:p>
      <text:p text:style-name="P1"><text:span text:style-name="T37"><text:s/>REGEM</text:span><text:span text:style-name="T33">-H7276</text:span><text:span text:style-name="T37"> <text:s/>&lt;FROM 7275&gt; <text:s/>STONE-HEAP→ RAGAM; TO CAST TOGETHER (STONES), IRE. TO LAPIDATE: CERTAINLY ,STONE. (TO LAPIDATE = </text:span><text:span text:style-name="T33">TO STONE</text:span><text:span text:style-name="T37"> TO DEATH) </text:span><text:span text:style-name="T31"/></text:p>
      <text:p text:style-name="P1"><text:span text:style-name="T37">THE KAHAN AND RAGAM KAHAN MAKE UP THE KAHUNNAH FOR THE QAHAL. THE KAHAN HAS THE AUTHORITY OF</text:span><text:span text:style-name="T33"> DABAR, YAHAD,</text:span><text:span text:style-name="T37"> AND</text:span><text:span text:style-name="T33"> MASHAC</text:span><text:span text:style-name="T137">H</text:span><text:span text:style-name="T33">.</text:span><text:span text:style-name="T37"> <text:s/>THE</text:span><text:span text:style-name="T33"> RAGAM</text:span><text:span text:style-name="T37"> HAS THE AUTHORITY OF </text:span><text:span text:style-name="T33">QAHAL, T’PHYLLAH,</text:span><text:span text:style-name="T37"> AND</text:span><text:span text:style-name="T33"> MUT</text:span><text:span text:style-name="T137">H</text:span><text:span text:style-name="T33">. <text:s text:c="4"/></text:span><text:span text:style-name="T31"/></text:p>
      <text:p text:style-name="P1"><text:span text:style-name="T37">THE QUALIFICATIONS ARE:</text:span><text:span text:style-name="T31"/></text:p>
      <text:list text:style-name="WWNum8">
        <text:list-item>
          <text:p text:style-name="P45"><text:span text:style-name="T33">LUYM BIRTHRIGHT </text:span><text:span text:style-name="T37">OR ENGRAFTING.</text:span><text:span text:style-name="T31"/></text:p>
        </text:list-item>
        <text:list-item>
          <text:p text:style-name="P75"><text:span text:style-name="T33">THOROUGH</text:span><text:span text:style-name="T37"> KNOWLEDGE AND UNDERSTANDING OF TURAH</text:span><text:span text:style-name="T161"/></text:p>
        </text:list-item>
        <text:list-item>
          <text:p text:style-name="P75"><text:span text:style-name="T37">WISDOM OF HA’NABY’YM</text:span><text:span text:style-name="T161"/></text:p>
        </text:list-item>
        <text:list-item>
          <text:p text:style-name="P75"><text:span text:style-name="T37">HA’AMUNAH OF YAHUSHA</text:span><text:span text:style-name="T161"/></text:p>
        </text:list-item>
        <text:list-item>
          <text:p text:style-name="P75"><text:span text:style-name="T37">KNOWLEDGE OF THE MYSTERIES OF THE MYQDASH</text:span><text:span text:style-name="T161"/></text:p>
        </text:list-item>
        <text:list-item>
          <text:p text:style-name="P75"><text:span text:style-name="T37">K.W.U. OF THE BODY BEING THE MYSHKAN OF </text:span><draw:frame draw:style-name="fr1" draw:name="Image55" text:anchor-type="as-char" svg:width="0.5457in" svg:height="0.1752in" draw:z-index="3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161"/></text:p>
        </text:list-item>
        <text:list-item>
          <text:p text:style-name="P75"><text:span text:style-name="T37">THE AUTHORITIES OF POWER IN THE NAME OF </text:span><draw:frame draw:style-name="fr1" draw:name="Image56" text:anchor-type="as-char" svg:width="0.5457in" svg:height="0.1752in" draw:z-index="3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161"/></text:p>
        </text:list-item>
        <text:list-item>
          <text:p text:style-name="P75"><text:span text:style-name="T37">HISTORY OF THE MALAKYM, SHUP</text:span><text:span text:style-name="T119">H</text:span><text:span text:style-name="T37">ATYM, AND NABY’YM</text:span><text:span text:style-name="T161"/></text:p>
        </text:list-item>
        <text:list-item>
          <text:p text:style-name="P76"><text:span text:style-name="T37">DUTIES OF THE KAHUNNAH</text:span><text:span text:style-name="T161"/></text:p>
        </text:list-item>
      </text:list>
      <text:p text:style-name="P42"/>
      <text:p text:style-name="P42"/>
      <text:p text:style-name="P77"><text:span text:style-name="T37">THE </text:span><text:span text:style-name="T33">KAHAN </text:span><text:span text:style-name="T37">IS THE SPIRITUAL LEAD OF THE COMMUNITY AND IS OF EQUAL AUTHORITY WITH </text:span><text:span text:style-name="T33">SHAR</text:span><text:span text:style-name="T37">, WHO IS THE CIVIL/SECULAR LEAD.</text:span><text:span text:style-name="T161"/></text:p>
      <text:p text:style-name="P74"><text:span text:style-name="T161"><text:s text:c="14"/></text:span><text:span text:style-name="T161"/></text:p>
      <text:p text:style-name="P43"/>
      <text:p text:style-name="P1"><text:span text:style-name="T37"><text:s text:c="81"/></text:span><text:span text:style-name="T33">16</text:span><text:span text:style-name="T31"/></text:p>
      <text:p text:style-name="P22"><text:soft-page-break/></text:p>
      <text:p text:style-name="P1"><text:span text:style-name="T33">SHAR (GOVERNOR)</text:span><text:span text:style-name="T31"/></text:p>
      <text:p text:style-name="P22"/>
      <text:p text:style-name="P1"><text:span text:style-name="T33">SHAR-#H8269 </text:span><text:span text:style-name="T37">&lt;FROM 8323&gt; A HEAD PERSON (OF ANY RANK OR CLASS):-CAPTAIN (THAT HAD RULE), CHIEF (CAPTAIN), GENERAL, </text:span><text:span text:style-name="T33">GOVERNOR, </text:span><text:span text:style-name="T37">KEEPER (TASK) MASTER, PRINCE (-IPAL), RULER, STEWARD→ SHARAR- TO HAVE DOMINION.</text:span><text:span text:style-name="T31"/></text:p>
      <text:p text:style-name="P1"><text:span text:style-name="T37">AS STATED, THE </text:span><text:span text:style-name="T33">SHAR</text:span><text:span text:style-name="T37"> CAN BE A CAPTAIN (1,000; OF 100; OF 50; OR OF 10.) THIS AUTHORITY IS GIVEN TO GOVERN THE CIVIL LIVES OF MEN AND THE CONDUCT OF SUCH IN THE WORLD. THE </text:span><text:span text:style-name="T33">SHAR</text:span><text:span text:style-name="T37"> TEACHES HOW TO REACT AND RESPOND IN SITUATIONS THAT ARE NOT DIRECTLY RELATED TO TURAH.</text:span><text:span text:style-name="T31"/></text:p>
      <text:p text:style-name="P1"><text:span text:style-name="T37">THE QUALIFICATIONS ARE:</text:span><text:span text:style-name="T31"/></text:p>
      <text:list text:style-name="WWNum9">
        <text:list-item>
          <text:p text:style-name="P46"><text:span text:style-name="T37">KNOWLEDGE OF TURAH (CIVIL AND COMMUNITY RULES)</text:span><text:span text:style-name="T31"/></text:p>
        </text:list-item>
        <text:list-item>
          <text:p text:style-name="P46"><text:span text:style-name="T37">WISDOM OF HA’NABY’YM</text:span><text:span text:style-name="T31"/></text:p>
        </text:list-item>
        <text:list-item>
          <text:p text:style-name="P46"><text:span text:style-name="T37">HA’AMUNAH OF YAHUSHA</text:span><text:span text:style-name="T31"/></text:p>
        </text:list-item>
        <text:list-item>
          <text:p text:style-name="P46"><text:span text:style-name="T37">K.W.U. OF THE BODY BEING THE MYSHKAN OF </text:span><draw:frame draw:style-name="fr1" draw:name="Image57" text:anchor-type="as-char" svg:width="0.5457in" svg:height="0.1752in" draw:z-index="4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31"/></text:p>
        </text:list-item>
        <text:list-item>
          <text:p text:style-name="P46"><text:span text:style-name="T37">LEADERSHIP TRAITS</text:span><text:span text:style-name="T31"/></text:p>
        </text:list-item>
        <text:list-item>
          <text:p text:style-name="P46"><text:span text:style-name="T37">MORALS</text:span><text:span text:style-name="T31"/></text:p>
        </text:list-item>
        <text:list-item>
          <text:p text:style-name="P60"><text:span text:style-name="T37">POWER OVER EMOTIONS</text:span><text:span text:style-name="T31"/></text:p>
        </text:list-item>
      </text:list>
      <text:p text:style-name="P7"/>
      <text:p text:style-name="P2"><text:span text:style-name="T37">THE </text:span><text:span text:style-name="T33">SHAR</text:span><text:span text:style-name="T37"> IS THE CIVIL/SECULAR LEAD OF THE COMMUNITY AND IS EQUAL AUTHORITY WITH THE </text:span><text:span text:style-name="T33">KAHAN.</text:span><text:span text:style-name="T31"/></text:p>
      <text:p text:style-name="P2"/>
      <text:p text:style-name="P2"><text:span text:style-name="T37">THE </text:span><text:span text:style-name="T33">SHAR <text:s/></text:span><text:span text:style-name="T37">IS THE PUBLIC HEAD FIGURE OF THE COMMUNITY. IF THERE IS MORE THEN ONE SHAR IN THE COMMUNITY, A VOTE SHALL BE HELD TO RAISE A SHAR TO </text:span><text:span text:style-name="T33">NASSY</text:span><text:span text:style-name="T37">, TO BUILD AND EDUCATE A TEAM OF SHARYM TO LEAD THE COMMUNITY IN RIGHTEOUSNESS.</text:span><text:span text:style-name="T31"/></text:p>
      <text:p text:style-name="P2"/>
      <text:p text:style-name="P2"><text:span text:style-name="T30"><text:s text:c="76"/></text:span><text:span text:style-name="T104">17</text:span><text:span text:style-name="T31"/></text:p>
      <text:p text:style-name="P70"><text:soft-page-break/><text:span text:style-name="T25"><text:s text:c="2"/></text:span><text:span text:style-name="T31"/></text:p>
      <text:p text:style-name="P2"/>
      <text:p text:style-name="P2"><text:span text:style-name="T33">DAYYAN </text:span><text:span text:style-name="T37">(JUDGE/ADVOCATE)</text:span><text:span text:style-name="T31"/></text:p>
      <text:p text:style-name="P40"/>
      <text:p text:style-name="P2"><text:span text:style-name="T33">DAYYAN- H1781 </text:span><text:span text:style-name="T37">&lt;FROM 1777&gt; #</text:span><text:span text:style-name="T33">H1777 </text:span><text:span text:style-name="T37">DYN- TO RULE; BY IMPL. TO JUDGE (AS UMPIRE); ALSO TO STRIVE (AS AT LAW):- CONTEND, EXECUTE (JUDGMENT), JUDGE, MINISTER JUDGMENT, PLEAD (THE CAUSE), AT STRIFE, STRIVE.</text:span><text:span text:style-name="T31"/></text:p>
      <text:p text:style-name="P40"/>
      <text:p text:style-name="P2"><text:span text:style-name="T37">THE </text:span><text:span text:style-name="T33">DAY’AN </text:span><text:span text:style-name="T37">IS THE PERSONAL REPRESENTATIVE OF THE </text:span><text:span text:style-name="T33">SHAR. </text:span><text:span text:style-name="T37">HE SHALL JUDGE ALL SMALL MATTERS AND EXECUTE ORDERS ACCORDING TO TURAH. THE </text:span><text:span text:style-name="T33">DAY’AN</text:span><text:span text:style-name="T37"> PROVIDES A SOLUTION TO PREVENT </text:span><text:span text:style-name="T33">AMYT</text:span><text:span text:style-name="T137">H</text:span><text:span text:style-name="T33">YM </text:span><text:span text:style-name="T37">FROM FACING A </text:span><text:span text:style-name="T33">BAYT</text:span><text:span text:style-name="T137">H </text:span><text:span text:style-name="T33">DYN. </text:span><text:span text:style-name="T37">EACH </text:span><text:span text:style-name="T33">SHAR</text:span><text:span text:style-name="T37"> SHALL ELECT HIS OWN </text:span><text:span text:style-name="T33">DAY’AN</text:span><text:span text:style-name="T37"> TO STAND AS HIS ADVOCATE REGARDING ANY DISPUTE UNDER THE CIVIL COMMUNITY STANDARD.</text:span><text:span text:style-name="T31"/></text:p>
      <text:p text:style-name="P2"><text:span text:style-name="T37">THE QUALIFICATIONS ARE:</text:span><text:span text:style-name="T31"/></text:p>
      <text:p text:style-name="P2"><text:span text:style-name="T37">SEE: QUALIFICATIONS FOR THE </text:span><text:span text:style-name="T33">SHAR</text:span><text:span text:style-name="T31"/></text:p>
      <text:p text:style-name="P40"/>
      <text:p text:style-name="P40"/>
      <text:p text:style-name="P40"/>
      <text:p text:style-name="P40"/>
      <text:p text:style-name="P40"/>
      <text:p text:style-name="P40"/>
      <text:p text:style-name="P40"/>
      <text:p text:style-name="P40"/>
      <text:p text:style-name="P40"/>
      <text:p text:style-name="P2"><text:span text:style-name="T156">*</text:span><text:span text:style-name="T33">NOTE: </text:span><text:span text:style-name="T37">THERE CAN ONLY BE ONE</text:span><text:span text:style-name="T33"> NASSY </text:span><text:span text:style-name="T37">( GOVERNOR/EXALTED ONE ) AND </text:span><text:span text:style-name="T33">NASSY-GADAL</text:span><text:span text:style-name="T37"> (THE GREAT EXALTED RULER), WHO IS HIGHER IN AUTHORITY, AT A TIME…</text:span><text:span text:style-name="T31"/></text:p>
      <text:p text:style-name="P2"><text:span text:style-name="T37"><text:s text:c="85"/></text:span><text:span text:style-name="T33">18</text:span><text:span text:style-name="T31"/></text:p>
      <text:p text:style-name="P34"><text:soft-page-break/></text:p>
      <text:p text:style-name="P2"><text:span text:style-name="T33">SHAMARYM </text:span><text:span text:style-name="T37">(GUARDS/KEEPERS)</text:span><text:span text:style-name="T31"/></text:p>
      <text:p text:style-name="P2"><text:span text:style-name="T41">RAB</text:span><text:span text:style-name="T45"> SHUMAR</text:span><text:span text:style-name="T135">O</text:span><text:span text:style-name="T45">-#H8104</text:span><text:span text:style-name="T135">O</text:span><text:span text:style-name="T43">&lt;FROM 7231&gt; ABUNDANT, MASTER, PRINCE, CAPTAIN→ RABAB-INCREASING.</text:span><text:span text:style-name="T31"/></text:p>
      <text:p text:style-name="P2"><text:span text:style-name="T43"><text:s text:c="29"/></text:span><text:span text:style-name="T45">#H8104</text:span><text:span text:style-name="T135">O</text:span><text:span text:style-name="T43">&lt;ROOT&gt; TO HEDGE ABOUT (AS WITH THORNS I.E. GUARD; GEN. TO PROJECT, ATTEND TO, ETC:- BEWARE, BE CIRCUMSPECT, TAKE HEED (TO SELF), KEEP(-ER,SELF), MARK, LOOK NARROWLY, OBSERVE, PRESERVE, REGARD, RESERVE, WATCHMAN…</text:span><text:span text:style-name="T31"/></text:p>
      <text:p text:style-name="P2"><text:span text:style-name="T43">THE </text:span><text:span text:style-name="T45">RAB SHUMAR </text:span><text:span text:style-name="T43">IS THE MASTER OF THE GUARD. HE SHALL ASSIGN (IF APPLICABLE): TREASURERS, NIGHT WATCHES, ESCORTS, DOORMEN, STEWARDS, ETC., TO ENSURE THE TEMPORARY AUTHORITY TO CARRY OUT ANY ASSIGNMENT THAT IS DELEGATED BY THE </text:span><text:span text:style-name="T45">RAB SHUMAR. </text:span><text:span text:style-name="T43">THE USUAL AUTHORITY OF THE SHAMAR IS TO PROTECT THE COMMUNITY FROM WICKEDNESS; SPIRITUALLY, MENTALLY, AND PHYSICALLY (ETC) BY THE POWER OF THE RUAC</text:span><text:span text:style-name="T134">H</text:span><text:span text:style-name="T43">.</text:span><text:span text:style-name="T31"/></text:p>
      <text:p text:style-name="P41"/>
      <text:p text:style-name="P41"/>
      <text:p text:style-name="P41"/>
      <text:p text:style-name="P2"><text:span text:style-name="T43">THE QUALIFICATION ARE:</text:span><text:span text:style-name="T31"/></text:p>
      <text:list text:style-name="WWNum10">
        <text:list-item>
          <text:p text:style-name="P62"><text:span text:style-name="T43">KNOWLEDGE OF TURAH (COMMUNITY &amp; CLEANLINESS RULES)</text:span><text:span text:style-name="T31"/></text:p>
        </text:list-item>
        <text:list-item>
          <text:p text:style-name="P62"><text:span text:style-name="T43">HA’AMUNAH OF YAHUSHA</text:span><text:span text:style-name="T31"/></text:p>
        </text:list-item>
        <text:list-item>
          <text:p text:style-name="P62"><text:span text:style-name="T43">K.W.U. OF THE BODY BEING THE MYSHKAN OF </text:span><draw:frame draw:style-name="fr1" draw:name="Image58" text:anchor-type="as-char" svg:width="0.5457in" svg:height="0.1752in" draw:z-index="4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31"/></text:p>
        </text:list-item>
        <text:list-item>
          <text:p text:style-name="P62"><text:span text:style-name="T43">PERSONNEL MANAGEMENT SKILLS</text:span><text:span text:style-name="T31"/></text:p>
        </text:list-item>
        <text:list-item>
          <text:p text:style-name="P62"><text:span text:style-name="T43">MORALS</text:span><text:span text:style-name="T31"/></text:p>
        </text:list-item>
        <text:list-item>
          <text:p text:style-name="P62"><text:span text:style-name="T43">INTEGRITY</text:span><text:span text:style-name="T31"/></text:p>
        </text:list-item>
      </text:list>
      <text:p text:style-name="P7"/>
      <text:p text:style-name="P7"/>
      <text:p text:style-name="P7"/>
      <text:p text:style-name="P7"/>
      <text:p text:style-name="P2"><text:span text:style-name="T43"><text:s text:c="85"/></text:span><text:span text:style-name="T45">19</text:span><text:span text:style-name="T31"/></text:p>
      <text:p text:style-name="P8"><text:soft-page-break/></text:p>
      <text:p text:style-name="P1"><text:span text:style-name="T33">SHAMASHYM</text:span><text:span text:style-name="T37"> (ATTENDANTS/MINISTER)</text:span><text:span text:style-name="T31"/></text:p>
      <text:p text:style-name="P1"><text:span text:style-name="T33">RAB SHAMASH- #H8120 </text:span><text:span text:style-name="T37">CORRESP. TO THE ROOT OF &lt;8121&gt; THROUGH THE IDEA OF ACTIVITY IMPL. IN DAY-LIGHT; TO SERVE:-MINISTER</text:span><text:span text:style-name="T31"/></text:p>
      <text:p text:style-name="P1"><text:span text:style-name="T33">SUPHEYR- #H5608 </text:span><text:span text:style-name="T37">&lt;ROOT&gt; TO SCORE WITH A MARK AS A TALLY OR RECORD I.E. (BY IMPL.) TO INSCRIBE… WRITER.</text:span><text:span text:style-name="T31"/></text:p>
      <text:p text:style-name="P1"><text:span text:style-name="T33">AMAR H</text:span><text:span text:style-name="T137">A</text:span><text:span text:style-name="T33">BAYT</text:span><text:span text:style-name="T137">H</text:span><text:span text:style-name="T33"> <text:s/>- #H559 </text:span><text:span text:style-name="T37">&lt;ROOT&gt; TO SAY (USED WITH GREAT LATITUDE):- ANSWER, APPOINT, AVOUCH, BID, BOAST SELF, CALL, CERTIFY, CHALLENGE, CHARGE,+ (AT THE, GIVE) COMMAND(MENT),...DECLARE,...PUBLISH,...USE [SPEECH], UTTER. </text:span><text:span text:style-name="T33">(LATITUDE= FREEDOM FROM RESTRICTION).</text:span><text:span text:style-name="T31"/></text:p>
      <text:p text:style-name="P22"/>
      <text:p text:style-name="P1"><text:span text:style-name="T37">THE </text:span><text:span text:style-name="T33">RAB SHAMASH</text:span><text:span text:style-name="T37">/CHIEF MINISTER IS THE OVERSEER OF THE STOREHOUSE (AUTSAR) AND IS RESPONSIBLE FOR THE ORDER OF ATTENDANTS. HE IS TO ENSURE THE NEEDS OF THE QAHAL ARE MET AND TO PROVIDE COMFORT AS WELL.</text:span><text:span text:style-name="T31"/></text:p>
      <text:p text:style-name="P1"><text:span text:style-name="T37">THE </text:span><text:span text:style-name="T33">SUP</text:span><text:span text:style-name="T137">H</text:span><text:span text:style-name="T33">EYR/</text:span><text:span text:style-name="T37">SCRIBE WILL RECORD “THE GOINGS ON AND THE DOINGS” OF THE COMMUNITY AT LARGE.</text:span><text:span text:style-name="T31"/></text:p>
      <text:p text:style-name="P1"><text:span text:style-name="T37">THE</text:span><text:span text:style-name="T33"> AMAR H</text:span><text:span text:style-name="T137">A</text:span><text:span text:style-name="T33">BAYT</text:span><text:span text:style-name="T137">H</text:span><text:span text:style-name="T37">/SPEAKER OF THE HOUSE IS THE VOICE OF THE </text:span><text:span text:style-name="T33">DYN</text:span><text:span text:style-name="T37"> AND PROCLAMATIONS TO THE COMMUNITY.</text:span><text:span text:style-name="T31"/></text:p>
      <text:p text:style-name="P6"/>
      <text:p text:style-name="P1"><text:span text:style-name="T37">THE QUALIFICATIONS ARE:</text:span><text:span text:style-name="T31"/></text:p>
      <text:list text:style-name="WWNum11">
        <text:list-item>
          <text:p text:style-name="P47"><text:span text:style-name="T37">KNOWLEDGE OF TURAH (COMMUNITY &amp; DIETARY RULES)</text:span><text:span text:style-name="T31"/></text:p>
        </text:list-item>
        <text:list-item>
          <text:p text:style-name="P47"><text:span text:style-name="T37">HA’AMUNAH OF YAHUSHA</text:span><text:span text:style-name="T31"/></text:p>
        </text:list-item>
        <text:list-item>
          <text:p text:style-name="P47"><text:span text:style-name="T37">K.W.U. OF THE BODY BEING THE MYSHKAN OF </text:span><draw:frame draw:style-name="fr1" draw:name="Image59" text:anchor-type="as-char" svg:width="0.5457in" svg:height="0.1752in" draw:z-index="4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31"/></text:p>
        </text:list-item>
        <text:list-item>
          <text:p text:style-name="P47"><text:span text:style-name="T37">REASONING, READING, WRITING, AND HOSPITALITY SKILLS.</text:span><text:span text:style-name="T31"/></text:p>
        </text:list-item>
      </text:list>
      <text:p text:style-name="P22"/>
      <text:p text:style-name="P22"/>
      <text:p text:style-name="P1"><text:span text:style-name="T33"><text:s text:c="83"/></text:span><text:span text:style-name="T31"/></text:p>
      <text:p text:style-name="P1"><text:span text:style-name="T33"><text:s text:c="83"/>20</text:span><text:span text:style-name="T31"/></text:p>
      <text:p text:style-name="P22"><text:soft-page-break/></text:p>
      <text:p text:style-name="P1"><text:span text:style-name="T33">ZAQANYM </text:span><text:span text:style-name="T37">(ELDERS/WISEMEN)</text:span><text:span text:style-name="T31"/></text:p>
      <text:p text:style-name="P22"/>
      <text:p text:style-name="P1"><text:span text:style-name="T33">RAB ZAQAN- #H2205 </text:span><text:span text:style-name="T37">&lt;FROM 2204&gt; OLD:- AGED, ANCIENT(MAN), ELDER (-EST), OLD...SENATOR. </text:span><text:span text:style-name="T33">T’YHYLLAH 105:22 <text:s/>#H2204 </text:span><text:span text:style-name="T37">&lt;ROOT&gt; TO BE OLD: AGED MAN</text:span><text:span text:style-name="T31"/></text:p>
      <text:p text:style-name="P22"/>
      <text:p text:style-name="P1"><text:span text:style-name="T37">THE </text:span><text:span text:style-name="T33">RAB ZAQAN </text:span><text:span text:style-name="T37">IS THE RULER OF THE </text:span><text:span text:style-name="T33">ZAQANYM. </text:span><text:span text:style-name="T37">HE HAS AUTHORITY TO COUNSEL ANY </text:span><text:span text:style-name="T33">AMYT</text:span><text:span text:style-name="T137">H</text:span><text:span text:style-name="T37"> IN RIGHTEOUSNESS AND PROVIDE ADVICE TO THE </text:span><text:span text:style-name="T33">PAQYDYM </text:span><text:span text:style-name="T37">IN DECISION MAKING AS WELL AS EXECUTION OF ORDER. THE </text:span><text:span text:style-name="T33">RAB ZAQAN </text:span><text:span text:style-name="T37">HAS THE RIGHT TO WITHHOLD A VOTE AND ORDER A RECESS DURING TIMES OF DISPUTE, UNTIL DEEMED RESPECTABLE TO CONTINUE. THE </text:span><text:span text:style-name="T33">ZAQANYM </text:span><text:span text:style-name="T37">MAY CALL ANY NECESSARY QAHAL TO RE-ESTABLISH PERFECTION IN THE UMMAH.</text:span><text:span text:style-name="T31"/></text:p>
      <text:p text:style-name="P1"><text:span text:style-name="T37"><text:s text:c="80"/></text:span><text:span text:style-name="T31"/></text:p>
      <text:p text:style-name="P1"><text:span text:style-name="T37">THE QUALIFICATIONS ARE: </text:span><text:span text:style-name="T31"/></text:p>
      <text:list text:style-name="WWNum12">
        <text:list-item>
          <text:p text:style-name="P48"><text:span text:style-name="T37">KNOWLEDGE OF TURAH (COMMUNITY RULES)</text:span><text:span text:style-name="T31"/></text:p>
        </text:list-item>
        <text:list-item>
          <text:p text:style-name="P48"><text:span text:style-name="T37">HA’AMUNAH OF YAHUSHA</text:span><text:span text:style-name="T31"/></text:p>
        </text:list-item>
        <text:list-item>
          <text:p text:style-name="P48"><text:span text:style-name="T37">50 YEARS OF AGE</text:span><text:span text:style-name="T31"/></text:p>
        </text:list-item>
        <text:list-item>
          <text:p text:style-name="P48"><text:span text:style-name="T37">MENTORING SKILLS</text:span><text:span text:style-name="T31"/></text:p>
        </text:list-item>
      </text:list>
      <text:p text:style-name="P6"/>
      <text:p text:style-name="P6"/>
      <text:p text:style-name="P6"/>
      <text:p text:style-name="P6"/>
      <text:p text:style-name="P6"/>
      <text:p text:style-name="P6"/>
      <text:p text:style-name="P1"><text:span text:style-name="T79"><text:s text:c="11"/></text:span><text:span text:style-name="T31"/></text:p>
      <text:p text:style-name="P23"/>
      <text:p text:style-name="P70"><text:span text:style-name="T79"><text:s text:c="86"/></text:span><text:span text:style-name="T68">21</text:span><text:span text:style-name="T25"> <text:s text:c="4"/></text:span><text:span text:style-name="T31"/></text:p>
      <text:p text:style-name="P1"><text:soft-page-break/><text:span text:style-name="T11"><text:s text:c="4"/></text:span><text:span text:style-name="T31"/></text:p>
      <text:p text:style-name="P1"><text:span text:style-name="T11"><text:s text:c="3"/>Q’HYLLAT</text:span><text:span text:style-name="T143">H </text:span><text:span text:style-name="T11">NAZYRY:B’GADYM (ATTIRE)</text:span><text:span text:style-name="T31"/></text:p>
      <text:p text:style-name="P24"/>
      <text:p text:style-name="P24"/>
      <text:list xml:id="list2962982310" text:style-name="WWNum13">
        <text:list-item>
          <text:p text:style-name="P49"><text:span text:style-name="T50">MYTS’NAP</text:span><text:span text:style-name="T127">H</text:span><text:span text:style-name="T50">ATH /TSANUP</text:span><text:span text:style-name="T127">H</text:span><text:span text:style-name="T123"> </text:span><text:span text:style-name="T58">(TURBAN): ACCORDING TO </text:span><text:span text:style-name="T50">(ZAKARYAH 3) </text:span><text:span text:style-name="T58">REMOVING THE OLD/SOILED GARMENTS </text:span><text:span text:style-name="T50">(CHATA) </text:span><text:span text:style-name="T58">AND PUTTING ON THE NEW/CLEAN GARMENTS (</text:span><text:span text:style-name="T50">TSADAQAH). </text:span><text:span text:style-name="T31"/></text:p>
        </text:list-item>
      </text:list>
      <text:p text:style-name="P15"/>
      <text:list xml:id="list95545179817173" text:continue-numbering="true" text:style-name="WWNum13">
        <text:list-item>
          <text:p text:style-name="P49"><text:span text:style-name="T50">TALLYT</text:span><text:span text:style-name="T127">H</text:span><text:span text:style-name="T50"> KATAN B’PAT</text:span><text:span text:style-name="T127">H</text:span><text:span text:style-name="T50">YL TEKELET</text:span><text:span text:style-name="T127">H</text:span><text:span text:style-name="T50"> </text:span><text:span text:style-name="T58">(VEST WITH BLUE CORD): <text:s/>ACCORDING TO</text:span><text:span text:style-name="T50"> (BAMYDBAR 15:37-41), </text:span><text:span text:style-name="T58">WE ARE TO </text:span><text:span text:style-name="T50">“MAKE”</text:span><text:span text:style-name="T58"> TSYTSYUT</text:span><text:span text:style-name="T123">H </text:span><text:span text:style-name="T58">ON THE </text:span><text:span text:style-name="T50">ARBA KAN’P</text:span><text:span text:style-name="T127">H</text:span><text:span text:style-name="T50">UT</text:span><text:span text:style-name="T127">H</text:span><text:span text:style-name="T58">/4 WINGS (CORNERS) </text:span><text:span text:style-name="T50">(DABARYM 22:12) </text:span><text:span text:style-name="T58">OF OUR GARMENT, TO </text:span><text:span text:style-name="T50">REMEMBER</text:span><text:span text:style-name="T58"> </text:span><text:span text:style-name="T50">“ALL” THE MYTSUT</text:span><text:span text:style-name="T127">H</text:span><text:span text:style-name="T50">YM </text:span><text:span text:style-name="T58">(COMMANDS) OF </text:span><draw:frame draw:style-name="fr1" draw:name="Image60" text:anchor-type="as-char" svg:width="0.5457in" svg:height="0.1752in" draw:z-index="4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58"><text:s/>AND</text:span><text:span text:style-name="T50"> ”DO” <text:s/></text:span><text:span text:style-name="T58">THEM, <text:s/>TO </text:span><text:span text:style-name="T50">BE QUDASH.</text:span><text:span text:style-name="T31"/></text:p>
        </text:list-item>
      </text:list>
      <text:p text:style-name="P15"/>
      <text:list xml:id="list95544458084895" text:continue-numbering="true" text:style-name="WWNum13">
        <text:list-item>
          <text:p text:style-name="P49"><text:span text:style-name="T50">B’GADYM QUDASH </text:span><text:span text:style-name="T58">(SET-APART GARMENTS): ACCORDING TO (</text:span><text:span text:style-name="T50">UYQARA 16:4), </text:span><text:span text:style-name="T58">WE PUT ON THE </text:span><text:span text:style-name="T50">LONG LINEN SHIRT, </text:span><text:span text:style-name="T58">WITH </text:span><text:span text:style-name="T50">LINEN TROUSERS ON OUR FLESH, </text:span><text:span text:style-name="T58">GIRD WITH A </text:span><text:span text:style-name="T50">LINEN ABANAT </text:span><text:span text:style-name="T58">(BELT), AND </text:span><text:span text:style-name="T50">LINEN TURBAN</text:span><text:span text:style-name="T58"> (NONE OF MIXED </text:span><text:span text:style-name="T50">WOOL</text:span><text:span text:style-name="T58"> AND L</text:span><text:span text:style-name="T50">INEN-(UYQARA 19:19). </text:span><text:span text:style-name="T58">THIS DOES APPLY TO US AS WE ARE, </text:span><text:span text:style-name="T50">“A CHOSEN NATION, A ROYAL PRIESTHOOD, A QUDASH NATION…” (KAP</text:span><text:span text:style-name="T127">H</text:span><text:span text:style-name="T50">A ALAP</text:span><text:span text:style-name="T127">H </text:span><text:span text:style-name="T50">2:9)</text:span><text:span text:style-name="T31"/></text:p>
        </text:list-item>
      </text:list>
      <text:p text:style-name="P24"/>
      <text:p text:style-name="P24"/>
      <text:p text:style-name="P24"/>
      <text:p text:style-name="P24"/>
      <text:p text:style-name="P24"/>
      <text:p text:style-name="P24"/>
      <text:p text:style-name="P50"><text:span text:style-name="T78"><text:s text:c="82"/></text:span><text:span text:style-name="T50"><text:s text:c="69"/></text:span><text:span text:style-name="T31"/></text:p>
      <text:p text:style-name="P50"><text:span text:style-name="T50"><text:s text:c="36"/></text:span><text:span text:style-name="T51"><text:s text:c="48"/>24</text:span><text:span text:style-name="T31"/></text:p>
      <text:p text:style-name="P50"><text:soft-page-break/><text:span text:style-name="T15"><text:s text:c="7"/>ALAP</text:span><text:span text:style-name="T144">H</text:span><text:span text:style-name="T15">-BAYT</text:span><text:span text:style-name="T144">H</text:span><text:span text:style-name="T15"> </text:span><text:span text:style-name="T14">FOR </text:span><text:span text:style-name="T11">MANAKHAT</text:span><text:span text:style-name="T143">H</text:span><text:span text:style-name="T11">EY</text:span><text:span text:style-name="T144"><text:tab/></text:span><text:span text:style-name="T31"/></text:p>
      <text:p text:style-name="P1"><text:span text:style-name="T162"><text:s/>SIGN <text:s text:c="8"/>NAME <text:s text:c="11"/>SOUND <text:s text:c="18"/>LATIN <text:s text:c="13"/>NUMBER <text:s text:c="9"/>MEANING <text:s text:c="14"/>GLYPH</text:span><text:span text:style-name="T31"/></text:p>
      <text:p text:style-name="P1"><draw:frame draw:style-name="fr2" draw:name="Image61" text:anchor-type="char" svg:x="0.0063in" svg:y="0.0008in" svg:width="0.3437in" svg:height="0.3228in" draw:z-index="37"><draw:image xlink:href="Pictures/10000001000000210000001F3440BFAAFCF2680D.png" xlink:type="simple" xlink:show="embed" xlink:actuate="onLoad" draw:mime-type="image/png"/></draw:frame><draw:frame draw:style-name="fr2" draw:name="Image62" text:anchor-type="char" svg:x="5.7362in" svg:y="-0.1492in" svg:width="0.3957in" svg:height="0.4098in" draw:z-index="38"><draw:image xlink:href="Pictures/100000010000002B0000002B455A0F73816174AF.png" xlink:type="simple" xlink:show="embed" xlink:actuate="onLoad" draw:mime-type="image/png"/></draw:frame><text:span text:style-name="T74"><text:s text:c="9"/>ALAPH</text:span><text:span text:style-name="T58"> <text:s text:c="11"/></text:span><text:span text:style-name="T50"><text:s text:c="2"/>AH/- <text:s text:c="25"/>A <text:s text:c="25"/>1 <text:s text:c="23"/>OX <text:s text:c="39"/></text:span><text:span text:style-name="T31"/></text:p>
      <text:p text:style-name="P1"><draw:frame draw:style-name="fr2" draw:name="Image63" text:anchor-type="char" svg:x="5.7362in" svg:y="-0.0937in" svg:width="0.3335in" svg:height="0.3752in" draw:z-index="39"><draw:image xlink:href="Pictures/100000010000002000000024A3F652B795E2CED5.png" xlink:type="simple" xlink:show="embed" xlink:actuate="onLoad" draw:mime-type="image/png"/></draw:frame><draw:frame draw:style-name="fr2" draw:name="Image64" text:anchor-type="char" svg:x="0.0063in" svg:y="-0.0307in" svg:width="0.25in" svg:height="0.3228in" draw:z-index="42"><draw:image xlink:href="Pictures/10000001000000180000001FE66FA9508D4E29AD.png" xlink:type="simple" xlink:show="embed" xlink:actuate="onLoad" draw:mime-type="image/png"/></draw:frame><text:span text:style-name="T50"><text:s text:c="11"/>BAYT</text:span><text:span text:style-name="T127">H</text:span><text:span text:style-name="T50"> <text:s text:c="15"/>BAH <text:s text:c="26"/>B <text:s text:c="25"/>2 <text:s text:c="21"/>HOUSE</text:span><text:span text:style-name="T31"/></text:p>
      <text:p text:style-name="P1"><draw:frame draw:style-name="fr2" draw:name="Image65" text:anchor-type="char" svg:x="5.7362in" svg:y="-0.0728in" svg:width="0.3228in" svg:height="0.3799in" draw:z-index="48"><draw:image xlink:href="Pictures/100000010000001F000000287E5FF8DB7E3EB3B5.png" xlink:type="simple" xlink:show="embed" xlink:actuate="onLoad" draw:mime-type="image/png"/></draw:frame><draw:frame draw:style-name="fr2" draw:name="Image66" text:anchor-type="char" svg:x="0.0165in" svg:y="0.0008in" svg:width="0.2398in" svg:height="0.3126in" draw:z-index="49"><draw:image xlink:href="Pictures/10000001000000170000001EDE3EB0628C99FEFC.png" xlink:type="simple" xlink:show="embed" xlink:actuate="onLoad" draw:mime-type="image/png"/></draw:frame><text:span text:style-name="T78"><text:s text:c="10"/></text:span><text:span text:style-name="T74">GAMAL <text:s text:c="13"/>GAH <text:s text:c="25"/>G <text:s text:c="25"/>3 <text:s text:c="21"/>CAMEL</text:span><text:span text:style-name="T31"/></text:p>
      <text:p text:style-name="P1"><draw:frame draw:style-name="fr2" draw:name="Image67" text:anchor-type="char" svg:x="0.0063in" svg:y="0.0319in" svg:width="0.2917in" svg:height="0.25in" draw:z-index="51"><draw:image xlink:href="Pictures/100000010000001C0000001B0357776F643E4EF7.png" xlink:type="simple" xlink:show="embed" xlink:actuate="onLoad" draw:mime-type="image/png"/></draw:frame><draw:frame draw:style-name="fr2" draw:name="Image68" text:anchor-type="char" svg:x="5.7937in" svg:y="0.0193in" svg:width="0.3437in" svg:height="0.2299in" draw:z-index="53"><draw:image xlink:href="Pictures/10000001000000210000001EF50C3E86BA5670DD.png" xlink:type="simple" xlink:show="embed" xlink:actuate="onLoad" draw:mime-type="image/png"/></draw:frame><text:span text:style-name="T50"><text:s text:c="9"/>DALAT</text:span><text:span text:style-name="T127">H</text:span><text:span text:style-name="T50"> <text:s text:c="14"/>DAH <text:s text:c="25"/>D <text:s text:c="25"/>4 <text:s text:c="21"/>DOOR <text:s text:c="20"/></text:span><text:span text:style-name="T31"/></text:p>
      <text:p text:style-name="P1"><draw:frame draw:style-name="fr2" draw:name="Image69" text:anchor-type="char" svg:x="0.0583in" svg:y="0.011in" svg:width="0.25in" svg:height="0.3228in" draw:z-index="54"><draw:image xlink:href="Pictures/10000001000000180000001FC5CCE6D66E426F18.png" xlink:type="simple" xlink:show="embed" xlink:actuate="onLoad" draw:mime-type="image/png"/></draw:frame><draw:frame draw:style-name="fr2" draw:name="Image70" text:anchor-type="char" svg:x="5.7209in" svg:y="-0.0425in" svg:width="0.3646in" svg:height="0.3098in" draw:z-index="55"><draw:image xlink:href="Pictures/100000010000002300000020B81BBD2E0C4B186D.png" xlink:type="simple" xlink:show="embed" xlink:actuate="onLoad" draw:mime-type="image/png"/></draw:frame><text:span text:style-name="T50"><text:s text:c="9"/>HEH <text:s text:c="19"/>HA/AH <text:s text:c="21"/>H <text:s text:c="25"/>5 <text:s text:c="21"/>WINDOW <text:s text:c="15"/></text:span><text:span text:style-name="T31"/></text:p>
      <text:p text:style-name="P1"><draw:frame draw:style-name="fr2" draw:name="Image71" text:anchor-type="char" svg:x="5.7882in" svg:y="-0.0634in" svg:width="0.3701in" svg:height="0.35in" draw:z-index="56"><draw:image xlink:href="Pictures/100000010000001900000027FB6A7EB7EFD93348.png" xlink:type="simple" xlink:show="embed" xlink:actuate="onLoad" draw:mime-type="image/png"/></draw:frame><draw:frame draw:style-name="fr2" draw:name="Image72" text:anchor-type="char" svg:x="0.048in" svg:y="-0.0201in" svg:width="0.2602in" svg:height="0.3335in" draw:z-index="57"><draw:image xlink:href="Pictures/1000000100000019000000205278A4F4C127CBA9.png" xlink:type="simple" xlink:show="embed" xlink:actuate="onLoad" draw:mime-type="image/png"/></draw:frame><text:span text:style-name="T78"><text:s text:c="10"/></text:span><text:span text:style-name="T50">UAU <text:s text:c="18"/>OO’AH/OOH <text:s text:c="11"/>U <text:s text:c="24"/>6 <text:s text:c="22"/>NAIL <text:s text:c="21"/></text:span><text:span text:style-name="T31"/></text:p>
      <text:p text:style-name="P1"><draw:frame draw:style-name="fr2" draw:name="Image73" text:anchor-type="char" svg:x="0.048in" svg:y="-0.0409in" svg:width="0.2811in" svg:height="0.3126in" draw:z-index="58"><draw:image xlink:href="Pictures/100000010000001B0000001E68B5A5C8CD62EA62.png" xlink:type="simple" xlink:show="embed" xlink:actuate="onLoad" draw:mime-type="image/png"/></draw:frame><draw:frame draw:style-name="fr2" draw:name="Image74" text:anchor-type="char" svg:x="5.7728in" svg:y="-0.1299in" svg:width="0.3854in" svg:height="0.3126in" draw:z-index="59"><draw:image xlink:href="Pictures/10000001000000250000001EE1A571045F50069D.png" xlink:type="simple" xlink:show="embed" xlink:actuate="onLoad" draw:mime-type="image/png"/></draw:frame><draw:frame draw:style-name="fr2" draw:name="Image75" text:anchor-type="char" svg:x="5.752in" svg:y="0.1819in" svg:width="0.4063in" svg:height="0.4063in" draw:z-index="60"><draw:image xlink:href="Pictures/100000010000002700000027EC0B4FC57E79FD20.png" xlink:type="simple" xlink:show="embed" xlink:actuate="onLoad" draw:mime-type="image/png"/></draw:frame><text:span text:style-name="T50"><text:s text:c="9"/>ZAYN <text:s text:c="17"/>ZAH <text:s text:c="27"/>Z <text:s text:c="25"/>7 <text:s text:c="21"/>WEAPON</text:span><text:span text:style-name="T31"/></text:p>
      <text:p text:style-name="P1"><draw:frame draw:style-name="fr2" draw:name="Image76" text:anchor-type="char" svg:x="0.048in" svg:y="-0.0827in" svg:width="0.2602in" svg:height="0.3437in" draw:z-index="61"><draw:image xlink:href="Pictures/100000010000001900000021711077C0C4207C0F.png" xlink:type="simple" xlink:show="embed" xlink:actuate="onLoad" draw:mime-type="image/png"/></draw:frame><draw:frame draw:style-name="fr2" draw:name="Image77" text:anchor-type="char" svg:x="5.8354in" svg:y="0.1661in" svg:width="0.3228in" svg:height="0.3752in" draw:z-index="62"><draw:image xlink:href="Pictures/100000010000001F000000241E3C574F944249D5.png" xlink:type="simple" xlink:show="embed" xlink:actuate="onLoad" draw:mime-type="image/png"/></draw:frame><text:span text:style-name="T50"><text:s text:c="10"/>GHAH/C</text:span><text:span text:style-name="T127">H</text:span><text:span text:style-name="T50">ET</text:span><text:span text:style-name="T127">H <text:s text:c="7"/></text:span><text:span text:style-name="T50">GHAG <text:s text:c="23"/>C</text:span><text:span text:style-name="T127">H</text:span><text:span text:style-name="T50"> <text:s text:c="24"/>8 <text:s text:c="21"/>PROTECT</text:span><text:span text:style-name="T31"/></text:p>
      <text:p text:style-name="P1"><draw:frame draw:style-name="fr2" draw:name="Image78" text:anchor-type="char" svg:x="0.0374in" svg:y="-0.0929in" svg:width="0.2709in" svg:height="0.3646in" draw:z-index="63"><draw:image xlink:href="Pictures/100000010000001A000000232D009DAA53B2AFC9.png" xlink:type="simple" xlink:show="embed" xlink:actuate="onLoad" draw:mime-type="image/png"/></draw:frame><text:span text:style-name="T50"><text:s text:c="10"/>TET <text:s text:c="20"/>TAH <text:s text:c="27"/>T <text:s text:c="25"/>9 <text:s text:c="21"/>BASKET</text:span><text:span text:style-name="T31"/></text:p>
      <text:p text:style-name="P1"><draw:frame draw:style-name="fr2" draw:name="Image79" text:anchor-type="char" svg:x="0.0583in" svg:y="-0.0827in" svg:width="0.25in" svg:height="0.2575in" draw:z-index="64"><draw:image xlink:href="Pictures/1000000100000018000000184AD72EE518884C0E.png" xlink:type="simple" xlink:show="embed" xlink:actuate="onLoad" draw:mime-type="image/png"/></draw:frame><draw:frame draw:style-name="fr2" draw:name="Image80" text:anchor-type="char" svg:x="-0.0043in" svg:y="0.1744in" svg:width="0.3126in" svg:height="0.3437in" draw:z-index="65"><draw:image xlink:href="Pictures/100000010000001E000000217871280CA162C286.png" xlink:type="simple" xlink:show="embed" xlink:actuate="onLoad" draw:mime-type="image/png"/></draw:frame><draw:frame draw:style-name="fr2" draw:name="Image81" text:anchor-type="char" svg:x="5.7835in" svg:y="0.1661in" svg:width="0.3744in" svg:height="0.2717in" draw:z-index="66"><draw:image xlink:href="Pictures/100000010000002400000023F81B16F803AB3192.png" xlink:type="simple" xlink:show="embed" xlink:actuate="onLoad" draw:mime-type="image/png"/></draw:frame><draw:frame draw:style-name="fr2" draw:name="Image82" text:anchor-type="char" svg:x="5.7835in" svg:y="-0.1665in" svg:width="0.3752in" svg:height="0.3854in" draw:z-index="67"><draw:image xlink:href="Pictures/10000001000000240000002581C010D985786DEC.png" xlink:type="simple" xlink:show="embed" xlink:actuate="onLoad" draw:mime-type="image/png"/></draw:frame><text:span text:style-name="T50"><text:s text:c="10"/>YAHD <text:s text:c="17"/>EE <text:s text:c="30"/>Y <text:s text:c="24"/>10 <text:s text:c="19"/>HAND</text:span><text:span text:style-name="T31"/></text:p>
      <text:p text:style-name="P1"><text:span text:style-name="T50"><text:s text:c="10"/>KAP</text:span><text:span text:style-name="T127">H</text:span><text:span text:style-name="T50"> <text:s text:c="18"/>KAH <text:s text:c="27"/>K <text:s text:c="24"/>20 <text:s text:c="19"/>PALM</text:span><text:span text:style-name="T31"/></text:p>
      <text:p text:style-name="P1"><draw:frame draw:style-name="fr2" draw:name="Image83" text:anchor-type="char" svg:x="0.0437in" svg:y="-0.1272in" svg:width="0.2083in" svg:height="0.3126in" draw:z-index="68"><draw:image xlink:href="Pictures/10000001000000140000001E0F926C54F475663A.png" xlink:type="simple" xlink:show="embed" xlink:actuate="onLoad" draw:mime-type="image/png"/></draw:frame><draw:frame draw:style-name="fr2" draw:name="Image84" text:anchor-type="char" svg:x="5.7417in" svg:y="0.1252in" svg:width="0.448in" svg:height="0.3437in" draw:z-index="69"><draw:image xlink:href="Pictures/100000010000002B0000002111624CD93AEF1C5F.png" xlink:type="simple" xlink:show="embed" xlink:actuate="onLoad" draw:mime-type="image/png"/></draw:frame><draw:frame draw:style-name="fr2" draw:name="Image85" text:anchor-type="char" svg:x="5.8102in" svg:y="-0.0819in" svg:width="0.2902in" svg:height="0.2075in" draw:z-index="70"><draw:image xlink:href="Pictures/10000001000000200000001FF5115D949AC270DF.png" xlink:type="simple" xlink:show="embed" xlink:actuate="onLoad" draw:mime-type="image/png"/></draw:frame><text:span text:style-name="T50"><text:s text:c="11"/>LAMAD <text:s text:c="13"/>LAM <text:s text:c="27"/>L <text:s text:c="24"/>30 <text:s text:c="20"/>STAFF</text:span><text:span text:style-name="T31"/></text:p>
      <text:p text:style-name="P1"><draw:frame draw:style-name="fr2" draw:name="Image86" text:anchor-type="char" svg:x="-0.0189in" svg:y="-0.0957in" svg:width="0.2709in" svg:height="0.3228in" draw:z-index="71"><draw:image xlink:href="Pictures/100000010000001A0000001F52BAA210BC29F9FE.png" xlink:type="simple" xlink:show="embed" xlink:actuate="onLoad" draw:mime-type="image/png"/></draw:frame><text:span text:style-name="T50"><text:s text:c="11"/>MAYM <text:s text:c="15"/>MAH <text:s text:c="25"/>M <text:s text:c="23"/>40 <text:s text:c="20"/>WATER</text:span><text:span text:style-name="T31"/></text:p>
      <text:p text:style-name="P1"><draw:frame draw:style-name="fr2" draw:name="Image87" text:anchor-type="char" svg:x="0.002in" svg:y="-0.0543in" svg:width="0.25in" svg:height="0.3126in" draw:z-index="72"><draw:image xlink:href="Pictures/10000001000000180000001E2797DD78FB41D950.png" xlink:type="simple" xlink:show="embed" xlink:actuate="onLoad" draw:mime-type="image/png"/></draw:frame><draw:frame draw:style-name="fr2" draw:name="Image88" text:anchor-type="char" svg:x="5.7728in" svg:y="-0.1555in" svg:width="0.4165in" svg:height="0.302in" draw:z-index="73"><draw:image xlink:href="Pictures/10000001000000280000001D158B37CC1F9CEDE6.png" xlink:type="simple" xlink:show="embed" xlink:actuate="onLoad" draw:mime-type="image/png"/></draw:frame><text:span text:style-name="T50"><text:s text:c="11"/>NUN <text:s text:c="19"/>NAH <text:s text:c="26"/>N <text:s text:c="24"/>50 <text:s text:c="20"/>SEED</text:span><text:span text:style-name="T31"/></text:p>
      <text:p text:style-name="P1"><draw:frame draw:style-name="fr2" draw:name="Image89" text:anchor-type="char" svg:x="0.0165in" svg:y="-0.0311in" svg:width="0.2291in" svg:height="0.2201in" draw:z-index="74"><draw:image xlink:href="Pictures/10000001000000160000001FEDF1CCB5AE30ED19.png" xlink:type="simple" xlink:show="embed" xlink:actuate="onLoad" draw:mime-type="image/png"/></draw:frame><draw:frame draw:style-name="fr2" draw:name="Image90" text:anchor-type="char" svg:x="5.8193in" svg:y="-0.1457in" svg:width="0.3335in" svg:height="0.3126in" draw:z-index="75"><draw:image xlink:href="Pictures/10000001000000200000001E7121E0B23EBC1F58.png" xlink:type="simple" xlink:show="embed" xlink:actuate="onLoad" draw:mime-type="image/png"/></draw:frame><text:span text:style-name="T50"><text:s text:c="11"/>SAMAK</text:span><text:span text:style-name="T127">H</text:span><text:span text:style-name="T50"> <text:s text:c="12"/>SAH <text:tab/> <text:s text:c="14"/>S <text:s text:c="24"/>60 <text:s text:c="21"/>SUPPORT</text:span><text:span text:style-name="T31"/></text:p>
      <text:p text:style-name="P1"><draw:frame draw:style-name="fr2" draw:name="Image91" text:anchor-type="char" svg:x="5.8102in" svg:y="-0.1146in" svg:width="0.3799in" svg:height="0.2445in" draw:z-index="76"><draw:image xlink:href="Pictures/100000010000002F0000002060D56EDDF7633064.png" xlink:type="simple" xlink:show="embed" xlink:actuate="onLoad" draw:mime-type="image/png"/></draw:frame><draw:frame draw:style-name="fr2" draw:name="Image92" text:anchor-type="char" svg:x="-0.0165in" svg:y="0.1681in" svg:width="0.3138in" svg:height="0.3854in" draw:z-index="77"><draw:image xlink:href="Pictures/10000001000000150000001F4EB35220ADA63F9B.png" xlink:type="simple" xlink:show="embed" xlink:actuate="onLoad" draw:mime-type="image/png"/></draw:frame><draw:frame draw:style-name="fr2" draw:name="Image93" text:anchor-type="char" svg:x="5.8102in" svg:y="0.1291in" svg:width="0.4in" svg:height="0.3598in" draw:z-index="81"><draw:image xlink:href="Pictures/100000010000002C0000001CD90004D948C4B36F.png" xlink:type="simple" xlink:show="embed" xlink:actuate="onLoad" draw:mime-type="image/png"/></draw:frame><draw:frame draw:style-name="fr2" draw:name="Image94" text:anchor-type="char" svg:x="0.0165in" svg:y="-0.1654in" svg:width="0.2807in" svg:height="0.3339in" draw:z-index="82"><draw:image xlink:href="Pictures/100000010000002100000029C555C5BB9980D276.png" xlink:type="simple" xlink:show="embed" xlink:actuate="onLoad" draw:mime-type="image/png"/></draw:frame><text:span text:style-name="T50"><text:s text:c="10"/>AYN <text:s text:c="19"/>GHAH/AH/- <text:s text:c="14"/>A* <text:s text:c="22"/>70 <text:s text:c="21"/>EYE</text:span><text:span text:style-name="T31"/></text:p>
      <text:p text:style-name="P1"><text:span text:style-name="T50"><text:s text:c="10"/>PEH <text:s text:c="20"/>P</text:span><text:span text:style-name="T127">H</text:span><text:span text:style-name="T50">AH <text:s text:c="26"/>P <text:s text:c="24"/>80 <text:s text:c="20"/>MOUTH</text:span><text:span text:style-name="T31"/></text:p>
      <text:p text:style-name="P1"><draw:frame draw:style-name="fr2" draw:name="Image95" text:anchor-type="char" svg:x="5.7984in" svg:y="-0.1665in" svg:width="0.422in" svg:height="0.2098in" draw:z-index="79"><draw:image xlink:href="Pictures/100000010000002D0000001F36D873764E12F9B6.png" xlink:type="simple" xlink:show="embed" xlink:actuate="onLoad" draw:mime-type="image/png"/></draw:frame><draw:frame draw:style-name="fr2" draw:name="Image96" text:anchor-type="char" svg:x="5.7984in" svg:y="0.1827in" svg:width="0.4165in" svg:height="0.3228in" draw:z-index="80"><draw:image xlink:href="Pictures/10000001000000280000001F2AE55932D4E3291E.png" xlink:type="simple" xlink:show="embed" xlink:actuate="onLoad" draw:mime-type="image/png"/></draw:frame><draw:frame draw:style-name="fr2" draw:name="Image97" text:anchor-type="char" svg:x="-0.0146in" svg:y="-0.1028in" svg:width="0.2709in" svg:height="0.302in" draw:z-index="86"><draw:image xlink:href="Pictures/100000010000001A0000001DD404344ACFFEBF59.png" xlink:type="simple" xlink:show="embed" xlink:actuate="onLoad" draw:mime-type="image/png"/></draw:frame><text:span text:style-name="T50"><text:s text:c="11"/>TSADY <text:s text:c="16"/>TSAH <text:s text:c="26"/>TS <text:s text:c="21"/>90 <text:s text:c="21"/>DESIRE</text:span><text:span text:style-name="T31"/></text:p>
      <text:p text:style-name="P1"><draw:frame draw:style-name="fr2" draw:name="Image98" text:anchor-type="char" svg:x="-0.0043in" svg:y="-0.0925in" svg:width="0.2602in" svg:height="0.4063in" draw:z-index="83"><draw:image xlink:href="Pictures/10000001000000190000001D5BA39B1AA213EFE2.png" xlink:type="simple" xlink:show="embed" xlink:actuate="onLoad" draw:mime-type="image/png"/></draw:frame><text:span text:style-name="T50"><text:s text:c="12"/>QUP</text:span><text:span text:style-name="T127">H</text:span><text:span text:style-name="T50"> <text:s text:c="17"/>QOO <text:s text:c="26"/>Q <text:s text:c="22"/>100 <text:s text:c="20"/>HORIZON</text:span><text:span text:style-name="T31"/></text:p>
      <text:p text:style-name="P1"><draw:frame draw:style-name="fr2" draw:name="Image99" text:anchor-type="char" svg:x="5.8193in" svg:y="-0.1354in" svg:width="0.3957in" svg:height="0.3307in" draw:z-index="85"><draw:image xlink:href="Pictures/100000010000002600000024854E56BD61D45D9A.png" xlink:type="simple" xlink:show="embed" xlink:actuate="onLoad" draw:mime-type="image/png"/></draw:frame><draw:frame draw:style-name="fr2" draw:name="Image100" text:anchor-type="char" svg:x="0.0063in" svg:y="-0.0402in" svg:width="0.25in" svg:height="0.3783in" draw:z-index="90"><draw:image xlink:href="Pictures/10000001000000180000001E3543883935392CCA.png" xlink:type="simple" xlink:show="embed" xlink:actuate="onLoad" draw:mime-type="image/png"/></draw:frame><text:span text:style-name="T50"><text:s text:c="12"/>RASH <text:s text:c="18"/>RRAH <text:s text:c="24"/>R <text:s text:c="22"/>200 <text:s text:c="20"/>HEAD</text:span><text:span text:style-name="T31"/></text:p>
      <text:p text:style-name="P1"><draw:frame draw:style-name="fr2" draw:name="Image101" text:anchor-type="char" svg:x="5.8193in" svg:y="-0.1591in" svg:width="0.3445in" svg:height="0.3in" draw:z-index="91"><draw:image xlink:href="Pictures/100000010000002C0000002134C58966342BDAC9.png" xlink:type="simple" xlink:show="embed" xlink:actuate="onLoad" draw:mime-type="image/png"/></draw:frame><draw:frame draw:style-name="fr2" draw:name="Image102" text:anchor-type="char" svg:x="0.0063in" svg:y="-0.0161in" svg:width="0.2917in" svg:height="0.2917in" draw:z-index="87"><draw:image xlink:href="Pictures/100000010000001C00000016A62A10B4FAE0B440.png" xlink:type="simple" xlink:show="embed" xlink:actuate="onLoad" draw:mime-type="image/png"/></draw:frame><text:span text:style-name="T50"><text:s text:c="12"/>SHYN <text:s text:c="16"/>SHAH <text:s text:c="25"/>SH <text:s text:c="20"/>300 <text:s text:c="20"/>TOOTH</text:span><text:span text:style-name="T31"/></text:p>
      <text:p text:style-name="P1"><draw:frame draw:style-name="fr2" draw:name="Image103" text:anchor-type="char" svg:x="5.8819in" svg:y="-0.1339in" svg:width="0.25in" svg:height="0.3in" draw:z-index="88"><draw:image xlink:href="Pictures/10000001000000180000002189BC892317626F66.png" xlink:type="simple" xlink:show="embed" xlink:actuate="onLoad" draw:mime-type="image/png"/></draw:frame><draw:frame draw:style-name="fr2" draw:name="Image104" text:anchor-type="char" svg:x="-0.0146in" svg:y="-0.0783in" svg:width="0.3228in" svg:height="0.3228in" draw:z-index="93"><draw:image xlink:href="Pictures/100000010000001F0000001F432D271F6E1CABA3.png" xlink:type="simple" xlink:show="embed" xlink:actuate="onLoad" draw:mime-type="image/png"/></draw:frame><text:span text:style-name="T50"><text:s text:c="12"/>T</text:span><text:span text:style-name="T127">H</text:span><text:span text:style-name="T50">AU <text:s text:c="17"/>T</text:span><text:span text:style-name="T127">H</text:span><text:span text:style-name="T50">AH <text:s text:c="26"/>T</text:span><text:span text:style-name="T127">H</text:span><text:span text:style-name="T50"> <text:s text:c="21"/>400 <text:s text:c="20"/>MARK</text:span><text:span text:style-name="T31"/></text:p>
      <text:p text:style-name="P1"><text:soft-page-break/><text:span text:style-name="T22"><text:tab/><text:tab/><text:tab/> C</text:span><text:span text:style-name="T145">H</text:span><text:span text:style-name="T22">ADASHYM (MOONS)</text:span><text:span text:style-name="T31"/></text:p>
      <text:p text:style-name="P36"/>
      <text:list text:style-name="WWNum15">
        <text:list-item>
          <text:p text:style-name="P51"><text:span text:style-name="T50">ABYB <text:s text:c="13"/>(SPRING) <text:s text:c="46"/>JANUARY- </text:span><text:span text:style-name="T58">JANUS (ROM)</text:span><text:span text:style-name="T31"/></text:p>
        </text:list-item>
        <text:list-item>
          <text:p text:style-name="P51"><text:span text:style-name="T50">ZU <text:s text:c="4"/><text:tab/><text:tab/><text:tab/><text:tab/><text:tab/><text:tab/>FEBRUARY- </text:span><text:span text:style-name="T58">FEBRUA (ROM)</text:span><text:span text:style-name="T31"/></text:p>
        </text:list-item>
        <text:list-item>
          <text:p text:style-name="P51"><text:span text:style-name="T50">SYUN<text:tab/><text:tab/><text:tab/><text:tab/><text:tab/><text:tab/>MARCH- </text:span><text:span text:style-name="T58">MARS (ROM)</text:span><text:span text:style-name="T31"/></text:p>
        </text:list-item>
        <text:list-item>
          <text:p text:style-name="P51"><text:span text:style-name="T50">C</text:span><text:span text:style-name="T127">H</text:span><text:span text:style-name="T50">ADASH R’BY’Y<text:tab/><text:tab/><text:tab/><text:tab/>APRIL- </text:span><text:span text:style-name="T58">APRILIS (ROM) </text:span><text:span text:style-name="T31"/></text:p>
        </text:list-item>
        <text:list-item>
          <text:p text:style-name="P51"><text:span text:style-name="T50">C</text:span><text:span text:style-name="T127">H</text:span><text:span text:style-name="T50">ADASH <text:s/>C</text:span><text:span text:style-name="T127">H</text:span><text:span text:style-name="T50">AMYSHY<text:tab/><text:tab/><text:tab/><text:tab/>MAY- </text:span><text:span text:style-name="T58">MAIA (GREEK/ROM)</text:span><text:span text:style-name="T31"/></text:p>
        </text:list-item>
        <text:list-item>
          <text:p text:style-name="P51"><text:span text:style-name="T50">C</text:span><text:span text:style-name="T127">H</text:span><text:span text:style-name="T50">ADASH SHYSHY<text:tab/><text:tab/><text:tab/><text:tab/>JUNE- </text:span><text:span text:style-name="T58">JUNO (ROM)</text:span><text:span text:style-name="T31"/></text:p>
        </text:list-item>
        <text:list-item>
          <text:p text:style-name="P51"><text:span text:style-name="T50">AT</text:span><text:span text:style-name="T127">H</text:span><text:span text:style-name="T50">ANYM<text:tab/><text:tab/><text:tab/><text:tab/><text:tab/>JULY- </text:span><text:span text:style-name="T58">JULIUS (ROM)</text:span><text:span text:style-name="T31"/></text:p>
        </text:list-item>
        <text:list-item>
          <text:p text:style-name="P51"><text:span text:style-name="T50">BUL<text:tab/><text:tab/><text:tab/><text:tab/><text:tab/><text:tab/>AUGUST- </text:span><text:span text:style-name="T58">AUGUSTUS (ROM)</text:span><text:span text:style-name="T31"/></text:p>
        </text:list-item>
        <text:list-item>
          <text:p text:style-name="P51"><text:span text:style-name="T50">C</text:span><text:span text:style-name="T127">H</text:span><text:span text:style-name="T50">ASLU<text:tab/><text:tab/><text:tab/><text:tab/><text:tab/><text:tab/>SEPTEMBER- </text:span><text:span text:style-name="T58">SEPTEM (7) (LAT)</text:span><text:span text:style-name="T31"/></text:p>
        </text:list-item>
        <text:list-item>
          <text:p text:style-name="P51"><text:span text:style-name="T50">TABAT<text:tab/><text:tab/><text:tab/><text:tab/><text:tab/><text:tab/>OCTOBER- </text:span><text:span text:style-name="T58">OCTO (8) (LAT)</text:span><text:span text:style-name="T31"/></text:p>
        </text:list-item>
        <text:list-item>
          <text:p text:style-name="P51"><text:span text:style-name="T50">SHABAT</text:span><text:span text:style-name="T127">H<text:tab/><text:tab/><text:tab/><text:tab/><text:tab/></text:span><text:span text:style-name="T50">NOVEMBER- <text:s/></text:span><text:span text:style-name="T58">NOVEM (9) (LAT)</text:span><text:span text:style-name="T31"/></text:p>
        </text:list-item>
        <text:list-item>
          <text:p text:style-name="P51"><text:span text:style-name="T50">ADAR <text:s text:c="14"/>(WINTER)<text:tab/><text:tab/><text:tab/><text:tab/>DECEMBER- </text:span><text:span text:style-name="T58">DECEM (10) (LAT)</text:span><text:span text:style-name="T31"/></text:p>
        </text:list-item>
      </text:list>
      <text:p text:style-name="P16"/>
      <text:p text:style-name="P1"><text:span text:style-name="T50">REMEMBER SHAMUT</text:span><text:span text:style-name="T127">H</text:span><text:span text:style-name="T50"> 23:13</text:span><text:span text:style-name="T31"/></text:p>
      <text:p text:style-name="P16"/>
      <text:p text:style-name="P16"/>
      <text:p text:style-name="P16"/>
      <text:p text:style-name="P16"/>
      <text:p text:style-name="P16"/>
      <text:p text:style-name="P1"><text:span text:style-name="T50"><text:s text:c="87"/>28</text:span><text:span text:style-name="T31"/></text:p>
      <text:p text:style-name="P1"><text:soft-page-break/><text:span text:style-name="T22"><text:s text:c="5"/>MU’ADYM (APPOINTED ITEMS)</text:span><text:span text:style-name="T31"/></text:p>
      <text:p text:style-name="P1"/>
      <text:p text:style-name="P1"><draw:frame draw:style-name="fr2" draw:name="Image105" text:anchor-type="char" svg:x="0.252in" svg:y="-0.0102in" svg:width="0.3535in" svg:height="0.2547in" draw:z-index="89"><draw:image xlink:href="Pictures/10000001000000EF000001237F7F003225BE4F9F.png" xlink:type="simple" xlink:show="embed" xlink:actuate="onLoad" draw:mime-type="image/png"/></draw:frame><text:span text:style-name="T84">* </text:span><text:span text:style-name="T50">C</text:span><text:span text:style-name="T127">H</text:span><text:span text:style-name="T50">ADASHYM – (NEW MOONS)</text:span><text:span text:style-name="T58"> THE BEGINNING OF EACH MONTH WHEN THE MOON IS </text:span><text:span text:style-name="T50">0%</text:span><text:span text:style-name="T58"> FULL, AFTER THE EVENING OF THE FINAL </text:span><text:span text:style-name="T50">WANING CRESCENT, </text:span><text:span text:style-name="T58">YOU BEGIN THE 30 DAY COUNT. THIS OCCURS AFTER</text:span><text:span text:style-name="T50"> EVERY 30 DAYS. (BAMYDBAR 10:10, T’HYLLYM 81:3-4, T’HYLLYM 104:19)</text:span><text:span text:style-name="T31"/></text:p>
      <text:p text:style-name="P27"/>
      <text:p text:style-name="P1"><draw:frame draw:style-name="fr2" draw:name="Image106" text:anchor-type="char" svg:x="-0.102in" svg:y="-0.0835in" svg:width="0.3437in" svg:height="0.2575in" draw:z-index="100"><draw:image xlink:href="Pictures/10000001000000210000001F3440BFAAFCF2680D.png" xlink:type="simple" xlink:show="embed" xlink:actuate="onLoad" draw:mime-type="image/png"/></draw:frame><draw:frame draw:style-name="fr2" draw:name="Image107" text:anchor-type="char" svg:x="0.3035in" svg:y="-0.0311in" svg:width="0.3535in" svg:height="0.2547in" draw:z-index="102"><draw:image xlink:href="Pictures/10000001000000EF000001237F7F003225BE4F9F.png" xlink:type="simple" xlink:show="embed" xlink:actuate="onLoad" draw:mime-type="image/png"/></draw:frame><text:span text:style-name="T50">P’SAC</text:span><text:span text:style-name="T127">H- </text:span><text:span text:style-name="T50">(PASSOVER) </text:span><text:span text:style-name="T58">THE </text:span><text:span text:style-name="T50">14</text:span><text:span text:style-name="T127">TH</text:span><text:span text:style-name="T50"> DAY OF ABYB </text:span><text:span text:style-name="T58">IN REMEMBRANCE OF THE PERFECT LAMB THAT WAS OFFERED AND THE BLOOD THAT COVERED THE CHOSEN PEOPLE. </text:span><text:span text:style-name="T50">(UYQARA 23:5) </text:span><text:span text:style-name="T31"/></text:p>
      <text:p text:style-name="P27"/>
      <text:p text:style-name="P1"><draw:frame draw:style-name="fr2" draw:name="Image108" text:anchor-type="char" svg:x="0.3083in" svg:y="-0.0937in" svg:width="0.3535in" svg:height="0.2547in" draw:z-index="92"><draw:image xlink:href="Pictures/10000001000000EF000001237F7F003225BE4F9F.png" xlink:type="simple" xlink:show="embed" xlink:actuate="onLoad" draw:mime-type="image/png"/></draw:frame><draw:frame draw:style-name="fr2" draw:name="Image109" text:anchor-type="char" svg:x="-0.0661in" svg:y="-0.1575in" svg:width="0.25in" svg:height="0.2783in" draw:z-index="94"><draw:image xlink:href="Pictures/10000001000000180000001FE66FA9508D4E29AD.png" xlink:type="simple" xlink:show="embed" xlink:actuate="onLoad" draw:mime-type="image/png"/></draw:frame><text:span text:style-name="T50">MATSAH- (UNLEAVENED BREAD) </text:span><text:span text:style-name="T58">THE </text:span><text:span text:style-name="T50">15</text:span><text:span text:style-name="T127">TH</text:span><text:span text:style-name="T50">-22</text:span><text:span text:style-name="T127">ND</text:span><text:span text:style-name="T50"> OF ABYB</text:span><text:span text:style-name="T58"> WHEN WE ATE THE P’SAC</text:span><text:span text:style-name="T123">H</text:span><text:span text:style-name="T58"> IN HASTE AND MADE UNLEAVENED BREAD TO <text:s/></text:span><draw:frame draw:style-name="fr1" draw:name="Image110" text:anchor-type="as-char" svg:width="0.5457in" svg:height="0.1752in" draw:z-index="10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58"><text:s/>AS WE LEFT BEHIND THE LEAVEN OF MATSRAYM AND CAME TO THE PURITY OF </text:span><draw:frame draw:style-name="fr1" draw:name="Image111" text:anchor-type="as-char" svg:width="0.5457in" svg:height="0.1752in" draw:z-index="10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58">. (</text:span><text:span text:style-name="T50">UYQARA 23:6-8)</text:span><text:span text:style-name="T31"/></text:p>
      <text:p text:style-name="P16"/>
      <text:p text:style-name="P1"><draw:frame draw:style-name="fr2" draw:name="Image112" text:anchor-type="char" svg:x="-0.0283in" svg:y="-0.1563in" svg:width="0.2398in" svg:height="0.3126in" draw:z-index="106"><draw:image xlink:href="Pictures/10000001000000170000001EDE3EB0628C99FEFC.png" xlink:type="simple" xlink:show="embed" xlink:actuate="onLoad" draw:mime-type="image/png"/></draw:frame><draw:frame draw:style-name="fr2" draw:name="Image113" text:anchor-type="char" svg:x="0.3083in" svg:y="-0.0937in" svg:width="0.3535in" svg:height="0.2547in" draw:z-index="108"><draw:image xlink:href="Pictures/10000001000000EF000001237F7F003225BE4F9F.png" xlink:type="simple" xlink:show="embed" xlink:actuate="onLoad" draw:mime-type="image/png"/></draw:frame><text:span text:style-name="T50">BYKURYM- (WAVE OFFERING/FIRST FRUITS) </text:span><text:span text:style-name="T58">THE</text:span><text:span text:style-name="T50"> 16</text:span><text:span text:style-name="T127">TH </text:span><text:span text:style-name="T50"><text:s/>DAY OF ABYB </text:span><text:span text:style-name="T58">AS WE OFFER TO </text:span><draw:frame draw:style-name="fr1" draw:name="Image114" text:anchor-type="as-char" svg:width="0.5457in" svg:height="0.1752in" draw:z-index="9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58"><text:s/>THE NEW GRAIN /NEW MAN AFTER THE SLAUGHTER (DEATH) AND PURE MEAL (RESURRECTION).</text:span><text:span text:style-name="T31"/></text:p>
      <text:p text:style-name="P16"/>
      <text:p text:style-name="P1"><draw:frame draw:style-name="fr2" draw:name="Image115" text:anchor-type="char" svg:x="-0.0764in" svg:y="-0.1457in" svg:width="0.2917in" svg:height="0.2346in" draw:z-index="95"><draw:image xlink:href="Pictures/100000010000001C0000001B0357776F643E4EF7.png" xlink:type="simple" xlink:show="embed" xlink:actuate="onLoad" draw:mime-type="image/png"/></draw:frame><draw:frame draw:style-name="fr2" draw:name="Image116" text:anchor-type="char" svg:x="0.3083in" svg:y="-0.0937in" svg:width="0.3535in" svg:height="0.2547in" draw:z-index="113"><draw:image xlink:href="Pictures/10000001000000EF000001237F7F003225BE4F9F.png" xlink:type="simple" xlink:show="embed" xlink:actuate="onLoad" draw:mime-type="image/png"/></draw:frame><text:span text:style-name="T50">SHABUA’UTH- (SEVENS/WEEKS) </text:span><text:span text:style-name="T58">THE </text:span><text:span text:style-name="T50">50</text:span><text:span text:style-name="T127">TH </text:span><text:span text:style-name="T50">DAY </text:span><text:span text:style-name="T58">AFTER </text:span><text:span text:style-name="T50">BYKURYM </text:span><text:span text:style-name="T58">AND THE MARRIAGE COVENANT WHEN WE SAID,”</text:span><text:span text:style-name="T50">I DO,</text:span><text:span text:style-name="T58">” TO </text:span><draw:frame draw:style-name="fr1" draw:name="Image117" text:anchor-type="as-char" svg:width="0.5457in" svg:height="0.1752in" draw:z-index="11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58">. </text:span><text:span text:style-name="T50">(UYQARA 23:9-22)</text:span><text:span text:style-name="T31"/></text:p>
      <text:p text:style-name="P16"/>
      <text:p text:style-name="P1"><draw:frame draw:style-name="fr2" draw:name="Image118" text:anchor-type="char" svg:x="0.0071in" svg:y="-0.1563in" svg:width="0.25in" svg:height="0.3665in" draw:z-index="96"><draw:image xlink:href="Pictures/10000001000000180000001FC5CCE6D66E426F18.png" xlink:type="simple" xlink:show="embed" xlink:actuate="onLoad" draw:mime-type="image/png"/></draw:frame><draw:frame draw:style-name="fr2" draw:name="Image119" text:anchor-type="char" svg:x="0.3083in" svg:y="-0.0937in" svg:width="0.3535in" svg:height="0.2547in" draw:z-index="98"><draw:image xlink:href="Pictures/10000001000000EF000001237F7F003225BE4F9F.png" xlink:type="simple" xlink:show="embed" xlink:actuate="onLoad" draw:mime-type="image/png"/></draw:frame><text:span text:style-name="T50">ZAKARUN SHUP</text:span><text:span text:style-name="T127">H</text:span><text:span text:style-name="T50">ARYM- (REMEMBERING THE SHUP</text:span><text:span text:style-name="T127">H</text:span><text:span text:style-name="T50">ARYM SOUNDING) </text:span><text:span text:style-name="T58">THE C</text:span><text:span text:style-name="T123">H</text:span><text:span text:style-name="T58">ADASH OF THE 7</text:span><text:span text:style-name="T123">TH </text:span><text:span text:style-name="T58">MOON IS ALSO THE DAY OF REMEMBRANCE WHEN ALL Y’SHAR’AL HEARD THE LONG TRUMPET BLASTS </text:span><text:span text:style-name="T50">(SHAMUT</text:span><text:span text:style-name="T127">H</text:span><text:span text:style-name="T50"> 19:17-20) </text:span><text:span text:style-name="T58">AND </text:span><draw:frame draw:style-name="fr1" draw:name="Image120" text:anchor-type="as-char" svg:width="0.5457in" svg:height="0.1752in" draw:z-index="10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58"><text:s/>VISITED US ON HAR SYNAY. </text:span><text:span text:style-name="T50">(UYQARA 23:23-25)</text:span><text:span text:style-name="T31"/></text:p>
      <text:p text:style-name="P1"><text:span text:style-name="T50"><text:s text:c="83"/>29</text:span><text:span text:style-name="T31"/></text:p>
      <text:p text:style-name="P16"/>
      <text:p text:style-name="P1"><draw:frame draw:style-name="fr2" draw:name="Image121" text:anchor-type="char" svg:x="0.3083in" svg:y="-0.0937in" svg:width="0.3535in" svg:height="0.2547in" draw:z-index="119"><draw:image xlink:href="Pictures/10000001000000EF000001237F7F003225BE4F9F.png" xlink:type="simple" xlink:show="embed" xlink:actuate="onLoad" draw:mime-type="image/png"/></draw:frame><draw:frame draw:style-name="fr2" draw:name="Image122" text:anchor-type="char" svg:x="0.002in" svg:y="-0.098in" svg:width="0.2602in" svg:height="0.2591in" draw:z-index="118"><draw:image xlink:href="Pictures/1000000100000019000000205278A4F4C127CBA9.png" xlink:type="simple" xlink:show="embed" xlink:actuate="onLoad" draw:mime-type="image/png"/></draw:frame><text:soft-page-break/><text:span text:style-name="T50">YUM KAP</text:span><text:span text:style-name="T127">H</text:span><text:span text:style-name="T50">ARYM – (DAY OF ATONEMENT)</text:span><text:span text:style-name="T58"> THE 10</text:span><text:span text:style-name="T123">TH</text:span><text:span text:style-name="T58"> DAY OF THE 7</text:span><text:span text:style-name="T123">TH</text:span><text:span text:style-name="T58"> MOON, WHEN ALL Y’SHAR’AL MUST ATONE FOR C</text:span><text:span text:style-name="T123">H</text:span><text:span text:style-name="T58">ATA. IT IS THE MOST QUDASH, WHEN THE KAHAN GADAL PRESENTS HIMSELF TO </text:span><draw:frame draw:style-name="fr1" draw:name="Image123" text:anchor-type="as-char" svg:width="0.5457in" svg:height="0.1752in" draw:z-index="12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58"><text:s/>WITH A PERFECT OFFERING. </text:span><text:span text:style-name="T50">(UYQARA 23:26-32)</text:span><text:span text:style-name="T31"/></text:p>
      <text:p text:style-name="P16"/>
      <text:p text:style-name="P1"><draw:frame draw:style-name="fr2" draw:name="Image124" text:anchor-type="char" svg:x="0.3083in" svg:y="-0.1563in" svg:width="0.3535in" svg:height="0.2547in" draw:z-index="120"><draw:image xlink:href="Pictures/10000001000000EF000001237F7F003225BE4F9F.png" xlink:type="simple" xlink:show="embed" xlink:actuate="onLoad" draw:mime-type="image/png"/></draw:frame><draw:frame draw:style-name="fr2" draw:name="Image125" text:anchor-type="char" svg:x="0.0228in" svg:y="-0.1563in" svg:width="0.2811in" svg:height="0.3126in" draw:z-index="104"><draw:image xlink:href="Pictures/100000010000001B0000001E68B5A5C8CD62EA62.png" xlink:type="simple" xlink:show="embed" xlink:actuate="onLoad" draw:mime-type="image/png"/></draw:frame><text:span text:style-name="T50">C</text:span><text:span text:style-name="T127">H</text:span><text:span text:style-name="T50">AG SAKUT</text:span><text:span text:style-name="T127">H</text:span><text:span text:style-name="T50"> + SHAMYNY ATSARAT</text:span><text:span text:style-name="T127">H</text:span><text:span text:style-name="T50"> – (FEAST OF BOOTHS + EIGHTH DAY CLOSING FESTIVAL) </text:span><text:span text:style-name="T58">THE KASAH YARAK </text:span><text:span text:style-name="T50">(FULL MOON) </text:span><text:span text:style-name="T58">BEGINS THE 7 DAYS OF SAKUT</text:span><text:span text:style-name="T123">H</text:span><text:span text:style-name="T58">, FROM WHEN WE DWELT IN BOOTHS WHEN WE WERE BROUGHT OUT OF MATSARYM. THE EIGHTH DAY IS A CLOSING FESTIVAL, A DAY OF REST IN </text:span><draw:frame draw:style-name="fr1" draw:name="Image126" text:anchor-type="as-char" svg:width="0.5457in" svg:height="0.1752in" draw:z-index="12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58"><text:s/></text:span><text:span text:style-name="T50">(UYQARA 23:33-43)</text:span><text:span text:style-name="T31"/></text:p>
      <text:p text:style-name="P1"><text:span text:style-name="T58">“THUS DID MASHAH</text:span><text:span text:style-name="T50"> (BH) </text:span><text:span text:style-name="T58">SPEAK OF THE </text:span><text:span text:style-name="T50">MA’ADEY </text:span><draw:frame draw:style-name="fr1" draw:name="Image127" text:anchor-type="as-char" svg:width="0.5457in" svg:height="0.1752in" draw:z-index="12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50"><text:s text:c="2"/></text:span><text:span text:style-name="T58">TO THE CHILDREN OF Y’SHAR’AL.” (</text:span><text:span text:style-name="T50">UYQARA 23:44)</text:span><text:span text:style-name="T31"/></text:p>
      <text:p text:style-name="P1"><text:span text:style-name="T58">FOR A COMPLETE UNDERSTANDING OF THE TABLE OF OFFERINGS, READ: (</text:span><text:span text:style-name="T50">BAMYDBAR 28-29).</text:span><text:span text:style-name="T31"/></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text:span text:style-name="T50"><text:s text:c="84"/>30</text:span><text:span text:style-name="T31"/></text:p>
      <text:p text:style-name="P1"><text:soft-page-break/><text:span text:style-name="T26"><text:s text:c="2"/>MURASHAT</text:span><text:span text:style-name="T146">H</text:span><text:span text:style-name="T26"> C</text:span><text:span text:style-name="T146">H</text:span><text:span text:style-name="T26">AGAYUT</text:span><text:span text:style-name="T146">H</text:span><text:span text:style-name="T26"> </text:span><text:span text:style-name="T28">(HERITAGE FESTIVALS)</text:span><text:span text:style-name="T31"/></text:p>
      <text:p text:style-name="P1"/>
      <text:p text:style-name="P1"><text:span text:style-name="T18">TSUMYM- ZAKARYAHU <text:s/>8:19</text:span><text:span text:style-name="T31"/></text:p>
      <text:p text:style-name="P38"/>
      <text:p text:style-name="P1"><draw:frame draw:style-name="fr2" draw:name="Image128" text:anchor-type="char" svg:x="0.0063in" svg:y="-0.0835in" svg:width="0.3535in" svg:height="0.2547in" draw:z-index="121"><draw:image xlink:href="Pictures/10000001000000EF000001237F7F003225BE4F9F.png" xlink:type="simple" xlink:show="embed" xlink:actuate="onLoad" draw:mime-type="image/png"/></draw:frame><text:span text:style-name="T58"><text:s/>TSUM H</text:span><text:span text:style-name="T123">A</text:span><text:span text:style-name="T58">R’BY’Y- </text:span><text:span text:style-name="T50">(TSUM RA’AB) </text:span><text:span text:style-name="T58">THE NINTH DAY OF THE FOURTH MOON, A SORE FAMINE AFFLICTED Y’SHAR’ALAH BECAUSE OF THE 2 YEAR SIEGE. </text:span><text:span text:style-name="T50">(Y’RMAYAHU 52:5-6)</text:span><text:span text:style-name="T31"/></text:p>
      <text:p text:style-name="P1"><draw:frame draw:style-name="fr2" draw:name="Image129" text:anchor-type="char" svg:x="0.0075in" svg:y="-0.052in" svg:width="0.3535in" svg:height="0.2547in" draw:z-index="122"><draw:image xlink:href="Pictures/10000001000000EF000001237F7F003225BE4F9F.png" xlink:type="simple" xlink:show="embed" xlink:actuate="onLoad" draw:mime-type="image/png"/></draw:frame><text:span text:style-name="T58">TSUM H</text:span><text:span text:style-name="T123">A</text:span><text:span text:style-name="T58">C</text:span><text:span text:style-name="T123">H</text:span><text:span text:style-name="T58">AMYSHY- </text:span><text:span text:style-name="T50">(TSUM SHARAP</text:span><text:span text:style-name="T127">H</text:span><text:span text:style-name="T50">) </text:span><text:span text:style-name="T58">THE 10</text:span><text:span text:style-name="T123">TH </text:span><text:span text:style-name="T58">DAY OF THE 5</text:span><text:span text:style-name="T123">TH</text:span><text:span text:style-name="T58"> MOON, WHEN BABAL BURNED THE HOUSE OF </text:span><draw:frame draw:style-name="fr1" draw:name="Image130" text:anchor-type="as-char" svg:width="0.5457in" svg:height="0.1752in" draw:z-index="13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58"><text:s/>AND ALL Y’RUSHALYM. </text:span><text:span text:style-name="T50">(Y’RMAYAHU 52:12-13)</text:span><text:span text:style-name="T31"/></text:p>
      <text:p text:style-name="P1"><draw:frame draw:style-name="fr2" draw:name="Image131" text:anchor-type="char" svg:x="0.0075in" svg:y="-0.052in" svg:width="0.3535in" svg:height="0.2547in" draw:z-index="123"><draw:image xlink:href="Pictures/10000001000000EF000001237F7F003225BE4F9F.png" xlink:type="simple" xlink:show="embed" xlink:actuate="onLoad" draw:mime-type="image/png"/></draw:frame><text:span text:style-name="T58">TSUM H</text:span><text:span text:style-name="T123">A</text:span><text:span text:style-name="T58">SH’BY’Y </text:span><text:span text:style-name="T50">(TSUM KAP</text:span><text:span text:style-name="T127">H</text:span><text:span text:style-name="T50">AR)</text:span><text:span text:style-name="T58"> SEE:</text:span><text:span text:style-name="T123"> </text:span><text:span text:style-name="T58">YUM KAP</text:span><text:span text:style-name="T123">H</text:span><text:span text:style-name="T58">ARYM </text:span><text:span text:style-name="T31"/></text:p>
      <text:p text:style-name="P1"><draw:frame draw:style-name="fr2" draw:name="Image132" text:anchor-type="char" svg:x="0.0075in" svg:y="-0.052in" svg:width="0.3535in" svg:height="0.2547in" draw:z-index="105"><draw:image xlink:href="Pictures/10000001000000EF000001237F7F003225BE4F9F.png" xlink:type="simple" xlink:show="embed" xlink:actuate="onLoad" draw:mime-type="image/png"/></draw:frame><text:span text:style-name="T58">TSUM H</text:span><text:span text:style-name="T123">A</text:span><text:span text:style-name="T58">ASHYRY- </text:span><text:span text:style-name="T50">(TSUM MATSUR) </text:span><text:span text:style-name="T58">THE 10</text:span><text:span text:style-name="T123">TH</text:span><text:span text:style-name="T58"> DAY OF THE 10</text:span><text:span text:style-name="T123">TH</text:span><text:span text:style-name="T58"> MOON, BABAL BUILT A SIEGE WALL AROUND Y’RUSHALYM LASTING 2 YEARS. </text:span><text:span text:style-name="T50">(Y’RMAYAHU 52:4-5) </text:span><text:span text:style-name="T31"/></text:p>
      <text:p text:style-name="P1"><text:span text:style-name="T18">C</text:span><text:span text:style-name="T147">H</text:span><text:span text:style-name="T18">ANUKAH-MAQABYM ALAP</text:span><text:span text:style-name="T147">H</text:span><text:span text:style-name="T18"> 4:30-59</text:span><text:span text:style-name="T31"/></text:p>
      <text:p text:style-name="P39"/>
      <text:p text:style-name="P1"><draw:frame draw:style-name="fr2" draw:name="Image133" text:anchor-type="char" svg:x="0.039in" svg:y="-0.0516in" svg:width="0.3535in" svg:height="0.2547in" draw:z-index="124"><draw:image xlink:href="Pictures/10000001000000EF000001237F7F003225BE4F9F.png" xlink:type="simple" xlink:show="embed" xlink:actuate="onLoad" draw:mime-type="image/png"/></draw:frame><text:span text:style-name="T16"><text:s/></text:span><text:span text:style-name="T58">C</text:span><text:span text:style-name="T123">H</text:span><text:span text:style-name="T58">ANUKAH –</text:span><text:span text:style-name="T50"> (FEAST OF DEDICATION) </text:span><text:span text:style-name="T58">THE 25</text:span><text:span text:style-name="T123">TH</text:span><text:span text:style-name="T58"> DAY OF THE 9</text:span><text:span text:style-name="T123">TH</text:span><text:span text:style-name="T58"> MOON </text:span><text:span text:style-name="T50">( 145</text:span><text:span text:style-name="T106"> BCE </text:span><text:span text:style-name="T50">-1 MAQ 1:54) </text:span><text:span text:style-name="T58">THE PEOPLE OF YUN DESECRATED THE HYKAL </text:span><draw:frame draw:style-name="fr1" draw:name="Image134" text:anchor-type="as-char" svg:width="0.5457in" svg:height="0.1752in" draw:z-index="13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58"><text:s/>BY SACRIFICING C</text:span><text:span text:style-name="T123">H</text:span><text:span text:style-name="T58">AZYR TO THE SHYQUTS SHAMAYM PLACED IN THE QADASH QADASHYM. ON THE 25</text:span><text:span text:style-name="T123">TH </text:span><text:span text:style-name="T58">DAY OF THE 9</text:span><text:span text:style-name="T123">TH</text:span><text:span text:style-name="T58"> MOON </text:span><text:span text:style-name="T50">( 148</text:span><text:span text:style-name="T106"> BCE</text:span><text:span text:style-name="T50">-1 MAQ 4:52), </text:span><text:span text:style-name="T58">ABARYM UNDER THE ORDERS OF YAHU’ADAH MAQABAH OVERTHREW THE YUNY AND CLEANSED THE HYKAL, RE-DEDICATING IT TO </text:span><draw:frame draw:style-name="fr1" draw:name="Image135" text:anchor-type="as-char" svg:width="0.5457in" svg:height="0.1752in" draw:z-index="11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58"><text:s/>AL’SHADAY AND RECOVERED Y’RUSHALYM FOR THE PEOPLE.</text:span><text:span text:style-name="T31"/></text:p>
      <text:p text:style-name="P1"><draw:frame draw:style-name="fr2" draw:name="Image136" text:anchor-type="char" svg:x="0.039in" svg:y="-0.0516in" svg:width="0.3535in" svg:height="0.2547in" draw:z-index="126"><draw:image xlink:href="Pictures/10000001000000EF000001237F7F003225BE4F9F.png" xlink:type="simple" xlink:show="embed" xlink:actuate="onLoad" draw:mime-type="image/png"/></draw:frame><text:span text:style-name="T50"><text:s text:c="2"/></text:span><text:span text:style-name="T67">L’T</text:span><text:span text:style-name="T129">H</text:span><text:span text:style-name="T67">ANUT</text:span><text:span text:style-name="T129">H</text:span><text:span text:style-name="T67"> L’BAT</text:span><text:span text:style-name="T129">H</text:span><text:span text:style-name="T67"> Y’P</text:span><text:span text:style-name="T129">H</text:span><text:span text:style-name="T67">T</text:span><text:span text:style-name="T129">H</text:span><text:span text:style-name="T67">AH (L’AC</text:span><text:span text:style-name="T129">H</text:span><text:span text:style-name="T67">AYUT</text:span><text:span text:style-name="T129">H </text:span><text:span text:style-name="T67">RAQ) SHAP</text:span><text:span text:style-name="T129">H</text:span><text:span text:style-name="T67">ATYM 11:29-40</text:span><text:span text:style-name="T31"/></text:p>
      <text:p text:style-name="P1"><text:span text:style-name="T58">L’BAT</text:span><text:span text:style-name="T123">H</text:span><text:span text:style-name="T58"> Y’P</text:span><text:span text:style-name="T123">H</text:span><text:span text:style-name="T58">T</text:span><text:span text:style-name="T123">H</text:span><text:span text:style-name="T58">AH – </text:span><text:span text:style-name="T50">(FOR THE DAUGHTER OF Y’P</text:span><text:span text:style-name="T127">H</text:span><text:span text:style-name="T50">T</text:span><text:span text:style-name="T127">H</text:span><text:span text:style-name="T50">AH) </text:span><text:span text:style-name="T58">BEFORE VICTORY OVER AMUN, Y’P</text:span><text:span text:style-name="T123">H</text:span><text:span text:style-name="T58">T</text:span><text:span text:style-name="T123">H</text:span><text:span text:style-name="T58">AH MADE A VOW TO </text:span><draw:frame draw:style-name="fr1" draw:name="Image137" text:anchor-type="as-char" svg:width="0.5457in" svg:height="0.1752in" draw:z-index="13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58"><text:s/>TO OFFER WHATEVER COMES OUT OF HIS TENT TO MEET HIM AS A BURNT OFFERING. </text:span><text:span text:style-name="T50">(SHAP</text:span><text:span text:style-name="T127">H</text:span><text:span text:style-name="T50">AT</text:span><text:span text:style-name="T127">H</text:span><text:span text:style-name="T50">YM 11:29-31) </text:span><text:span text:style-name="T58">AFTER RETURNING VICTORIOUSLY, HIS ONLY DAUGHTER CAME OUT TO MEET HIM </text:span><text:span text:style-name="T50">(32-35)</text:span><text:span text:style-name="T58"> SHE ACCEPTED HIS VOW WITH A RIGHTEOUS REQUEST </text:span><text:span text:style-name="T50">(36-38) </text:span><text:span text:style-name="T58">AND AFTERWARD, SHE BRAVELY SUBMITTED, AND THIS BECAME A C</text:span><text:span text:style-name="T123">H</text:span><text:span text:style-name="T58">AQ IN YASHARAHLA </text:span><text:span text:style-name="T50">(39-40) <text:s text:c="19"/></text:span><text:span text:style-name="T31"/></text:p>
      <text:p text:style-name="P1"><text:span text:style-name="T58">(THE AC</text:span><text:span text:style-name="T123">H</text:span><text:span text:style-name="T58">AYUT</text:span><text:span text:style-name="T123">H</text:span><text:span text:style-name="T58"> USUALLY GO FOR 4 DAYS IN THE </text:span><text:span text:style-name="T64">SUMMER MONTHS)</text:span><text:span text:style-name="T31"/></text:p>
      <text:p text:style-name="P1"><text:span text:style-name="T50"><text:s text:c="84"/>31</text:span><text:span text:style-name="T31"/></text:p>
      <text:p text:style-name="P1"><text:soft-page-break/><text:span text:style-name="T29"><text:s/></text:span><text:span text:style-name="T27">T’P</text:span><text:span text:style-name="T148">H</text:span><text:span text:style-name="T27">YLLAH 101</text:span><text:span text:style-name="T16"> COURSE IN CULTURAL PETITION &amp; SUBMISSION</text:span><text:span text:style-name="T31"/></text:p>
      <text:p text:style-name="P1"><text:span text:style-name="T58">MAKING T’P</text:span><text:span text:style-name="T123">H</text:span><text:span text:style-name="T58">YLLAH IN A QAHAL FOR YAC</text:span><text:span text:style-name="T123">H</text:span><text:span text:style-name="T58">YD AND MASHP</text:span><text:span text:style-name="T123">H</text:span><text:span text:style-name="T58">AT.</text:span><text:span text:style-name="T31"/></text:p>
      <text:p text:style-name="P11"/>
      <text:p text:style-name="P1"><text:span text:style-name="T84">*</text:span><text:span text:style-name="T58">ALL WHO UNIFY IN T’PHYLLAH SUBMIT TO </text:span><draw:frame draw:style-name="fr1" draw:name="Image138" text:anchor-type="as-char" svg:width="0.5457in" svg:height="0.1752in" draw:z-index="13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58"><text:s/>AS ONE BODY OF BELIEVERS. THIS BODY MUST THEN, ALSO MOVE AS ONE. WITH EXACTNESS OR PRECISION, AS IF IN COMMUNICATION ON EVERY LEVEL. AS WE PRESENT OURSELVES TO </text:span><draw:frame draw:style-name="fr1" draw:name="Image139" text:anchor-type="as-char" svg:width="0.5457in" svg:height="0.1752in" draw:z-index="13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58"><text:s/>WE SHOULD DO SO WITH DIGNITY AND HONOR. I PRESENT TO YOU, BY A SYSTEM OF VOCAL QUEUES, HOW TO MAKE T’P</text:span><text:span text:style-name="T123">H</text:span><text:span text:style-name="T58">YLLAH AS A QAHAL WITH ONE MOVEMENT AND ONE VOICE. </text:span><text:span text:style-name="T31"/></text:p>
      <text:p text:style-name="P11"/>
      <text:p text:style-name="P1"><text:span text:style-name="T58">WE BEGIN, AS USUAL WITH THE CALL FOR PRAYER TO BEGIN:</text:span><text:span text:style-name="T31"/></text:p>
      <text:p text:style-name="P1"><draw:frame draw:style-name="fr2" draw:name="Image140" text:anchor-type="char" svg:x="0.0075in" svg:y="-0.0626in" svg:width="0.3535in" svg:height="0.2547in" draw:z-index="128"><draw:image xlink:href="Pictures/10000001000000EF000001237F7F003225BE4F9F.png" xlink:type="simple" xlink:show="embed" xlink:actuate="onLoad" draw:mime-type="image/png"/></draw:frame><text:span text:style-name="T67">HA’AZAN (STANDING)</text:span><text:span text:style-name="T50"> <text:s text:c="128"/></text:span><text:span text:style-name="T58">SEE HA’AZAN <text:s text:c="164"/>NOW, WHEN ALL ARE KNEELING, WE WILL MAKE READY TO GIVE THE GREAT PRAISE: HYT’HALAL. HERE WE WILL USE VOCAL QUEUES TO MOVE AS ONE BODY IN THE WORSHIP OF </text:span><draw:frame draw:style-name="fr1" draw:name="Image141" text:anchor-type="as-char" svg:width="0.5457in" svg:height="0.1752in" draw:z-index="14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58"><text:s/></text:span><text:span text:style-name="T31"/></text:p>
      <text:p text:style-name="P12"><draw:frame draw:style-name="fr2" draw:name="Image142" text:anchor-type="char" svg:x="0.0075in" svg:y="0.1181in" svg:width="0.3535in" svg:height="0.2547in" draw:z-index="111"><draw:image xlink:href="Pictures/10000001000000EF000001237F7F003225BE4F9F.png" xlink:type="simple" xlink:show="embed" xlink:actuate="onLoad" draw:mime-type="image/png"/></draw:frame></text:p>
      <text:p text:style-name="P63"><text:span text:style-name="T67">HYT’HALAL (KNEELING)</text:span><text:span text:style-name="T58"> <text:s text:c="132"/>SEE HYT’HALAL <text:s text:c="155"/></text:span><text:span text:style-name="T84">*</text:span><text:span text:style-name="T58">HERE, THE AZAN WILL RISE UP BEFORE THE QAHAL. THE AZAN WILL SING,”</text:span><draw:frame draw:style-name="fr1" draw:name="Image143" text:anchor-type="as-char" svg:width="0.5457in" svg:height="0.1752in" draw:z-index="11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58"> ALAM!” AFTER HEARING,” </text:span><draw:frame draw:style-name="fr1" draw:name="Image144" text:anchor-type="as-char" svg:width="0.5457in" svg:height="0.1752in" draw:z-index="11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58"><text:s/>ALAM” THE QAHAL WILL RISE UP IN UNISON; FIRST WITH THEIR HANDS ON THEIR THIGHS, THEN THEY WILL RESPOND AS ONE:” </text:span><draw:frame draw:style-name="fr1" draw:name="Image145" text:anchor-type="as-char" svg:width="0.5457in" svg:height="0.1752in" draw:z-index="14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58"><text:s/>ALAM” <text:s/>THIS WILL OCCUR AS THE AZAN DIRECTS. AFTER THE AZAN SINGS,”SELAH!” ALL WILL REST WITH THEIR HANDS ON THEIR THIGHS. </text:span><text:span text:style-name="T50">(HUMILITY/ANUAH)</text:span><text:span text:style-name="T31"/></text:p>
      <text:p text:style-name="P19"/>
      <text:p text:style-name="P63"><draw:frame draw:style-name="fr2" draw:name="Image146" text:anchor-type="char" svg:x="0.1953in" svg:y="-0.0693in" svg:width="0.3535in" svg:height="0.2547in" draw:z-index="130"><draw:image xlink:href="Pictures/10000001000000EF000001237F7F003225BE4F9F.png" xlink:type="simple" xlink:show="embed" xlink:actuate="onLoad" draw:mime-type="image/png"/></draw:frame><text:span text:style-name="T67">K’NYYAH (BOWING)</text:span><text:span text:style-name="T50"> <text:s text:c="127"/></text:span><text:span text:style-name="T58">SEE K’NYYAH</text:span><text:span text:style-name="T84"> *<text:tab/><text:tab/><text:tab/><text:tab/><text:tab/><text:tab/><text:tab/><text:tab/><text:tab/><text:tab/><text:tab/>*</text:span><text:span text:style-name="T58">AS THE AZAN FINISHES, EACH WILL RETURN TO THE POSITION OF HUMILITY. <text:s text:c="24"/>UPON RETURNING TO ANUAH, ALL THE UMMAH WILL SAY, <text:s/>”SELAH.” SIMULTANEOUSLY. <text:s/>ONCE <text:s/>THE AZAN WITNESSES THE QAHAL IN ANUAH, HE WILL RISE UP ON HIS KNEES WITH HIS HANDS RAISED TOWARD THE SHAMAYM. THE QAHAL WILL FOLLOW SUIT. THE AZAN WILL SHOUT: <text:s text:c="37"/>HALALUYAH! <text:s text:c="2"/>THE QAHAL WILL RESPOND: HALALUYAH!</text:span><text:span text:style-name="T31"/></text:p>
      <text:p text:style-name="P20"/>
      <text:p text:style-name="P63"><text:span text:style-name="T58"><text:s text:c="85"/></text:span><text:span text:style-name="T50">34</text:span><text:span text:style-name="T31"/></text:p>
      <text:p text:style-name="P20"><text:soft-page-break/></text:p>
      <text:p text:style-name="P20"/>
      <text:p text:style-name="P20"/>
      <text:p text:style-name="P20"/>
      <text:p text:style-name="P63"><draw:frame draw:style-name="fr2" draw:name="Image147" text:anchor-type="char" svg:x="0.0075in" svg:y="-0.052in" svg:width="0.3535in" svg:height="0.2547in" draw:z-index="132"><draw:image xlink:href="Pictures/10000001000000EF000001237F7F003225BE4F9F.png" xlink:type="simple" xlink:show="embed" xlink:actuate="onLoad" draw:mime-type="image/png"/></draw:frame><text:span text:style-name="T67">BAQASHAH (KNEELING) </text:span><text:span text:style-name="T31"/></text:p>
      <text:p text:style-name="P63"><text:span text:style-name="T58">SEE BAQASHAH</text:span><text:span text:style-name="T84">**</text:span><text:span text:style-name="T31"/></text:p>
      <text:p text:style-name="P63"><text:span text:style-name="T84">*</text:span><text:span text:style-name="T58">THE AZAN AND/OR WHOEVER REQUESTS TO PETITION, WILL END THEIR PETITION WITH: HALALUYAH!</text:span><text:span text:style-name="T31"/></text:p>
      <text:p text:style-name="P63"><text:span text:style-name="T58">THE QAHAL WILL RESPOND: HALALUYAH!</text:span><text:span text:style-name="T31"/></text:p>
      <text:p text:style-name="P63"><text:span text:style-name="T58">THE AZAN WILL LEAD THE QAHAL TO STAND IN HUMILITY. </text:span><text:span text:style-name="T31"/></text:p>
      <text:p text:style-name="P28"/>
      <text:p text:style-name="P63"><draw:frame draw:style-name="fr2" draw:name="Image148" text:anchor-type="char" svg:x="0.0075in" svg:y="-0.052in" svg:width="0.3535in" svg:height="0.2547in" draw:z-index="133"><draw:image xlink:href="Pictures/10000001000000EF000001237F7F003225BE4F9F.png" xlink:type="simple" xlink:show="embed" xlink:actuate="onLoad" draw:mime-type="image/png"/></draw:frame><text:span text:style-name="T67">HA’AZAN (STANDING)</text:span><text:span text:style-name="T31"/></text:p>
      <text:p text:style-name="P63"><text:span text:style-name="T58">SEE HA’AZAN (CALL FOR PRAYER TO END)</text:span><text:span text:style-name="T31"/></text:p>
      <text:p text:style-name="P63"><text:span text:style-name="T84">*</text:span><text:span text:style-name="T58">AZAN WILL RAISE HIS HANDS TOWARD THE SHAMAYM.</text:span><text:span text:style-name="T31"/></text:p>
      <text:p text:style-name="P63"><text:span text:style-name="T58">THE QAHAL WILL FOLLOW SUIT.</text:span><text:span text:style-name="T31"/></text:p>
      <text:p text:style-name="P63"><text:span text:style-name="T58">THE AZAN WILL SHOUT: </text:span><draw:frame draw:style-name="fr1" draw:name="Image149" text:anchor-type="as-char" svg:width="0.5457in" svg:height="0.1752in" draw:z-index="14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58"><text:s/>HARAYU!</text:span><text:span text:style-name="T31"/></text:p>
      <text:p text:style-name="P63"><text:span text:style-name="T58">QAHAL SHOUTS: HALALUYAH!</text:span><text:span text:style-name="T31"/></text:p>
      <text:p text:style-name="P63"><text:span text:style-name="T58">AZAN: HARAYU!</text:span><text:span text:style-name="T31"/></text:p>
      <text:p text:style-name="P63"><text:span text:style-name="T58">QAHAL: HALALUYAH!</text:span><text:span text:style-name="T31"/></text:p>
      <text:p text:style-name="P63"><text:span text:style-name="T58">AZAN: HARAYU!</text:span><text:span text:style-name="T31"/></text:p>
      <text:p text:style-name="P63"><text:span text:style-name="T58">QAHAL: HALALU </text:span><draw:frame draw:style-name="fr1" draw:name="Image150" text:anchor-type="as-char" svg:width="0.5457in" svg:height="0.1752in" draw:z-index="14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58"><text:s/>HAQADASH BARAK HU! </text:span><text:span text:style-name="T31"/></text:p>
      <text:p text:style-name="P17"/>
      <text:p text:style-name="P63"><text:span text:style-name="T58">IN ORDER, GREET EACH AMYT</text:span><text:span text:style-name="T123">H </text:span><text:span text:style-name="T58">WITH,”</text:span><draw:frame draw:style-name="fr1" draw:name="Image151" text:anchor-type="as-char" svg:width="0.5457in" svg:height="0.1752in" draw:z-index="15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58"> YM’KA” WHO WILL RESPOND, “</text:span><draw:frame draw:style-name="fr1" draw:name="Image152" text:anchor-type="as-char" svg:width="0.5457in" svg:height="0.1752in" draw:z-index="15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58"> YMANU!”</text:span><text:span text:style-name="T31"/></text:p>
      <text:p text:style-name="P19"/>
      <text:p text:style-name="P13"/>
      <text:p text:style-name="P13"/>
      <text:p text:style-name="P13"/>
      <text:p text:style-name="P13"/>
      <text:p text:style-name="P13"/>
      <text:p text:style-name="P13"/>
      <text:p text:style-name="P73"><text:span text:style-name="T105"><text:s text:c="84"/>35</text:span><text:span text:style-name="T3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 Black" svg:font-family="'Arial Black'" style:font-family-generic="modern" style:font-pitch="variable"/>
    <style:font-face style:name="Arial Black1" svg:font-family="'Arial Black'" style:font-family-generic="roman" style:font-pitch="variable"/>
    <style:font-face style:name="Arial1" svg:font-family="Arial" style:font-family-generic="system" style:font-pitch="variable"/>
    <style:font-face style:name="Bahnschrift SemiBold" svg:font-family="'Bahnschrift SemiBold'" style:font-family-generic="roman" style:font-pitch="variable"/>
    <style:font-face style:name="Bahnschrift SemiBold SemiConden" svg:font-family="'Bahnschrift SemiBold SemiConden'" style:font-family-generic="roman" style:font-pitch="variable"/>
    <style:font-face style:name="Calibri" svg:font-family="Calibri" style:font-family-generic="roman" style:font-pitch="variable"/>
    <style:font-face style:name="Calibri1" svg:font-family="Calibri" style:font-family-generic="swiss" style:font-pitch="variable"/>
    <style:font-face style:name="Comic Sans MS" svg:font-family="'Comic Sans M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25in" style:type="center"/>
          <style:tab-stop style:position="6.5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style:font-name-complex="OpenSymbol1" style:font-family-complex="Open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OpenSymbol1" style:font-family-complex="Open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OpenSymbol1" style:font-family-complex="Open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OpenSymbol1" style:font-family-complex="Open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style:font-name-complex="OpenSymbol1" style:font-family-complex="OpenSymbol"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OpenSymbol1" style:font-family-complex="OpenSymbol" style:font-family-generic-complex="system" style:font-pitch-complex="variable"/>
    </style:style>
    <style:style style:name="ListLabel_20_104" style:display-name="ListLabel 104" style:family="text">
      <style:text-properties style:font-name-complex="OpenSymbol1" style:font-family-complex="OpenSymbol" style:font-family-generic-complex="system" style:font-pitch-complex="variable"/>
    </style:style>
    <style:style style:name="ListLabel_20_105" style:display-name="ListLabel 105" style:family="text">
      <style:text-properties style:font-name-complex="OpenSymbol1" style:font-family-complex="OpenSymbol" style:font-family-generic-complex="system" style:font-pitch-complex="variable"/>
    </style:style>
    <style:style style:name="ListLabel_20_106" style:display-name="ListLabel 106" style:family="text">
      <style:text-properties style:font-name-complex="OpenSymbol1" style:font-family-complex="OpenSymbol" style:font-family-generic-complex="system" style:font-pitch-complex="variable"/>
    </style:style>
    <style:style style:name="ListLabel_20_107" style:display-name="ListLabel 107"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ListLabel_20_109" style:display-name="ListLabel 109" style:family="text">
      <style:text-properties style:font-name-complex="OpenSymbol1" style:font-family-complex="OpenSymbol" style:font-family-generic-complex="system" style:font-pitch-complex="variable"/>
    </style:style>
    <style:style style:name="ListLabel_20_110" style:display-name="ListLabel 110" style:family="text">
      <style:text-properties style:font-name-complex="OpenSymbol1" style:font-family-complex="OpenSymbol" style:font-family-generic-complex="system" style:font-pitch-complex="variable"/>
    </style:style>
    <style:style style:name="ListLabel_20_111" style:display-name="ListLabel 111" style:family="text">
      <style:text-properties style:font-name-complex="OpenSymbol1" style:font-family-complex="OpenSymbol" style:font-family-generic-complex="system" style:font-pitch-complex="variable"/>
    </style:style>
    <style:style style:name="ListLabel_20_112" style:display-name="ListLabel 112" style:family="text">
      <style:text-properties style:font-name-complex="OpenSymbol1" style:font-family-complex="OpenSymbol" style:font-family-generic-complex="system" style:font-pitch-complex="variable"/>
    </style:style>
    <style:style style:name="ListLabel_20_113" style:display-name="ListLabel 113" style:family="text">
      <style:text-properties style:font-name-complex="OpenSymbol1" style:font-family-complex="OpenSymbol" style:font-family-generic-complex="system" style:font-pitch-complex="variable"/>
    </style:style>
    <style:style style:name="ListLabel_20_114" style:display-name="ListLabel 114" style:family="text">
      <style:text-properties style:font-name-complex="OpenSymbol1" style:font-family-complex="OpenSymbol"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3134in"/>
        </style:list-level-properties>
        <style:text-properties style:font-name="OpenSymbol2"/>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0.5634in"/>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0.8134in"/>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0634in"/>
        </style:list-level-properties>
        <style:text-properties style:font-name="OpenSymbol2"/>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1.3134in"/>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1.5634in"/>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1.8134in"/>
        </style:list-level-properties>
        <style:text-properties style:font-name="OpenSymbol2"/>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2.0634in"/>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2.3134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8102in"/>
        </style:list-level-properties>
        <style:text-properties style:font-name="OpenSymbol2"/>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25in" fo:margin-left="1.0602in"/>
        </style:list-level-properties>
        <style:text-properties style:font-name="OpenSymbol2"/>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3102in"/>
        </style:list-level-properties>
        <style:text-properties style:font-name="OpenSymbol2"/>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1.5602in"/>
        </style:list-level-properties>
        <style:text-properties style:font-name="OpenSymbol2"/>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25in" fo:margin-left="1.8102in"/>
        </style:list-level-properties>
        <style:text-properties style:font-name="OpenSymbol2"/>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2.0602in"/>
        </style:list-level-properties>
        <style:text-properties style:font-name="OpenSymbol2"/>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2.3102in"/>
        </style:list-level-properties>
        <style:text-properties style:font-name="OpenSymbol2"/>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25in" fo:margin-left="2.5602in"/>
        </style:list-level-properties>
        <style:text-properties style:font-name="OpenSymbol2"/>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2.8102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672in"/>
        </style:list-level-properties>
        <style:text-properties style:font-name="OpenSymbol2"/>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25in" fo:margin-left="0.922in"/>
        </style:list-level-properties>
        <style:text-properties style:font-name="OpenSymbol2"/>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172in"/>
        </style:list-level-properties>
        <style:text-properties style:font-name="OpenSymbol2"/>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1.422in"/>
        </style:list-level-properties>
        <style:text-properties style:font-name="OpenSymbol2"/>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25in" fo:margin-left="1.672in"/>
        </style:list-level-properties>
        <style:text-properties style:font-name="OpenSymbol2"/>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1.922in"/>
        </style:list-level-properties>
        <style:text-properties style:font-name="OpenSymbol2"/>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2.172in"/>
        </style:list-level-properties>
        <style:text-properties style:font-name="OpenSymbol2"/>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25in" fo:margin-left="2.422in"/>
        </style:list-level-properties>
        <style:text-properties style:font-name="OpenSymbol2"/>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2.672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92"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101"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0" loext:num-list-format="%3%." style:num-suffix="." style:num-format="I">
        <style:list-level-properties text:list-level-position-and-space-mode="label-alignment">
          <style:list-level-label-alignment text:label-followed-by="listtab" fo:text-indent="-0.25in" fo:margin-left="1in"/>
        </style:list-level-properties>
      </text:list-level-style-number>
      <text:list-level-style-number text:level="4" text:style-name="ListLabel_20_121" loext:num-list-format="%4%." style:num-suffix="." style:num-format="I">
        <style:list-level-properties text:list-level-position-and-space-mode="label-alignment">
          <style:list-level-label-alignment text:label-followed-by="listtab" fo:text-indent="-0.25in" fo:margin-left="1.25in"/>
        </style:list-level-properties>
      </text:list-level-style-number>
      <text:list-level-style-number text:level="5" text:style-name="ListLabel_20_122" loext:num-list-format="%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123" loext:num-list-format="%6%." style:num-suffix="." style:num-format="I">
        <style:list-level-properties text:list-level-position-and-space-mode="label-alignment">
          <style:list-level-label-alignment text:label-followed-by="listtab" fo:text-indent="-0.25in" fo:margin-left="1.75in"/>
        </style:list-level-properties>
      </text:list-level-style-number>
      <text:list-level-style-number text:level="7" text:style-name="ListLabel_20_124" loext:num-list-format="%7%." style:num-suffix="." style:num-format="I">
        <style:list-level-properties text:list-level-position-and-space-mode="label-alignment">
          <style:list-level-label-alignment text:label-followed-by="listtab" fo:text-indent="-0.25in" fo:margin-left="2in"/>
        </style:list-level-properties>
      </text:list-level-style-number>
      <text:list-level-style-number text:level="8" text:style-name="ListLabel_20_125" loext:num-list-format="%8%."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126" loext:num-list-format="%9%." style:num-suffix="." style:num-format="I">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order="3.74pt solid #000000" fo:padding="0.1598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duration>P1DT12H38M52S</meta:editing-duration>
    <meta:editing-cycles>71</meta:editing-cycles>
    <meta:generator>LibreOffice/7.5.2.2$Windows_X86_64 LibreOffice_project/53bb9681a964705cf672590721dbc85eb4d0c3a2</meta:generator>
    <dc:date>2024-09-03T09:55:43.752000000</dc:date>
    <meta:document-statistic meta:table-count="0" meta:image-count="152" meta:object-count="0" meta:page-count="28" meta:paragraph-count="360" meta:word-count="4776" meta:character-count="39853" meta:non-whitespace-character-count="24957"/>
  </office:meta>
</office:document-meta>
</file>